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11.52mm"/>
    </style:style>
    <style:style style:name="co3" style:family="table-column">
      <style:table-column-properties fo:break-before="auto" style:column-width="27.18mm"/>
    </style:style>
    <style:style style:name="co4" style:family="table-column">
      <style:table-column-properties fo:break-before="auto" style:column-width="25.81mm"/>
    </style:style>
    <style:style style:name="co5" style:family="table-column">
      <style:table-column-properties fo:break-before="auto" style:column-width="21.04mm"/>
    </style:style>
    <style:style style:name="co6" style:family="table-column">
      <style:table-column-properties fo:break-before="auto" style:column-width="27.85mm"/>
    </style:style>
    <style:style style:name="co7" style:family="table-column">
      <style:table-column-properties fo:break-before="auto" style:column-width="23.09mm"/>
    </style:style>
    <style:style style:name="co8" style:family="table-column">
      <style:table-column-properties fo:break-before="auto" style:column-width="12.88mm"/>
    </style:style>
    <style:style style:name="co9" style:family="table-column">
      <style:table-column-properties fo:break-before="auto" style:column-width="16.28mm"/>
    </style:style>
    <style:style style:name="co10" style:family="table-column">
      <style:table-column-properties fo:break-before="auto" style:column-width="33.3mm"/>
    </style:style>
    <style:style style:name="co11" style:family="table-column">
      <style:table-column-properties fo:break-before="auto" style:column-width="31.26mm"/>
    </style:style>
    <style:style style:name="co12" style:family="table-column">
      <style:table-column-properties fo:break-before="auto" style:column-width="23.78mm"/>
    </style:style>
    <style:style style:name="co13" style:family="table-column">
      <style:table-column-properties fo:break-before="auto" style:column-width="29.21mm"/>
    </style:style>
    <style:style style:name="co14" style:family="table-column">
      <style:table-column-properties fo:break-before="auto" style:column-width="20.37mm"/>
    </style:style>
    <style:style style:name="co15" style:family="table-column">
      <style:table-column-properties fo:break-before="auto" style:column-width="19.69mm"/>
    </style:style>
    <style:style style:name="co16" style:family="table-column">
      <style:table-column-properties fo:break-before="auto" style:column-width="37.39mm"/>
    </style:style>
    <style:style style:name="co17" style:family="table-column">
      <style:table-column-properties fo:break-before="auto" style:column-width="33.99mm"/>
    </style:style>
    <style:style style:name="co18" style:family="table-column">
      <style:table-column-properties fo:break-before="auto" style:column-width="34.66mm"/>
    </style:style>
    <style:style style:name="co19" style:family="table-column">
      <style:table-column-properties fo:break-before="auto" style:column-width="10.83mm"/>
    </style:style>
    <style:style style:name="co20" style:family="table-column">
      <style:table-column-properties fo:break-before="auto" style:column-width="14.23mm"/>
    </style:style>
    <style:style style:name="co21" style:family="table-column">
      <style:table-column-properties fo:break-before="auto" style:column-width="26.49mm"/>
    </style:style>
    <style:style style:name="co22" style:family="table-column">
      <style:table-column-properties fo:break-before="auto" style:column-width="15.59mm"/>
    </style:style>
    <style:style style:name="co23" style:family="table-column">
      <style:table-column-properties fo:break-before="auto" style:column-width="40.34mm"/>
    </style:style>
    <style:style style:name="co24" style:family="table-column">
      <style:table-column-properties fo:break-before="auto" style:column-width="10.16mm"/>
    </style:style>
    <style:style style:name="co25" style:family="table-column">
      <style:table-column-properties fo:break-before="auto" style:column-width="9.47mm"/>
    </style:style>
    <style:style style:name="co26" style:family="table-column">
      <style:table-column-properties fo:break-before="auto" style:column-width="200.78mm"/>
    </style:style>
    <style:style style:name="co27" style:family="table-column">
      <style:table-column-properties fo:break-before="auto" style:column-width="38.75mm"/>
    </style:style>
    <style:style style:name="co28" style:family="table-column">
      <style:table-column-properties fo:break-before="auto" style:column-width="67.73mm"/>
    </style:style>
    <style:style style:name="co29" style:family="table-column">
      <style:table-column-properties fo:break-before="auto" style:column-width="22.58mm"/>
    </style:style>
    <style:style style:name="co30" style:family="table-column">
      <style:table-column-properties fo:break-before="auto" style:column-width="45.21mm"/>
    </style:style>
    <style:style style:name="co31" style:family="table-column">
      <style:table-column-properties fo:break-before="auto" style:column-width="588.86mm"/>
    </style:style>
    <style:style style:name="co32" style:family="table-column">
      <style:table-column-properties fo:break-before="auto" style:column-width="16.3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6.95mm" fo:break-before="auto" style:use-optimal-row-height="true"/>
    </style:style>
    <style:style style:name="ro3" style:family="table-row">
      <style:table-row-properties style:row-height="7.78mm" fo:break-before="auto" style:use-optimal-row-height="true"/>
    </style:style>
    <style:style style:name="ro4" style:family="table-row">
      <style:table-row-properties style:row-height="23.14mm" fo:break-before="auto" style:use-optimal-row-height="true"/>
    </style:style>
    <style:style style:name="ro5" style:family="table-row">
      <style:table-row-properties style:row-height="17.1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2" number:language="en" number:country="US">
      <number:number number:decimal-places="2" loext:min-decimal-places="2" number:min-integer-digits="1"/>
    </number:number-style>
    <style:style style:name="ce8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ackground-color="#ffffff" fo:border="0.06pt solid #000000"/>
      <style:text-properties fo:font-size="8pt" style:font-size-asian="8pt" style:font-size-complex="8pt"/>
    </style:style>
    <style:style style:name="ce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ffff99" fo:border="0.06pt solid #000000"/>
      <style:text-properties fo:font-size="18pt" style:font-size-asian="18pt" style:font-size-complex="18p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ff" fo:border="0.06pt solid #000000"/>
      <style:text-properties fo:font-size="8pt" fo:font-weight="normal" style:font-size-asian="8pt" style:font-weight-asian="normal" style:font-size-complex="8pt" style:font-weight-complex="normal"/>
    </style:style>
    <style:style style:name="ce13" style:family="table-cell" style:parent-style-name="Default">
      <style:table-cell-properties fo:background-color="#eeeeee" fo:border="0.06pt solid #000000"/>
      <style:text-properties fo:font-size="8pt" fo:font-style="italic" style:font-size-asian="8pt" style:font-style-asian="italic" style:font-size-complex="8pt" style:font-style-complex="italic"/>
    </style:style>
    <style:style style:name="ce14" style:family="table-cell" style:parent-style-name="Default">
      <style:table-cell-properties fo:background-color="#eeeeee" fo:border="0.06pt solid #000000"/>
      <style:text-properties fo:font-size="8pt" style:font-size-asian="8pt" style:font-size-complex="8pt"/>
    </style:style>
    <style:style style:name="ce20" style:family="table-cell" style:parent-style-name="Default" style:data-style-name="N10121">
      <style:table-cell-properties fo:border="0.06pt solid #000000"/>
      <style:text-properties fo:font-size="8pt" style:font-size-asian="8pt" style:font-size-complex="8pt"/>
    </style:style>
    <style:style style:name="ce21" style:family="table-cell" style:parent-style-name="Default">
      <style:table-cell-properties fo:background-color="#ffff99" fo:border="0.06pt solid #000000"/>
      <style:text-properties fo:font-size="18pt" fo:font-weight="normal" style:font-size-asian="18pt" style:font-weight-asian="normal" style:font-size-complex="18pt" style:font-weight-complex="normal"/>
    </style:style>
    <style:style style:name="ce9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23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17" style:family="table-cell" style:parent-style-name="Default">
      <style:table-cell-properties fo:border="0.06pt solid #000000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 style:data-style-name="N10002">
      <style:table-cell-properties fo:border="0.06pt solid #000000"/>
      <style:text-properties fo:font-size="8pt" style:font-size-asian="8pt" style:font-size-complex="8pt"/>
    </style:style>
    <style:style style:name="ce26" style:family="table-cell" style:parent-style-name="Default">
      <style:table-cell-properties fo:border="0.06pt solid #000000"/>
      <style:text-properties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2" style:family="table-cell" style:parent-style-name="Default">
      <style:text-properties fo:font-size="8pt" style:font-size-asian="8pt" style:font-size-complex="8pt"/>
    </style:style>
    <style:style style:name="ce28" style:family="table-cell" style:parent-style-name="Default">
      <style:table-cell-properties fo:background-color="#ffffff"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29" style:family="table-cell" style:parent-style-name="Default">
      <style:table-cell-properties fo:background-color="#eeeeee" fo:border="0.06pt solid #000000"/>
      <style:text-properties fo:font-size="18pt" fo:font-weight="bold" style:font-size-asian="18pt" style:font-weight-asian="bold" style:font-size-complex="18pt" style:font-weight-complex="bold"/>
    </style:style>
    <style:style style:name="ce30" style:family="table-cell" style:parent-style-name="Default">
      <style:table-cell-properties fo:background-color="#eeeeee" fo:border="0.06pt solid #000000"/>
      <style:text-properties fo:font-size="8pt" fo:font-weight="normal" style:font-size-asian="8pt" style:font-weight-asian="normal" style:font-size-complex="8pt" style:font-weight-complex="normal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caleClients_LBC1_32effWorkers_opt-growth_Nx4x5_10cpuh_12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5" table:visibility="collapse" table:default-cell-style-name="Default"/>
        <table:table-column table:style-name="co17" table:visibility="collapse" table:default-cell-style-name="Default"/>
        <table:table-column table:style-name="co18" table:default-cell-style-name="Default"/>
        <table:table-column table:style-name="co6" table:default-cell-style-name="Default"/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Nodes</text:p>
          </table:table-cell>
          <table:table-cell table:style-name="ce8" office:value-type="string" calcext:value-type="string">
            <text:p>Processes per node</text:p>
          </table:table-cell>
          <table:table-cell table:style-name="ce8" office:value-type="string" calcext:value-type="string">
            <text:p>CPUs per process</text:p>
          </table:table-cell>
          <table:table-cell table:style-name="ce13" office:value-type="string" calcext:value-type="string">
            <text:p>Total processes</text:p>
          </table:table-cell>
          <table:table-cell table:style-name="ce13" office:value-type="string" calcext:value-type="string">
            <text:p>Used CPUs per node</text:p>
          </table:table-cell>
          <table:table-cell table:style-name="ce8" office:value-type="string" calcext:value-type="string">
            <text:p>Client processes</text:p>
          </table:table-cell>
          <table:table-cell table:style-name="ce13" office:value-type="string" calcext:value-type="string">
            <text:p>Workers</text:p>
          </table:table-cell>
          <table:table-cell table:style-name="ce8" office:value-type="string" calcext:value-type="string">
            <text:p>Load factor</text:p>
          </table:table-cell>
          <table:table-cell table:style-name="ce13" office:value-type="string" calcext:value-type="string">
            <text:p>Proj. active workers</text:p>
          </table:table-cell>
          <table:table-cell table:style-name="ce8" office:value-type="string" calcext:value-type="string">
            <text:p>SAT threads per process</text:p>
          </table:table-cell>
          <table:table-cell table:style-name="ce13" office:value-type="string" calcext:value-type="string">
            <text:p>"Free" CPUs per process</text:p>
          </table:table-cell>
          <table:table-cell table:style-name="ce8" office:value-type="string" calcext:value-type="string">
            <text:p>Global timeout (s)</text:p>
          </table:table-cell>
          <table:table-cell table:style-name="ce13" office:value-type="string" calcext:value-type="string">
            <text:p>Requested CPU hours</text:p>
          </table:table-cell>
          <table:table-cell table:style-name="ce8" office:value-type="string" calcext:value-type="string">
            <text:p>Active jobs per client</text:p>
          </table:table-cell>
          <table:table-cell table:style-name="ce13" office:value-type="string" calcext:value-type="string">
            <text:p>Proj. total active jobs</text:p>
          </table:table-cell>
          <table:table-cell table:style-name="ce8" office:value-type="string" calcext:value-type="string">
            <text:p>Total num jobs</text:p>
          </table:table-cell>
          <table:table-cell table:style-name="ce13" office:value-type="string" calcext:value-type="string">
            <text:p>Jobs per client</text:p>
          </table:table-cell>
          <table:table-cell table:style-name="ce13" office:value-type="string" calcext:value-type="string">
            <text:p>Client job epochs</text:p>
          </table:table-cell>
          <table:table-cell table:style-name="ce8" office:value-type="string" calcext:value-type="string">
            <text:p>Wall clock timeout per job (s)</text:p>
          </table:table-cell>
          <table:table-cell table:style-name="ce8" office:value-type="string" calcext:value-type="string">
            <text:p>CPU h timeout per job</text:p>
          </table:table-cell>
          <table:table-cell table:style-name="ce13" office:value-type="string" calcext:value-type="string">
            <text:p>Maximum global runtime (h)</text:p>
          </table:table-cell>
          <table:table-cell table:style-name="ce8" office:value-type="string" calcext:value-type="string">
            <text:p>Derandomize?</text:p>
          </table:table-cell>
          <table:table-cell table:style-name="ce8" office:value-type="string" calcext:value-type="string">
            <text:p>Bounce partners per node</text:p>
          </table:table-cell>
          <table:table-cell table:style-name="ce8" office:value-type="string" calcext:value-type="string">
            <text:p>Geometric growth interval</text:p>
          </table:table-cell>
          <table:table-cell table:style-name="ce8" office:value-type="string" calcext:value-type="string">
            <text:p>Max. demand per job</text:p>
          </table:table-cell>
          <table:table-cell table:style-name="ce8" office:value-type="string" calcext:value-type="string">
            <text:p>Rebalancing interval</text:p>
          </table:table-cell>
          <table:table-cell table:style-name="ce8" office:value-type="string" calcext:value-type="string">
            <text:p>Quiet?</text:p>
          </table:table-cell>
          <table:table-cell table:style-name="ce8" office:value-type="string" calcext:value-type="string">
            <text:p>Verbosity</text:p>
          </table:table-cell>
          <table:table-cell table:style-name="ce8" office:value-type="string" calcext:value-type="string">
            <text:p>Job comm. interval</text:p>
          </table:table-cell>
          <table:table-cell table:style-name="ce8" office:value-type="string" calcext:value-type="string">
            <text:p>Warmup?</text:p>
          </table:table-cell>
          <table:table-cell table:style-name="ce8" office:value-type="string" calcext:value-type="string">
            <text:p>Scenario file</text:p>
          </table:table-cell>
          <table:table-cell table:style-name="ce17" office:value-type="string" calcext:value-type="string">
            <text:p>Hours</text:p>
          </table:table-cell>
          <table:table-cell table:style-name="ce17" office:value-type="string" calcext:value-type="string">
            <text:p>Mins</text:p>
          </table:table-cell>
          <table:table-cell table:style-name="ce17" office:value-type="string" calcext:value-type="string">
            <text:p>Secs</text:p>
          </table:table-cell>
          <table:table-cell table:style-name="ce17" office:value-type="string" calcext:value-type="string">
            <text:p>Arguments</text:p>
          </table:table-cell>
          <table:table-cell table:style-name="ce26" office:value-type="string" calcext:value-type="string">
            <text:p>Job name</text:p>
          </table:table-cell>
          <table:table-cell table:style-name="ce17" office:value-type="string" calcext:value-type="string">
            <text:p>Script</text:p>
          </table:table-cell>
          <table:table-cell/>
        </table:table-row>
        <table:table-row table:style-name="ro2">
          <table:table-cell table:style-name="ce4" office:value-type="float" office:value="1000" calcext:value-type="float">
            <text:p>1000</text:p>
          </table:table-cell>
          <table:table-cell table:style-name="ce10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4" table:formula="of:=[.B2]*[.C2]" office:value-type="float" office:value="36" calcext:value-type="float">
            <text:p>36</text:p>
          </table:table-cell>
          <table:table-cell table:style-name="ce14" table:formula="of:=[.C2]*[.D2]" office:value-type="float" office:value="20" calcext:value-type="float">
            <text:p>20</text:p>
          </table:table-cell>
          <table:table-cell table:style-name="ce10" office:value-type="float" office:value="1" calcext:value-type="float">
            <text:p>1</text:p>
          </table:table-cell>
          <table:table-cell table:style-name="ce14" table:formula="of:=[.E2]-[.G2]" office:value-type="float" office:value="35" calcext:value-type="float">
            <text:p>35</text:p>
          </table:table-cell>
          <table:table-cell table:style-name="ce20" office:value-type="float" office:value="0.93" calcext:value-type="float">
            <text:p>0.930</text:p>
          </table:table-cell>
          <table:table-cell table:style-name="ce21" table:formula="of:=FLOOR([.I2]*[.H2])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2]-[.K2]" office:value-type="float" office:value="1" calcext:value-type="float">
            <text:p>1</text:p>
          </table:table-cell>
          <table:table-cell table:style-name="ce9" table:formula="of:=6*3600" office:value-type="float" office:value="21600" calcext:value-type="float">
            <text:p>21600</text:p>
          </table:table-cell>
          <table:table-cell table:style-name="ce14" table:formula="of:=[.M2]/3600*[.F2]*[.B2]" office:value-type="float" office:value="1080" calcext:value-type="float">
            <text:p>108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O2]*[.G2]" office:value-type="float" office:value="1" calcext:value-type="float">
            <text:p>1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2]/[.G2]" office:value-type="float" office:value="400" calcext:value-type="float">
            <text:p>400</text:p>
          </table:table-cell>
          <table:table-cell table:style-name="ce14" table:formula="of:=[.R2]/[.O2]" office:value-type="float" office:value="400" calcext:value-type="float">
            <text:p>400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10" calcext:value-type="float">
            <text:p>10</text:p>
          </table:table-cell>
          <table:table-cell table:style-name="ce14" table:formula="of:=[.T2]*[.S2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2])" office:value-type="string" office:string-value="scenarios/scenario_all_c1" calcext:value-type="string">
            <text:p>scenarios/scenario_all_c1</text:p>
          </table:table-cell>
          <table:table-cell table:style-name="ce9" table:formula="of:=FLOOR(([.M2]+20)/3600)" office:value-type="float" office:value="6" calcext:value-type="float">
            <text:p>6</text:p>
          </table:table-cell>
          <table:table-cell table:style-name="ce9" table:formula="of:=IF(FLOOR((([.M2]+20)-[.AG2]*3600)/60)&lt;10;CONCATENATE(&quot;0&quot;;FLOOR((([.M2]+20)-[.AG2]*3600)/60));FLOOR((([.M2]+20)-[.AG2]*3600)/60))" office:value-type="string" office:string-value="00" calcext:value-type="string">
            <text:p>00</text:p>
          </table:table-cell>
          <table:table-cell table:style-name="ce9" table:formula="of:=IF(FLOOR((([.M2]+20)-[.AG2]*3600-[.AH2]*60))&lt;10;CONCATENATE(&quot;0&quot;;FLOOR((([.M2]+20)-[.AG2]*3600-[.AH2]*60)));FLOOR((([.M2]+20)-[.AG2]*3600-[.AH2]*60)))" office:value-type="float" office:value="20" calcext:value-type="float">
            <text:p>20</text:p>
          </table:table-cell>
          <table:table-cell table:style-name="ce15" table:formula="of:=CONCATENATE(&quot;/home/fh2-project-sda/fj0219/mallob/&quot;;[.AF2];&quot; -c=&quot;;[.G2];&quot; -l=&quot;;TEXT([.I2];&quot;0.000&quot;);&quot; -t=&quot;;[.K2];&quot; -T=&quot;;[.M2];&quot; -lbc=&quot;;[.O2];&quot; -time-per-instance=&quot;;[.T2];&quot; -cpuh-per-instance=&quot;;[.U2];IF([.W2]=1;&quot; -derandomize&quot;;&quot; &quot;);&quot; -ba=&quot;;[.X2];&quot; -g=&quot;;[.Y2];&quot; -md=&quot;;[.Z2];&quot; -p=&quot;;[.AA2];&quot; -s=&quot;;[.AD2];&quot; -v=&quot;;[.AC2];IF([.AB2]=1;&quot; -q&quot;;&quot;&quot;);IF([.AE2]=1;&quot; -warmup&quot;;&quot;&quot;))" office:value-type="string" office:string-value="/home/fh2-project-sda/fj0219/mallob/scenarios/scenario_all_c1 -c=1 -l=0.930 -t=4 -T=21600 -lbc=1 -time-per-instance=0 -cpuh-per-instance=10 -derandomize -ba=4 -g=0 -md=0 -p=5 -s=1 -v=4 -q -warmup" calcext:value-type="string">
            <text:p>/home/fh2-project-sda/fj0219/mallob/scenarios/scenario_all_c1 -c=1 -l=0.930 -t=4 -T=21600 -lbc=1 -time-per-instance=0 -cpuh-per-instance=10 -derandomize -ba=4 -g=0 -md=0 -p=5 -s=1 -v=4 -q -warmup</text:p>
          </table:table-cell>
          <table:table-cell table:style-name="ce15" table:formula="of:=CONCATENATE(&quot;mallob_id&quot;;[.A2];&quot;_&quot;;[.B2];&quot;x&quot;;[.C2];&quot;x&quot;;[.D2];&quot;_&quot;;[.M2]+20;&quot;s&quot;)" office:value-type="string" office:string-value="mallob_id1000_9x4x5_21620s" calcext:value-type="string">
            <text:p>mallob_id1000_9x4x5_21620s</text:p>
          </table:table-cell>
          <table:table-cell table:style-name="ce15" table:formula="of:=CONCATENATE(&quot;#!/bin/bash&quot;;CHAR(10);&quot;#SBATCH --nodes=&quot;;[.B2];&quot;&quot;;CHAR(10);&quot;#SBATCH --ntasks=&quot;;[.E2];CHAR(10);&quot;#SBATCH --cpus-per-task=&quot;;[.D2];CHAR(10);&quot;#SBATCH --output=&quot;;[.AK2];&quot;_log&quot;;CHAR(10);&quot;#SBATCH --error=&quot;;[.AK2];&quot;_err&quot;;CHAR(10);&quot;#SBATCH --job-name=&quot;;[.AK2];CHAR(10);&quot;#SBATCH --partition=normal&quot;;CHAR(10);&quot;#SBATCH --time=&quot;;[.AG2];&quot;:&quot;;[.AH2];&quot;:&quot;;[.AI2];CHAR(10);&quot;mkdir -p /home/fh2-project-sda/fj0219/mallob//mallob_logs/&quot;;[.AK2];CHAR(10);&quot;echo logging into /home/fh2-project-sda/fj0219/mallob/mallob_logs/&quot;;[.AK2];CHAR(10);&quot;module load mpi/openmpi/3.1&quot;;CHAR(10);&quot;mpirun --bind-to core --map-by core -report-bindings /home/fh2-project-sda/fj0219/mallob//build/mallob &quot;;[.AJ2];&quot; -log=/home/fh2-project-sda/fj0219/mallob//mallob_logs/&quot;;[.AK2];CHAR(10);&quot;echo finished&quot;)" office:value-type="string" office:string-value="#!/bin/bash&#10;#SBATCH --nodes=9&#10;#SBATCH --ntasks=36&#10;#SBATCH --cpus-per-task=5&#10;#SBATCH --output=mallob_id1000_9x4x5_21620s_log&#10;#SBATCH --error=mallob_id1000_9x4x5_21620s_err&#10;#SBATCH --job-name=mallob_id1000_9x4x5_21620s&#10;#SBATCH --partition=normal&#10;#SBATCH --time=6:00:20&#10;mkdir -p /home/fh2-project-sda/fj0219/mallob//mallob_logs/mallob_id1000_9x4x5_21620s&#10;echo logging into /home/fh2-project-sda/fj0219/mallob/mallob_logs/mallob_id1000_9x4x5_21620s&#10;module load mpi/openmpi/3.1&#10;mpirun --bind-to core --map-by core -report-bindings /home/fh2-project-sda/fj0219/mallob//build/mallob /home/fh2-project-sda/fj0219/mallob/scenarios/scenario_all_c1 -c=1 -l=0.930 -t=4 -T=21600 -lbc=1 -time-per-instance=0 -cpuh-per-instance=10 -derandomize -ba=4 -g=0 -md=0 -p=5 -s=1 -v=4 -q -warmup -log=/home/fh2-project-sda/fj0219/mallob//mallob_logs/mallob_id1000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1000_9x4x5_21620s_log</text:p>
            <text:p>#SBATCH --error=mallob_id1000_9x4x5_21620s_err</text:p>
            <text:p>#SBATCH --job-name=mallob_id1000_9x4x5_21620s</text:p>
            <text:p>#SBATCH --partition=normal</text:p>
            <text:p>#SBATCH --time=6:00:20</text:p>
            <text:p>mkdir -p /home/fh2-project-sda/fj0219/mallob//mallob_logs/mallob_id1000_9x4x5_21620s</text:p>
            <text:p>echo logging into /home/fh2-project-sda/fj0219/mallob/mallob_logs/mallob_id1000_9x4x5_21620s</text:p>
            <text:p>module load mpi/openmpi/3.1</text:p>
            <text:p>mpirun --bind-to core --map-by core -report-bindings /home/fh2-project-sda/fj0219/mallob//build/mallob /home/fh2-project-sda/fj0219/mallob/scenarios/scenario_all_c1 -c=1 -l=0.930 -t=4 -T=21600 -lbc=1 -time-per-instance=0 -cpuh-per-instance=10 -derandomize -ba=4 -g=0 -md=0 -p=5 -s=1 -v=4 -q -warmup -log=/home/fh2-project-sda/fj0219/mallob//mallob_logs/mallob_id1000_9x4x5_21620s</text:p>
            <text:p>echo finished</text:p>
          </table:table-cell>
          <table:table-cell table:style-name="ce2"/>
        </table:table-row>
        <table:table-row table:style-name="ro2">
          <table:table-cell table:style-name="ce4" office:value-type="float" office:value="1001" calcext:value-type="float">
            <text:p>1001</text:p>
          </table:table-cell>
          <table:table-cell table:style-name="ce10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4" table:formula="of:=[.B3]*[.C3]" office:value-type="float" office:value="36" calcext:value-type="float">
            <text:p>36</text:p>
          </table:table-cell>
          <table:table-cell table:style-name="ce14" table:formula="of:=[.C3]*[.D3]" office:value-type="float" office:value="20" calcext:value-type="float">
            <text:p>20</text:p>
          </table:table-cell>
          <table:table-cell table:style-name="ce10" office:value-type="float" office:value="2" calcext:value-type="float">
            <text:p>2</text:p>
          </table:table-cell>
          <table:table-cell table:style-name="ce14" table:formula="of:=[.E3]-[.G3]" office:value-type="float" office:value="34" calcext:value-type="float">
            <text:p>34</text:p>
          </table:table-cell>
          <table:table-cell table:style-name="ce20" office:value-type="float" office:value="0.95" calcext:value-type="float">
            <text:p>0.950</text:p>
          </table:table-cell>
          <table:table-cell table:style-name="ce21" table:formula="of:=FLOOR([.I3]*[.H3])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3]-[.K3]" office:value-type="float" office:value="1" calcext:value-type="float">
            <text:p>1</text:p>
          </table:table-cell>
          <table:table-cell table:style-name="ce9" table:formula="of:=6*3600" office:value-type="float" office:value="21600" calcext:value-type="float">
            <text:p>21600</text:p>
          </table:table-cell>
          <table:table-cell table:style-name="ce14" table:formula="of:=[.M3]/3600*[.F3]*[.B3]" office:value-type="float" office:value="1080" calcext:value-type="float">
            <text:p>108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O3]*[.G3]" office:value-type="float" office:value="2" calcext:value-type="float">
            <text:p>2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3]/[.G3]" office:value-type="float" office:value="200" calcext:value-type="float">
            <text:p>200</text:p>
          </table:table-cell>
          <table:table-cell table:style-name="ce14" table:formula="of:=[.R3]/[.O3]" office:value-type="float" office:value="200" calcext:value-type="float">
            <text:p>200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10" calcext:value-type="float">
            <text:p>10</text:p>
          </table:table-cell>
          <table:table-cell table:style-name="ce14" table:formula="of:=[.T3]*[.S3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3])" office:value-type="string" office:string-value="scenarios/scenario_all_c2" calcext:value-type="string">
            <text:p>scenarios/scenario_all_c2</text:p>
          </table:table-cell>
          <table:table-cell table:style-name="ce9" table:formula="of:=FLOOR(([.M3]+20)/3600)" office:value-type="float" office:value="6" calcext:value-type="float">
            <text:p>6</text:p>
          </table:table-cell>
          <table:table-cell table:style-name="ce9" table:formula="of:=IF(FLOOR((([.M3]+20)-[.AG3]*3600)/60)&lt;10;CONCATENATE(&quot;0&quot;;FLOOR((([.M3]+20)-[.AG3]*3600)/60));FLOOR((([.M3]+20)-[.AG3]*3600)/60))" office:value-type="string" office:string-value="00" calcext:value-type="string">
            <text:p>00</text:p>
          </table:table-cell>
          <table:table-cell table:style-name="ce9" table:formula="of:=IF(FLOOR((([.M3]+20)-[.AG3]*3600-[.AH3]*60))&lt;10;CONCATENATE(&quot;0&quot;;FLOOR((([.M3]+20)-[.AG3]*3600-[.AH3]*60)));FLOOR((([.M3]+20)-[.AG3]*3600-[.AH3]*60)))" office:value-type="float" office:value="20" calcext:value-type="float">
            <text:p>20</text:p>
          </table:table-cell>
          <table:table-cell table:style-name="ce15" table:formula="of:=CONCATENATE(&quot;/home/fh2-project-sda/fj0219/mallob/&quot;;[.AF3];&quot; -c=&quot;;[.G3];&quot; -l=&quot;;TEXT([.I3];&quot;0.000&quot;);&quot; -t=&quot;;[.K3];&quot; -T=&quot;;[.M3];&quot; -lbc=&quot;;[.O3];&quot; -time-per-instance=&quot;;[.T3];&quot; -cpuh-per-instance=&quot;;[.U3];IF([.W3]=1;&quot; -derandomize&quot;;&quot; &quot;);&quot; -ba=&quot;;[.X3];&quot; -g=&quot;;[.Y3];&quot; -md=&quot;;[.Z3];&quot; -p=&quot;;[.AA3];&quot; -s=&quot;;[.AD3];&quot; -v=&quot;;[.AC3];IF([.AB3]=1;&quot; -q&quot;;&quot;&quot;);IF([.AE3]=1;&quot; -warmup&quot;;&quot;&quot;))" office:value-type="string" office:string-value="/home/fh2-project-sda/fj0219/mallob/scenarios/scenario_all_c2 -c=2 -l=0.950 -t=4 -T=21600 -lbc=1 -time-per-instance=0 -cpuh-per-instance=10 -derandomize -ba=4 -g=0 -md=0 -p=5 -s=1 -v=4 -q -warmup" calcext:value-type="string">
            <text:p>/home/fh2-project-sda/fj0219/mallob/scenarios/scenario_all_c2 -c=2 -l=0.950 -t=4 -T=21600 -lbc=1 -time-per-instance=0 -cpuh-per-instance=10 -derandomize -ba=4 -g=0 -md=0 -p=5 -s=1 -v=4 -q -warmup</text:p>
          </table:table-cell>
          <table:table-cell table:style-name="ce15" table:formula="of:=CONCATENATE(&quot;mallob_id&quot;;[.A3];&quot;_&quot;;[.B3];&quot;x&quot;;[.C3];&quot;x&quot;;[.D3];&quot;_&quot;;[.M3]+20;&quot;s&quot;)" office:value-type="string" office:string-value="mallob_id1001_9x4x5_21620s" calcext:value-type="string">
            <text:p>mallob_id1001_9x4x5_21620s</text:p>
          </table:table-cell>
          <table:table-cell table:style-name="ce15" table:formula="of:=CONCATENATE(&quot;#!/bin/bash&quot;;CHAR(10);&quot;#SBATCH --nodes=&quot;;[.B3];&quot;&quot;;CHAR(10);&quot;#SBATCH --ntasks=&quot;;[.E3];CHAR(10);&quot;#SBATCH --cpus-per-task=&quot;;[.D3];CHAR(10);&quot;#SBATCH --output=&quot;;[.AK3];&quot;_log&quot;;CHAR(10);&quot;#SBATCH --error=&quot;;[.AK3];&quot;_err&quot;;CHAR(10);&quot;#SBATCH --job-name=&quot;;[.AK3];CHAR(10);&quot;#SBATCH --partition=normal&quot;;CHAR(10);&quot;#SBATCH --time=&quot;;[.AG3];&quot;:&quot;;[.AH3];&quot;:&quot;;[.AI3];CHAR(10);&quot;mkdir -p /home/fh2-project-sda/fj0219/mallob//mallob_logs/&quot;;[.AK3];CHAR(10);&quot;echo logging into /home/fh2-project-sda/fj0219/mallob/mallob_logs/&quot;;[.AK3];CHAR(10);&quot;module load mpi/openmpi/3.1&quot;;CHAR(10);&quot;mpirun --bind-to core --map-by core -report-bindings /home/fh2-project-sda/fj0219/mallob//build/mallob &quot;;[.AJ3];&quot; -log=/home/fh2-project-sda/fj0219/mallob//mallob_logs/&quot;;[.AK3];CHAR(10);&quot;echo finished&quot;)" office:value-type="string" office:string-value="#!/bin/bash&#10;#SBATCH --nodes=9&#10;#SBATCH --ntasks=36&#10;#SBATCH --cpus-per-task=5&#10;#SBATCH --output=mallob_id1001_9x4x5_21620s_log&#10;#SBATCH --error=mallob_id1001_9x4x5_21620s_err&#10;#SBATCH --job-name=mallob_id1001_9x4x5_21620s&#10;#SBATCH --partition=normal&#10;#SBATCH --time=6:00:20&#10;mkdir -p /home/fh2-project-sda/fj0219/mallob//mallob_logs/mallob_id1001_9x4x5_21620s&#10;echo logging into /home/fh2-project-sda/fj0219/mallob/mallob_logs/mallob_id1001_9x4x5_21620s&#10;module load mpi/openmpi/3.1&#10;mpirun --bind-to core --map-by core -report-bindings /home/fh2-project-sda/fj0219/mallob//build/mallob /home/fh2-project-sda/fj0219/mallob/scenarios/scenario_all_c2 -c=2 -l=0.950 -t=4 -T=21600 -lbc=1 -time-per-instance=0 -cpuh-per-instance=10 -derandomize -ba=4 -g=0 -md=0 -p=5 -s=1 -v=4 -q -warmup -log=/home/fh2-project-sda/fj0219/mallob//mallob_logs/mallob_id1001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1001_9x4x5_21620s_log</text:p>
            <text:p>#SBATCH --error=mallob_id1001_9x4x5_21620s_err</text:p>
            <text:p>#SBATCH --job-name=mallob_id1001_9x4x5_21620s</text:p>
            <text:p>#SBATCH --partition=normal</text:p>
            <text:p>#SBATCH --time=6:00:20</text:p>
            <text:p>mkdir -p /home/fh2-project-sda/fj0219/mallob//mallob_logs/mallob_id1001_9x4x5_21620s</text:p>
            <text:p>echo logging into /home/fh2-project-sda/fj0219/mallob/mallob_logs/mallob_id1001_9x4x5_21620s</text:p>
            <text:p>module load mpi/openmpi/3.1</text:p>
            <text:p>mpirun --bind-to core --map-by core -report-bindings /home/fh2-project-sda/fj0219/mallob//build/mallob /home/fh2-project-sda/fj0219/mallob/scenarios/scenario_all_c2 -c=2 -l=0.950 -t=4 -T=21600 -lbc=1 -time-per-instance=0 -cpuh-per-instance=10 -derandomize -ba=4 -g=0 -md=0 -p=5 -s=1 -v=4 -q -warmup -log=/home/fh2-project-sda/fj0219/mallob//mallob_logs/mallob_id1001_9x4x5_21620s</text:p>
            <text:p>echo finished</text:p>
          </table:table-cell>
          <table:table-cell table:style-name="ce2"/>
        </table:table-row>
        <table:table-row table:style-name="ro2">
          <table:table-cell table:style-name="ce4" office:value-type="float" office:value="1002" calcext:value-type="float">
            <text:p>1002</text:p>
          </table:table-cell>
          <table:table-cell table:style-name="ce10" office:value-type="float" office:value="10" calcext:value-type="float">
            <text:p>10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4" table:formula="of:=[.B4]*[.C4]" office:value-type="float" office:value="40" calcext:value-type="float">
            <text:p>40</text:p>
          </table:table-cell>
          <table:table-cell table:style-name="ce14" table:formula="of:=[.C4]*[.D4]" office:value-type="float" office:value="20" calcext:value-type="float">
            <text:p>20</text:p>
          </table:table-cell>
          <table:table-cell table:style-name="ce10" office:value-type="float" office:value="4" calcext:value-type="float">
            <text:p>4</text:p>
          </table:table-cell>
          <table:table-cell table:style-name="ce14" table:formula="of:=[.E4]-[.G4]" office:value-type="float" office:value="36" calcext:value-type="float">
            <text:p>36</text:p>
          </table:table-cell>
          <table:table-cell table:style-name="ce20" office:value-type="float" office:value="0.91" calcext:value-type="float">
            <text:p>0.910</text:p>
          </table:table-cell>
          <table:table-cell table:style-name="ce21" table:formula="of:=FLOOR([.I4]*[.H4])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4]-[.K4]" office:value-type="float" office:value="1" calcext:value-type="float">
            <text:p>1</text:p>
          </table:table-cell>
          <table:table-cell table:style-name="ce9" table:formula="of:=6*3600" office:value-type="float" office:value="21600" calcext:value-type="float">
            <text:p>21600</text:p>
          </table:table-cell>
          <table:table-cell table:style-name="ce14" table:formula="of:=[.M4]/3600*[.F4]*[.B4]" office:value-type="float" office:value="1200" calcext:value-type="float">
            <text:p>120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O4]*[.G4]" office:value-type="float" office:value="4" calcext:value-type="float">
            <text:p>4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4]/[.G4]" office:value-type="float" office:value="100" calcext:value-type="float">
            <text:p>100</text:p>
          </table:table-cell>
          <table:table-cell table:style-name="ce14" table:formula="of:=[.R4]/[.O4]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10" calcext:value-type="float">
            <text:p>10</text:p>
          </table:table-cell>
          <table:table-cell table:style-name="ce14" table:formula="of:=[.T4]*[.S4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4])" office:value-type="string" office:string-value="scenarios/scenario_all_c4" calcext:value-type="string">
            <text:p>scenarios/scenario_all_c4</text:p>
          </table:table-cell>
          <table:table-cell table:style-name="ce9" table:formula="of:=FLOOR(([.M4]+20)/3600)" office:value-type="float" office:value="6" calcext:value-type="float">
            <text:p>6</text:p>
          </table:table-cell>
          <table:table-cell table:style-name="ce9" table:formula="of:=IF(FLOOR((([.M4]+20)-[.AG4]*3600)/60)&lt;10;CONCATENATE(&quot;0&quot;;FLOOR((([.M4]+20)-[.AG4]*3600)/60));FLOOR((([.M4]+20)-[.AG4]*3600)/60))" office:value-type="string" office:string-value="00" calcext:value-type="string">
            <text:p>00</text:p>
          </table:table-cell>
          <table:table-cell table:style-name="ce9" table:formula="of:=IF(FLOOR((([.M4]+20)-[.AG4]*3600-[.AH4]*60))&lt;10;CONCATENATE(&quot;0&quot;;FLOOR((([.M4]+20)-[.AG4]*3600-[.AH4]*60)));FLOOR((([.M4]+20)-[.AG4]*3600-[.AH4]*60)))" office:value-type="float" office:value="20" calcext:value-type="float">
            <text:p>20</text:p>
          </table:table-cell>
          <table:table-cell table:style-name="ce15" table:formula="of:=CONCATENATE(&quot;/home/fh2-project-sda/fj0219/mallob/&quot;;[.AF4];&quot; -c=&quot;;[.G4];&quot; -l=&quot;;TEXT([.I4];&quot;0.000&quot;);&quot; -t=&quot;;[.K4];&quot; -T=&quot;;[.M4];&quot; -lbc=&quot;;[.O4];&quot; -time-per-instance=&quot;;[.T4];&quot; -cpuh-per-instance=&quot;;[.U4];IF([.W4]=1;&quot; -derandomize&quot;;&quot; &quot;);&quot; -ba=&quot;;[.X4];&quot; -g=&quot;;[.Y4];&quot; -md=&quot;;[.Z4];&quot; -p=&quot;;[.AA4];&quot; -s=&quot;;[.AD4];&quot; -v=&quot;;[.AC4];IF([.AB4]=1;&quot; -q&quot;;&quot;&quot;);IF([.AE4]=1;&quot; -warmup&quot;;&quot;&quot;))" office:value-type="string" office:string-value="/home/fh2-project-sda/fj0219/mallob/scenarios/scenario_all_c4 -c=4 -l=0.910 -t=4 -T=21600 -lbc=1 -time-per-instance=0 -cpuh-per-instance=10 -derandomize -ba=4 -g=0 -md=0 -p=5 -s=1 -v=4 -q -warmup" calcext:value-type="string">
            <text:p>/home/fh2-project-sda/fj0219/mallob/scenarios/scenario_all_c4 -c=4 -l=0.910 -t=4 -T=21600 -lbc=1 -time-per-instance=0 -cpuh-per-instance=10 -derandomize -ba=4 -g=0 -md=0 -p=5 -s=1 -v=4 -q -warmup</text:p>
          </table:table-cell>
          <table:table-cell table:style-name="ce15" table:formula="of:=CONCATENATE(&quot;mallob_id&quot;;[.A4];&quot;_&quot;;[.B4];&quot;x&quot;;[.C4];&quot;x&quot;;[.D4];&quot;_&quot;;[.M4]+20;&quot;s&quot;)" office:value-type="string" office:string-value="mallob_id1002_10x4x5_21620s" calcext:value-type="string">
            <text:p>mallob_id1002_10x4x5_21620s</text:p>
          </table:table-cell>
          <table:table-cell table:style-name="ce15" table:formula="of:=CONCATENATE(&quot;#!/bin/bash&quot;;CHAR(10);&quot;#SBATCH --nodes=&quot;;[.B4];&quot;&quot;;CHAR(10);&quot;#SBATCH --ntasks=&quot;;[.E4];CHAR(10);&quot;#SBATCH --cpus-per-task=&quot;;[.D4];CHAR(10);&quot;#SBATCH --output=&quot;;[.AK4];&quot;_log&quot;;CHAR(10);&quot;#SBATCH --error=&quot;;[.AK4];&quot;_err&quot;;CHAR(10);&quot;#SBATCH --job-name=&quot;;[.AK4];CHAR(10);&quot;#SBATCH --partition=normal&quot;;CHAR(10);&quot;#SBATCH --time=&quot;;[.AG4];&quot;:&quot;;[.AH4];&quot;:&quot;;[.AI4];CHAR(10);&quot;mkdir -p /home/fh2-project-sda/fj0219/mallob//mallob_logs/&quot;;[.AK4];CHAR(10);&quot;echo logging into /home/fh2-project-sda/fj0219/mallob/mallob_logs/&quot;;[.AK4];CHAR(10);&quot;module load mpi/openmpi/3.1&quot;;CHAR(10);&quot;mpirun --bind-to core --map-by core -report-bindings /home/fh2-project-sda/fj0219/mallob//build/mallob &quot;;[.AJ4];&quot; -log=/home/fh2-project-sda/fj0219/mallob//mallob_logs/&quot;;[.AK4];CHAR(10);&quot;echo finished&quot;)" office:value-type="string" office:string-value="#!/bin/bash&#10;#SBATCH --nodes=10&#10;#SBATCH --ntasks=40&#10;#SBATCH --cpus-per-task=5&#10;#SBATCH --output=mallob_id1002_10x4x5_21620s_log&#10;#SBATCH --error=mallob_id1002_10x4x5_21620s_err&#10;#SBATCH --job-name=mallob_id1002_10x4x5_21620s&#10;#SBATCH --partition=normal&#10;#SBATCH --time=6:00:20&#10;mkdir -p /home/fh2-project-sda/fj0219/mallob//mallob_logs/mallob_id1002_10x4x5_21620s&#10;echo logging into /home/fh2-project-sda/fj0219/mallob/mallob_logs/mallob_id1002_10x4x5_21620s&#10;module load mpi/openmpi/3.1&#10;mpirun --bind-to core --map-by core -report-bindings /home/fh2-project-sda/fj0219/mallob//build/mallob /home/fh2-project-sda/fj0219/mallob/scenarios/scenario_all_c4 -c=4 -l=0.910 -t=4 -T=21600 -lbc=1 -time-per-instance=0 -cpuh-per-instance=10 -derandomize -ba=4 -g=0 -md=0 -p=5 -s=1 -v=4 -q -warmup -log=/home/fh2-project-sda/fj0219/mallob//mallob_logs/mallob_id1002_10x4x5_21620s&#10;echo finished" calcext:value-type="string">
            <text:p>#!/bin/bash</text:p>
            <text:p>#SBATCH --nodes=10</text:p>
            <text:p>#SBATCH --ntasks=40</text:p>
            <text:p>#SBATCH --cpus-per-task=5</text:p>
            <text:p>#SBATCH --output=mallob_id1002_10x4x5_21620s_log</text:p>
            <text:p>#SBATCH --error=mallob_id1002_10x4x5_21620s_err</text:p>
            <text:p>#SBATCH --job-name=mallob_id1002_10x4x5_21620s</text:p>
            <text:p>#SBATCH --partition=normal</text:p>
            <text:p>#SBATCH --time=6:00:20</text:p>
            <text:p>mkdir -p /home/fh2-project-sda/fj0219/mallob//mallob_logs/mallob_id1002_10x4x5_21620s</text:p>
            <text:p>echo logging into /home/fh2-project-sda/fj0219/mallob/mallob_logs/mallob_id1002_10x4x5_21620s</text:p>
            <text:p>module load mpi/openmpi/3.1</text:p>
            <text:p>mpirun --bind-to core --map-by core -report-bindings /home/fh2-project-sda/fj0219/mallob//build/mallob /home/fh2-project-sda/fj0219/mallob/scenarios/scenario_all_c4 -c=4 -l=0.910 -t=4 -T=21600 -lbc=1 -time-per-instance=0 -cpuh-per-instance=10 -derandomize -ba=4 -g=0 -md=0 -p=5 -s=1 -v=4 -q -warmup -log=/home/fh2-project-sda/fj0219/mallob//mallob_logs/mallob_id1002_10x4x5_21620s</text:p>
            <text:p>echo finished</text:p>
          </table:table-cell>
          <table:table-cell table:style-name="ce2"/>
        </table:table-row>
        <table:table-row table:style-name="ro2">
          <table:table-cell table:style-name="ce4" office:value-type="float" office:value="1003" calcext:value-type="float">
            <text:p>1003</text:p>
          </table:table-cell>
          <table:table-cell table:style-name="ce10" office:value-type="float" office:value="11" calcext:value-type="float">
            <text:p>11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4" table:formula="of:=[.B5]*[.C5]" office:value-type="float" office:value="44" calcext:value-type="float">
            <text:p>44</text:p>
          </table:table-cell>
          <table:table-cell table:style-name="ce14" table:formula="of:=[.C5]*[.D5]" office:value-type="float" office:value="20" calcext:value-type="float">
            <text:p>20</text:p>
          </table:table-cell>
          <table:table-cell table:style-name="ce10" office:value-type="float" office:value="8" calcext:value-type="float">
            <text:p>8</text:p>
          </table:table-cell>
          <table:table-cell table:style-name="ce14" table:formula="of:=[.E5]-[.G5]" office:value-type="float" office:value="36" calcext:value-type="float">
            <text:p>36</text:p>
          </table:table-cell>
          <table:table-cell table:style-name="ce20" office:value-type="float" office:value="0.91" calcext:value-type="float">
            <text:p>0.910</text:p>
          </table:table-cell>
          <table:table-cell table:style-name="ce21" table:formula="of:=FLOOR([.I5]*[.H5])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5]-[.K5]" office:value-type="float" office:value="1" calcext:value-type="float">
            <text:p>1</text:p>
          </table:table-cell>
          <table:table-cell table:style-name="ce9" table:formula="of:=6*3600" office:value-type="float" office:value="21600" calcext:value-type="float">
            <text:p>21600</text:p>
          </table:table-cell>
          <table:table-cell table:style-name="ce14" table:formula="of:=[.M5]/3600*[.F5]*[.B5]" office:value-type="float" office:value="1320" calcext:value-type="float">
            <text:p>132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O5]*[.G5]" office:value-type="float" office:value="8" calcext:value-type="float">
            <text:p>8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5]/[.G5]" office:value-type="float" office:value="50" calcext:value-type="float">
            <text:p>50</text:p>
          </table:table-cell>
          <table:table-cell table:style-name="ce14" table:formula="of:=[.R5]/[.O5]" office:value-type="float" office:value="50" calcext:value-type="float">
            <text:p>50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10" calcext:value-type="float">
            <text:p>10</text:p>
          </table:table-cell>
          <table:table-cell table:style-name="ce14" table:formula="of:=[.T5]*[.S5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5])" office:value-type="string" office:string-value="scenarios/scenario_all_c8" calcext:value-type="string">
            <text:p>scenarios/scenario_all_c8</text:p>
          </table:table-cell>
          <table:table-cell table:style-name="ce9" table:formula="of:=FLOOR(([.M5]+20)/3600)" office:value-type="float" office:value="6" calcext:value-type="float">
            <text:p>6</text:p>
          </table:table-cell>
          <table:table-cell table:style-name="ce9" table:formula="of:=IF(FLOOR((([.M5]+20)-[.AG5]*3600)/60)&lt;10;CONCATENATE(&quot;0&quot;;FLOOR((([.M5]+20)-[.AG5]*3600)/60));FLOOR((([.M5]+20)-[.AG5]*3600)/60))" office:value-type="string" office:string-value="00" calcext:value-type="string">
            <text:p>00</text:p>
          </table:table-cell>
          <table:table-cell table:style-name="ce9" table:formula="of:=IF(FLOOR((([.M5]+20)-[.AG5]*3600-[.AH5]*60))&lt;10;CONCATENATE(&quot;0&quot;;FLOOR((([.M5]+20)-[.AG5]*3600-[.AH5]*60)));FLOOR((([.M5]+20)-[.AG5]*3600-[.AH5]*60)))" office:value-type="float" office:value="20" calcext:value-type="float">
            <text:p>20</text:p>
          </table:table-cell>
          <table:table-cell table:style-name="ce15" table:formula="of:=CONCATENATE(&quot;/home/fh2-project-sda/fj0219/mallob/&quot;;[.AF5];&quot; -c=&quot;;[.G5];&quot; -l=&quot;;TEXT([.I5];&quot;0.000&quot;);&quot; -t=&quot;;[.K5];&quot; -T=&quot;;[.M5];&quot; -lbc=&quot;;[.O5];&quot; -time-per-instance=&quot;;[.T5];&quot; -cpuh-per-instance=&quot;;[.U5];IF([.W5]=1;&quot; -derandomize&quot;;&quot; &quot;);&quot; -ba=&quot;;[.X5];&quot; -g=&quot;;[.Y5];&quot; -md=&quot;;[.Z5];&quot; -p=&quot;;[.AA5];&quot; -s=&quot;;[.AD5];&quot; -v=&quot;;[.AC5];IF([.AB5]=1;&quot; -q&quot;;&quot;&quot;);IF([.AE5]=1;&quot; -warmup&quot;;&quot;&quot;))" office:value-type="string" office:string-value="/home/fh2-project-sda/fj0219/mallob/scenarios/scenario_all_c8 -c=8 -l=0.910 -t=4 -T=21600 -lbc=1 -time-per-instance=0 -cpuh-per-instance=10 -derandomize -ba=4 -g=0 -md=0 -p=5 -s=1 -v=4 -q -warmup" calcext:value-type="string">
            <text:p>/home/fh2-project-sda/fj0219/mallob/scenarios/scenario_all_c8 -c=8 -l=0.910 -t=4 -T=21600 -lbc=1 -time-per-instance=0 -cpuh-per-instance=10 -derandomize -ba=4 -g=0 -md=0 -p=5 -s=1 -v=4 -q -warmup</text:p>
          </table:table-cell>
          <table:table-cell table:style-name="ce15" table:formula="of:=CONCATENATE(&quot;mallob_id&quot;;[.A5];&quot;_&quot;;[.B5];&quot;x&quot;;[.C5];&quot;x&quot;;[.D5];&quot;_&quot;;[.M5]+20;&quot;s&quot;)" office:value-type="string" office:string-value="mallob_id1003_11x4x5_21620s" calcext:value-type="string">
            <text:p>mallob_id1003_11x4x5_21620s</text:p>
          </table:table-cell>
          <table:table-cell table:style-name="ce15" table:formula="of:=CONCATENATE(&quot;#!/bin/bash&quot;;CHAR(10);&quot;#SBATCH --nodes=&quot;;[.B5];&quot;&quot;;CHAR(10);&quot;#SBATCH --ntasks=&quot;;[.E5];CHAR(10);&quot;#SBATCH --cpus-per-task=&quot;;[.D5];CHAR(10);&quot;#SBATCH --output=&quot;;[.AK5];&quot;_log&quot;;CHAR(10);&quot;#SBATCH --error=&quot;;[.AK5];&quot;_err&quot;;CHAR(10);&quot;#SBATCH --job-name=&quot;;[.AK5];CHAR(10);&quot;#SBATCH --partition=normal&quot;;CHAR(10);&quot;#SBATCH --time=&quot;;[.AG5];&quot;:&quot;;[.AH5];&quot;:&quot;;[.AI5];CHAR(10);&quot;mkdir -p /home/fh2-project-sda/fj0219/mallob//mallob_logs/&quot;;[.AK5];CHAR(10);&quot;echo logging into /home/fh2-project-sda/fj0219/mallob/mallob_logs/&quot;;[.AK5];CHAR(10);&quot;module load mpi/openmpi/3.1&quot;;CHAR(10);&quot;mpirun --bind-to core --map-by core -report-bindings /home/fh2-project-sda/fj0219/mallob//build/mallob &quot;;[.AJ5];&quot; -log=/home/fh2-project-sda/fj0219/mallob//mallob_logs/&quot;;[.AK5];CHAR(10);&quot;echo finished&quot;)" office:value-type="string" office:string-value="#!/bin/bash&#10;#SBATCH --nodes=11&#10;#SBATCH --ntasks=44&#10;#SBATCH --cpus-per-task=5&#10;#SBATCH --output=mallob_id1003_11x4x5_21620s_log&#10;#SBATCH --error=mallob_id1003_11x4x5_21620s_err&#10;#SBATCH --job-name=mallob_id1003_11x4x5_21620s&#10;#SBATCH --partition=normal&#10;#SBATCH --time=6:00:20&#10;mkdir -p /home/fh2-project-sda/fj0219/mallob//mallob_logs/mallob_id1003_11x4x5_21620s&#10;echo logging into /home/fh2-project-sda/fj0219/mallob/mallob_logs/mallob_id1003_11x4x5_21620s&#10;module load mpi/openmpi/3.1&#10;mpirun --bind-to core --map-by core -report-bindings /home/fh2-project-sda/fj0219/mallob//build/mallob /home/fh2-project-sda/fj0219/mallob/scenarios/scenario_all_c8 -c=8 -l=0.910 -t=4 -T=21600 -lbc=1 -time-per-instance=0 -cpuh-per-instance=10 -derandomize -ba=4 -g=0 -md=0 -p=5 -s=1 -v=4 -q -warmup -log=/home/fh2-project-sda/fj0219/mallob//mallob_logs/mallob_id1003_11x4x5_21620s&#10;echo finished" calcext:value-type="string">
            <text:p>#!/bin/bash</text:p>
            <text:p>#SBATCH --nodes=11</text:p>
            <text:p>#SBATCH --ntasks=44</text:p>
            <text:p>#SBATCH --cpus-per-task=5</text:p>
            <text:p>#SBATCH --output=mallob_id1003_11x4x5_21620s_log</text:p>
            <text:p>#SBATCH --error=mallob_id1003_11x4x5_21620s_err</text:p>
            <text:p>#SBATCH --job-name=mallob_id1003_11x4x5_21620s</text:p>
            <text:p>#SBATCH --partition=normal</text:p>
            <text:p>#SBATCH --time=6:00:20</text:p>
            <text:p>mkdir -p /home/fh2-project-sda/fj0219/mallob//mallob_logs/mallob_id1003_11x4x5_21620s</text:p>
            <text:p>echo logging into /home/fh2-project-sda/fj0219/mallob/mallob_logs/mallob_id1003_11x4x5_21620s</text:p>
            <text:p>module load mpi/openmpi/3.1</text:p>
            <text:p>mpirun --bind-to core --map-by core -report-bindings /home/fh2-project-sda/fj0219/mallob//build/mallob /home/fh2-project-sda/fj0219/mallob/scenarios/scenario_all_c8 -c=8 -l=0.910 -t=4 -T=21600 -lbc=1 -time-per-instance=0 -cpuh-per-instance=10 -derandomize -ba=4 -g=0 -md=0 -p=5 -s=1 -v=4 -q -warmup -log=/home/fh2-project-sda/fj0219/mallob//mallob_logs/mallob_id1003_11x4x5_21620s</text:p>
            <text:p>echo finished</text:p>
          </table:table-cell>
          <table:table-cell table:style-name="ce2"/>
        </table:table-row>
        <table:table-row table:style-name="ro2">
          <table:table-cell table:style-name="ce4" office:value-type="float" office:value="1004" calcext:value-type="float">
            <text:p>1004</text:p>
          </table:table-cell>
          <table:table-cell table:style-name="ce10" office:value-type="float" office:value="13" calcext:value-type="float">
            <text:p>13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4" table:formula="of:=[.B6]*[.C6]" office:value-type="float" office:value="52" calcext:value-type="float">
            <text:p>52</text:p>
          </table:table-cell>
          <table:table-cell table:style-name="ce14" table:formula="of:=[.C6]*[.D6]" office:value-type="float" office:value="20" calcext:value-type="float">
            <text:p>20</text:p>
          </table:table-cell>
          <table:table-cell table:style-name="ce10" office:value-type="float" office:value="16" calcext:value-type="float">
            <text:p>16</text:p>
          </table:table-cell>
          <table:table-cell table:style-name="ce14" table:formula="of:=[.E6]-[.G6]" office:value-type="float" office:value="36" calcext:value-type="float">
            <text:p>36</text:p>
          </table:table-cell>
          <table:table-cell table:style-name="ce20" office:value-type="float" office:value="0.91" calcext:value-type="float">
            <text:p>0.910</text:p>
          </table:table-cell>
          <table:table-cell table:style-name="ce21" table:formula="of:=FLOOR([.I6]*[.H6])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6]-[.K6]" office:value-type="float" office:value="1" calcext:value-type="float">
            <text:p>1</text:p>
          </table:table-cell>
          <table:table-cell table:style-name="ce9" table:formula="of:=6*3600" office:value-type="float" office:value="21600" calcext:value-type="float">
            <text:p>21600</text:p>
          </table:table-cell>
          <table:table-cell table:style-name="ce14" table:formula="of:=[.M6]/3600*[.F6]*[.B6]" office:value-type="float" office:value="1560" calcext:value-type="float">
            <text:p>156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O6]*[.G6]" office:value-type="float" office:value="16" calcext:value-type="float">
            <text:p>16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6]/[.G6]" office:value-type="float" office:value="25" calcext:value-type="float">
            <text:p>25</text:p>
          </table:table-cell>
          <table:table-cell table:style-name="ce14" table:formula="of:=[.R6]/[.O6]" office:value-type="float" office:value="25" calcext:value-type="float">
            <text:p>25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10" calcext:value-type="float">
            <text:p>10</text:p>
          </table:table-cell>
          <table:table-cell table:style-name="ce14" table:formula="of:=[.T6]*[.S6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6])" office:value-type="string" office:string-value="scenarios/scenario_all_c16" calcext:value-type="string">
            <text:p>scenarios/scenario_all_c16</text:p>
          </table:table-cell>
          <table:table-cell table:style-name="ce9" table:formula="of:=FLOOR(([.M6]+20)/3600)" office:value-type="float" office:value="6" calcext:value-type="float">
            <text:p>6</text:p>
          </table:table-cell>
          <table:table-cell table:style-name="ce9" table:formula="of:=IF(FLOOR((([.M6]+20)-[.AG6]*3600)/60)&lt;10;CONCATENATE(&quot;0&quot;;FLOOR((([.M6]+20)-[.AG6]*3600)/60));FLOOR((([.M6]+20)-[.AG6]*3600)/60))" office:value-type="string" office:string-value="00" calcext:value-type="string">
            <text:p>00</text:p>
          </table:table-cell>
          <table:table-cell table:style-name="ce9" table:formula="of:=IF(FLOOR((([.M6]+20)-[.AG6]*3600-[.AH6]*60))&lt;10;CONCATENATE(&quot;0&quot;;FLOOR((([.M6]+20)-[.AG6]*3600-[.AH6]*60)));FLOOR((([.M6]+20)-[.AG6]*3600-[.AH6]*60)))" office:value-type="float" office:value="20" calcext:value-type="float">
            <text:p>20</text:p>
          </table:table-cell>
          <table:table-cell table:style-name="ce15" table:formula="of:=CONCATENATE(&quot;/home/fh2-project-sda/fj0219/mallob/&quot;;[.AF6];&quot; -c=&quot;;[.G6];&quot; -l=&quot;;TEXT([.I6];&quot;0.000&quot;);&quot; -t=&quot;;[.K6];&quot; -T=&quot;;[.M6];&quot; -lbc=&quot;;[.O6];&quot; -time-per-instance=&quot;;[.T6];&quot; -cpuh-per-instance=&quot;;[.U6];IF([.W6]=1;&quot; -derandomize&quot;;&quot; &quot;);&quot; -ba=&quot;;[.X6];&quot; -g=&quot;;[.Y6];&quot; -md=&quot;;[.Z6];&quot; -p=&quot;;[.AA6];&quot; -s=&quot;;[.AD6];&quot; -v=&quot;;[.AC6];IF([.AB6]=1;&quot; -q&quot;;&quot;&quot;);IF([.AE6]=1;&quot; -warmup&quot;;&quot;&quot;))" office:value-type="string" office:string-value="/home/fh2-project-sda/fj0219/mallob/scenarios/scenario_all_c16 -c=16 -l=0.910 -t=4 -T=21600 -lbc=1 -time-per-instance=0 -cpuh-per-instance=10 -derandomize -ba=4 -g=0 -md=0 -p=5 -s=1 -v=4 -q -warmup" calcext:value-type="string">
            <text:p>/home/fh2-project-sda/fj0219/mallob/scenarios/scenario_all_c16 -c=16 -l=0.910 -t=4 -T=21600 -lbc=1 -time-per-instance=0 -cpuh-per-instance=10 -derandomize -ba=4 -g=0 -md=0 -p=5 -s=1 -v=4 -q -warmup</text:p>
          </table:table-cell>
          <table:table-cell table:style-name="ce15" table:formula="of:=CONCATENATE(&quot;mallob_id&quot;;[.A6];&quot;_&quot;;[.B6];&quot;x&quot;;[.C6];&quot;x&quot;;[.D6];&quot;_&quot;;[.M6]+20;&quot;s&quot;)" office:value-type="string" office:string-value="mallob_id1004_13x4x5_21620s" calcext:value-type="string">
            <text:p>mallob_id1004_13x4x5_21620s</text:p>
          </table:table-cell>
          <table:table-cell table:style-name="ce15" table:formula="of:=CONCATENATE(&quot;#!/bin/bash&quot;;CHAR(10);&quot;#SBATCH --nodes=&quot;;[.B6];&quot;&quot;;CHAR(10);&quot;#SBATCH --ntasks=&quot;;[.E6];CHAR(10);&quot;#SBATCH --cpus-per-task=&quot;;[.D6];CHAR(10);&quot;#SBATCH --output=&quot;;[.AK6];&quot;_log&quot;;CHAR(10);&quot;#SBATCH --error=&quot;;[.AK6];&quot;_err&quot;;CHAR(10);&quot;#SBATCH --job-name=&quot;;[.AK6];CHAR(10);&quot;#SBATCH --partition=normal&quot;;CHAR(10);&quot;#SBATCH --time=&quot;;[.AG6];&quot;:&quot;;[.AH6];&quot;:&quot;;[.AI6];CHAR(10);&quot;mkdir -p /home/fh2-project-sda/fj0219/mallob//mallob_logs/&quot;;[.AK6];CHAR(10);&quot;echo logging into /home/fh2-project-sda/fj0219/mallob/mallob_logs/&quot;;[.AK6];CHAR(10);&quot;module load mpi/openmpi/3.1&quot;;CHAR(10);&quot;mpirun --bind-to core --map-by core -report-bindings /home/fh2-project-sda/fj0219/mallob//build/mallob &quot;;[.AJ6];&quot; -log=/home/fh2-project-sda/fj0219/mallob//mallob_logs/&quot;;[.AK6];CHAR(10);&quot;echo finished&quot;)" office:value-type="string" office:string-value="#!/bin/bash&#10;#SBATCH --nodes=13&#10;#SBATCH --ntasks=52&#10;#SBATCH --cpus-per-task=5&#10;#SBATCH --output=mallob_id1004_13x4x5_21620s_log&#10;#SBATCH --error=mallob_id1004_13x4x5_21620s_err&#10;#SBATCH --job-name=mallob_id1004_13x4x5_21620s&#10;#SBATCH --partition=normal&#10;#SBATCH --time=6:00:20&#10;mkdir -p /home/fh2-project-sda/fj0219/mallob//mallob_logs/mallob_id1004_13x4x5_21620s&#10;echo logging into /home/fh2-project-sda/fj0219/mallob/mallob_logs/mallob_id1004_13x4x5_21620s&#10;module load mpi/openmpi/3.1&#10;mpirun --bind-to core --map-by core -report-bindings /home/fh2-project-sda/fj0219/mallob//build/mallob /home/fh2-project-sda/fj0219/mallob/scenarios/scenario_all_c16 -c=16 -l=0.910 -t=4 -T=21600 -lbc=1 -time-per-instance=0 -cpuh-per-instance=10 -derandomize -ba=4 -g=0 -md=0 -p=5 -s=1 -v=4 -q -warmup -log=/home/fh2-project-sda/fj0219/mallob//mallob_logs/mallob_id1004_13x4x5_21620s&#10;echo finished" calcext:value-type="string">
            <text:p>#!/bin/bash</text:p>
            <text:p>#SBATCH --nodes=13</text:p>
            <text:p>#SBATCH --ntasks=52</text:p>
            <text:p>#SBATCH --cpus-per-task=5</text:p>
            <text:p>#SBATCH --output=mallob_id1004_13x4x5_21620s_log</text:p>
            <text:p>#SBATCH --error=mallob_id1004_13x4x5_21620s_err</text:p>
            <text:p>#SBATCH --job-name=mallob_id1004_13x4x5_21620s</text:p>
            <text:p>#SBATCH --partition=normal</text:p>
            <text:p>#SBATCH --time=6:00:20</text:p>
            <text:p>mkdir -p /home/fh2-project-sda/fj0219/mallob//mallob_logs/mallob_id1004_13x4x5_21620s</text:p>
            <text:p>echo logging into /home/fh2-project-sda/fj0219/mallob/mallob_logs/mallob_id1004_13x4x5_21620s</text:p>
            <text:p>module load mpi/openmpi/3.1</text:p>
            <text:p>mpirun --bind-to core --map-by core -report-bindings /home/fh2-project-sda/fj0219/mallob//build/mallob /home/fh2-project-sda/fj0219/mallob/scenarios/scenario_all_c16 -c=16 -l=0.910 -t=4 -T=21600 -lbc=1 -time-per-instance=0 -cpuh-per-instance=10 -derandomize -ba=4 -g=0 -md=0 -p=5 -s=1 -v=4 -q -warmup -log=/home/fh2-project-sda/fj0219/mallob//mallob_logs/mallob_id1004_13x4x5_21620s</text:p>
            <text:p>echo finished</text:p>
          </table:table-cell>
          <table:table-cell table:style-name="ce2"/>
        </table:table-row>
        <table:table-row table:style-name="ro2">
          <table:table-cell table:style-name="ce4" office:value-type="float" office:value="1005" calcext:value-type="float">
            <text:p>1005</text:p>
          </table:table-cell>
          <table:table-cell table:style-name="ce10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4" table:formula="of:=[.B7]*[.C7]" office:value-type="float" office:value="36" calcext:value-type="float">
            <text:p>36</text:p>
          </table:table-cell>
          <table:table-cell table:style-name="ce14" table:formula="of:=[.C7]*[.D7]" office:value-type="float" office:value="20" calcext:value-type="float">
            <text:p>20</text:p>
          </table:table-cell>
          <table:table-cell table:style-name="ce10" office:value-type="float" office:value="1" calcext:value-type="float">
            <text:p>1</text:p>
          </table:table-cell>
          <table:table-cell table:style-name="ce14" table:formula="of:=[.E7]-[.G7]" office:value-type="float" office:value="35" calcext:value-type="float">
            <text:p>35</text:p>
          </table:table-cell>
          <table:table-cell table:style-name="ce20" office:value-type="float" office:value="0.93" calcext:value-type="float">
            <text:p>0.930</text:p>
          </table:table-cell>
          <table:table-cell table:style-name="ce21" table:formula="of:=FLOOR([.I7]*[.H7])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7]-[.K7]" office:value-type="float" office:value="1" calcext:value-type="float">
            <text:p>1</text:p>
          </table:table-cell>
          <table:table-cell table:style-name="ce9" table:formula="of:=6*3600" office:value-type="float" office:value="21600" calcext:value-type="float">
            <text:p>21600</text:p>
          </table:table-cell>
          <table:table-cell table:style-name="ce14" table:formula="of:=[.M7]/3600*[.F7]*[.B7]" office:value-type="float" office:value="1080" calcext:value-type="float">
            <text:p>108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O7]*[.G7]" office:value-type="float" office:value="1" calcext:value-type="float">
            <text:p>1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7]/[.G7]" office:value-type="float" office:value="400" calcext:value-type="float">
            <text:p>400</text:p>
          </table:table-cell>
          <table:table-cell table:style-name="ce14" table:formula="of:=[.R7]/[.O7]" office:value-type="float" office:value="400" calcext:value-type="float">
            <text:p>400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10" calcext:value-type="float">
            <text:p>10</text:p>
          </table:table-cell>
          <table:table-cell table:style-name="ce14" table:formula="of:=[.T7]*[.S7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7])" office:value-type="string" office:string-value="scenarios/scenario_all_c1" calcext:value-type="string">
            <text:p>scenarios/scenario_all_c1</text:p>
          </table:table-cell>
          <table:table-cell table:style-name="ce9" table:formula="of:=FLOOR(([.M7]+20)/3600)" office:value-type="float" office:value="6" calcext:value-type="float">
            <text:p>6</text:p>
          </table:table-cell>
          <table:table-cell table:style-name="ce9" table:formula="of:=IF(FLOOR((([.M7]+20)-[.AG7]*3600)/60)&lt;10;CONCATENATE(&quot;0&quot;;FLOOR((([.M7]+20)-[.AG7]*3600)/60));FLOOR((([.M7]+20)-[.AG7]*3600)/60))" office:value-type="string" office:string-value="00" calcext:value-type="string">
            <text:p>00</text:p>
          </table:table-cell>
          <table:table-cell table:style-name="ce9" table:formula="of:=IF(FLOOR((([.M7]+20)-[.AG7]*3600-[.AH7]*60))&lt;10;CONCATENATE(&quot;0&quot;;FLOOR((([.M7]+20)-[.AG7]*3600-[.AH7]*60)));FLOOR((([.M7]+20)-[.AG7]*3600-[.AH7]*60)))" office:value-type="float" office:value="20" calcext:value-type="float">
            <text:p>20</text:p>
          </table:table-cell>
          <table:table-cell table:style-name="ce15" table:formula="of:=CONCATENATE(&quot;/home/fh2-project-sda/fj0219/mallob/&quot;;[.AF7];&quot; -c=&quot;;[.G7];&quot; -l=&quot;;TEXT([.I7];&quot;0.000&quot;);&quot; -t=&quot;;[.K7];&quot; -T=&quot;;[.M7];&quot; -lbc=&quot;;[.O7];&quot; -time-per-instance=&quot;;[.T7];&quot; -cpuh-per-instance=&quot;;[.U7];IF([.W7]=1;&quot; -derandomize&quot;;&quot; &quot;);&quot; -ba=&quot;;[.X7];&quot; -g=&quot;;[.Y7];&quot; -md=&quot;;[.Z7];&quot; -p=&quot;;[.AA7];&quot; -s=&quot;;[.AD7];&quot; -v=&quot;;[.AC7];IF([.AB7]=1;&quot; -q&quot;;&quot;&quot;);IF([.AE7]=1;&quot; -warmup&quot;;&quot;&quot;))" office:value-type="string" office:string-value="/home/fh2-project-sda/fj0219/mallob/scenarios/scenario_all_c1 -c=1 -l=0.930 -t=4 -T=21600 -lbc=1 -time-per-instance=0 -cpuh-per-instance=10 -derandomize -ba=4 -g=5 -md=0 -p=5 -s=1 -v=4 -q -warmup" calcext:value-type="string">
            <text:p>/home/fh2-project-sda/fj0219/mallob/scenarios/scenario_all_c1 -c=1 -l=0.930 -t=4 -T=21600 -lbc=1 -time-per-instance=0 -cpuh-per-instance=10 -derandomize -ba=4 -g=5 -md=0 -p=5 -s=1 -v=4 -q -warmup</text:p>
          </table:table-cell>
          <table:table-cell table:style-name="ce15" table:formula="of:=CONCATENATE(&quot;mallob_id&quot;;[.A7];&quot;_&quot;;[.B7];&quot;x&quot;;[.C7];&quot;x&quot;;[.D7];&quot;_&quot;;[.M7]+20;&quot;s&quot;)" office:value-type="string" office:string-value="mallob_id1005_9x4x5_21620s" calcext:value-type="string">
            <text:p>mallob_id1005_9x4x5_21620s</text:p>
          </table:table-cell>
          <table:table-cell table:style-name="ce15" table:formula="of:=CONCATENATE(&quot;#!/bin/bash&quot;;CHAR(10);&quot;#SBATCH --nodes=&quot;;[.B7];&quot;&quot;;CHAR(10);&quot;#SBATCH --ntasks=&quot;;[.E7];CHAR(10);&quot;#SBATCH --cpus-per-task=&quot;;[.D7];CHAR(10);&quot;#SBATCH --output=&quot;;[.AK7];&quot;_log&quot;;CHAR(10);&quot;#SBATCH --error=&quot;;[.AK7];&quot;_err&quot;;CHAR(10);&quot;#SBATCH --job-name=&quot;;[.AK7];CHAR(10);&quot;#SBATCH --partition=normal&quot;;CHAR(10);&quot;#SBATCH --time=&quot;;[.AG7];&quot;:&quot;;[.AH7];&quot;:&quot;;[.AI7];CHAR(10);&quot;mkdir -p /home/fh2-project-sda/fj0219/mallob//mallob_logs/&quot;;[.AK7];CHAR(10);&quot;echo logging into /home/fh2-project-sda/fj0219/mallob/mallob_logs/&quot;;[.AK7];CHAR(10);&quot;module load mpi/openmpi/3.1&quot;;CHAR(10);&quot;mpirun --bind-to core --map-by core -report-bindings /home/fh2-project-sda/fj0219/mallob//build/mallob &quot;;[.AJ7];&quot; -log=/home/fh2-project-sda/fj0219/mallob//mallob_logs/&quot;;[.AK7];CHAR(10);&quot;echo finished&quot;)" office:value-type="string" office:string-value="#!/bin/bash&#10;#SBATCH --nodes=9&#10;#SBATCH --ntasks=36&#10;#SBATCH --cpus-per-task=5&#10;#SBATCH --output=mallob_id1005_9x4x5_21620s_log&#10;#SBATCH --error=mallob_id1005_9x4x5_21620s_err&#10;#SBATCH --job-name=mallob_id1005_9x4x5_21620s&#10;#SBATCH --partition=normal&#10;#SBATCH --time=6:00:20&#10;mkdir -p /home/fh2-project-sda/fj0219/mallob//mallob_logs/mallob_id1005_9x4x5_21620s&#10;echo logging into /home/fh2-project-sda/fj0219/mallob/mallob_logs/mallob_id1005_9x4x5_21620s&#10;module load mpi/openmpi/3.1&#10;mpirun --bind-to core --map-by core -report-bindings /home/fh2-project-sda/fj0219/mallob//build/mallob /home/fh2-project-sda/fj0219/mallob/scenarios/scenario_all_c1 -c=1 -l=0.930 -t=4 -T=21600 -lbc=1 -time-per-instance=0 -cpuh-per-instance=10 -derandomize -ba=4 -g=5 -md=0 -p=5 -s=1 -v=4 -q -warmup -log=/home/fh2-project-sda/fj0219/mallob//mallob_logs/mallob_id1005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1005_9x4x5_21620s_log</text:p>
            <text:p>#SBATCH --error=mallob_id1005_9x4x5_21620s_err</text:p>
            <text:p>#SBATCH --job-name=mallob_id1005_9x4x5_21620s</text:p>
            <text:p>#SBATCH --partition=normal</text:p>
            <text:p>#SBATCH --time=6:00:20</text:p>
            <text:p>mkdir -p /home/fh2-project-sda/fj0219/mallob//mallob_logs/mallob_id1005_9x4x5_21620s</text:p>
            <text:p>echo logging into /home/fh2-project-sda/fj0219/mallob/mallob_logs/mallob_id1005_9x4x5_21620s</text:p>
            <text:p>module load mpi/openmpi/3.1</text:p>
            <text:p>mpirun --bind-to core --map-by core -report-bindings /home/fh2-project-sda/fj0219/mallob//build/mallob /home/fh2-project-sda/fj0219/mallob/scenarios/scenario_all_c1 -c=1 -l=0.930 -t=4 -T=21600 -lbc=1 -time-per-instance=0 -cpuh-per-instance=10 -derandomize -ba=4 -g=5 -md=0 -p=5 -s=1 -v=4 -q -warmup -log=/home/fh2-project-sda/fj0219/mallob//mallob_logs/mallob_id1005_9x4x5_21620s</text:p>
            <text:p>echo finished</text:p>
          </table:table-cell>
          <table:table-cell table:style-name="ce2"/>
        </table:table-row>
        <table:table-row table:style-name="ro2">
          <table:table-cell table:style-name="ce4" office:value-type="float" office:value="1006" calcext:value-type="float">
            <text:p>1006</text:p>
          </table:table-cell>
          <table:table-cell table:style-name="ce10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4" table:formula="of:=[.B8]*[.C8]" office:value-type="float" office:value="36" calcext:value-type="float">
            <text:p>36</text:p>
          </table:table-cell>
          <table:table-cell table:style-name="ce14" table:formula="of:=[.C8]*[.D8]" office:value-type="float" office:value="20" calcext:value-type="float">
            <text:p>20</text:p>
          </table:table-cell>
          <table:table-cell table:style-name="ce10" office:value-type="float" office:value="2" calcext:value-type="float">
            <text:p>2</text:p>
          </table:table-cell>
          <table:table-cell table:style-name="ce14" table:formula="of:=[.E8]-[.G8]" office:value-type="float" office:value="34" calcext:value-type="float">
            <text:p>34</text:p>
          </table:table-cell>
          <table:table-cell table:style-name="ce20" office:value-type="float" office:value="0.95" calcext:value-type="float">
            <text:p>0.950</text:p>
          </table:table-cell>
          <table:table-cell table:style-name="ce21" table:formula="of:=FLOOR([.I8]*[.H8])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8]-[.K8]" office:value-type="float" office:value="1" calcext:value-type="float">
            <text:p>1</text:p>
          </table:table-cell>
          <table:table-cell table:style-name="ce9" table:formula="of:=6*3600" office:value-type="float" office:value="21600" calcext:value-type="float">
            <text:p>21600</text:p>
          </table:table-cell>
          <table:table-cell table:style-name="ce14" table:formula="of:=[.M8]/3600*[.F8]*[.B8]" office:value-type="float" office:value="1080" calcext:value-type="float">
            <text:p>108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O8]*[.G8]" office:value-type="float" office:value="2" calcext:value-type="float">
            <text:p>2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8]/[.G8]" office:value-type="float" office:value="200" calcext:value-type="float">
            <text:p>200</text:p>
          </table:table-cell>
          <table:table-cell table:style-name="ce14" table:formula="of:=[.R8]/[.O8]" office:value-type="float" office:value="200" calcext:value-type="float">
            <text:p>200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10" calcext:value-type="float">
            <text:p>10</text:p>
          </table:table-cell>
          <table:table-cell table:style-name="ce14" table:formula="of:=[.T8]*[.S8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8])" office:value-type="string" office:string-value="scenarios/scenario_all_c2" calcext:value-type="string">
            <text:p>scenarios/scenario_all_c2</text:p>
          </table:table-cell>
          <table:table-cell table:style-name="ce9" table:formula="of:=FLOOR(([.M8]+20)/3600)" office:value-type="float" office:value="6" calcext:value-type="float">
            <text:p>6</text:p>
          </table:table-cell>
          <table:table-cell table:style-name="ce9" table:formula="of:=IF(FLOOR((([.M8]+20)-[.AG8]*3600)/60)&lt;10;CONCATENATE(&quot;0&quot;;FLOOR((([.M8]+20)-[.AG8]*3600)/60));FLOOR((([.M8]+20)-[.AG8]*3600)/60))" office:value-type="string" office:string-value="00" calcext:value-type="string">
            <text:p>00</text:p>
          </table:table-cell>
          <table:table-cell table:style-name="ce9" table:formula="of:=IF(FLOOR((([.M8]+20)-[.AG8]*3600-[.AH8]*60))&lt;10;CONCATENATE(&quot;0&quot;;FLOOR((([.M8]+20)-[.AG8]*3600-[.AH8]*60)));FLOOR((([.M8]+20)-[.AG8]*3600-[.AH8]*60)))" office:value-type="float" office:value="20" calcext:value-type="float">
            <text:p>20</text:p>
          </table:table-cell>
          <table:table-cell table:style-name="ce15" table:formula="of:=CONCATENATE(&quot;/home/fh2-project-sda/fj0219/mallob/&quot;;[.AF8];&quot; -c=&quot;;[.G8];&quot; -l=&quot;;TEXT([.I8];&quot;0.000&quot;);&quot; -t=&quot;;[.K8];&quot; -T=&quot;;[.M8];&quot; -lbc=&quot;;[.O8];&quot; -time-per-instance=&quot;;[.T8];&quot; -cpuh-per-instance=&quot;;[.U8];IF([.W8]=1;&quot; -derandomize&quot;;&quot; &quot;);&quot; -ba=&quot;;[.X8];&quot; -g=&quot;;[.Y8];&quot; -md=&quot;;[.Z8];&quot; -p=&quot;;[.AA8];&quot; -s=&quot;;[.AD8];&quot; -v=&quot;;[.AC8];IF([.AB8]=1;&quot; -q&quot;;&quot;&quot;);IF([.AE8]=1;&quot; -warmup&quot;;&quot;&quot;))" office:value-type="string" office:string-value="/home/fh2-project-sda/fj0219/mallob/scenarios/scenario_all_c2 -c=2 -l=0.950 -t=4 -T=21600 -lbc=1 -time-per-instance=0 -cpuh-per-instance=10 -derandomize -ba=4 -g=5 -md=0 -p=5 -s=1 -v=4 -q -warmup" calcext:value-type="string">
            <text:p>/home/fh2-project-sda/fj0219/mallob/scenarios/scenario_all_c2 -c=2 -l=0.950 -t=4 -T=21600 -lbc=1 -time-per-instance=0 -cpuh-per-instance=10 -derandomize -ba=4 -g=5 -md=0 -p=5 -s=1 -v=4 -q -warmup</text:p>
          </table:table-cell>
          <table:table-cell table:style-name="ce15" table:formula="of:=CONCATENATE(&quot;mallob_id&quot;;[.A8];&quot;_&quot;;[.B8];&quot;x&quot;;[.C8];&quot;x&quot;;[.D8];&quot;_&quot;;[.M8]+20;&quot;s&quot;)" office:value-type="string" office:string-value="mallob_id1006_9x4x5_21620s" calcext:value-type="string">
            <text:p>mallob_id1006_9x4x5_21620s</text:p>
          </table:table-cell>
          <table:table-cell table:style-name="ce15" table:formula="of:=CONCATENATE(&quot;#!/bin/bash&quot;;CHAR(10);&quot;#SBATCH --nodes=&quot;;[.B8];&quot;&quot;;CHAR(10);&quot;#SBATCH --ntasks=&quot;;[.E8];CHAR(10);&quot;#SBATCH --cpus-per-task=&quot;;[.D8];CHAR(10);&quot;#SBATCH --output=&quot;;[.AK8];&quot;_log&quot;;CHAR(10);&quot;#SBATCH --error=&quot;;[.AK8];&quot;_err&quot;;CHAR(10);&quot;#SBATCH --job-name=&quot;;[.AK8];CHAR(10);&quot;#SBATCH --partition=normal&quot;;CHAR(10);&quot;#SBATCH --time=&quot;;[.AG8];&quot;:&quot;;[.AH8];&quot;:&quot;;[.AI8];CHAR(10);&quot;mkdir -p /home/fh2-project-sda/fj0219/mallob//mallob_logs/&quot;;[.AK8];CHAR(10);&quot;echo logging into /home/fh2-project-sda/fj0219/mallob/mallob_logs/&quot;;[.AK8];CHAR(10);&quot;module load mpi/openmpi/3.1&quot;;CHAR(10);&quot;mpirun --bind-to core --map-by core -report-bindings /home/fh2-project-sda/fj0219/mallob//build/mallob &quot;;[.AJ8];&quot; -log=/home/fh2-project-sda/fj0219/mallob//mallob_logs/&quot;;[.AK8];CHAR(10);&quot;echo finished&quot;)" office:value-type="string" office:string-value="#!/bin/bash&#10;#SBATCH --nodes=9&#10;#SBATCH --ntasks=36&#10;#SBATCH --cpus-per-task=5&#10;#SBATCH --output=mallob_id1006_9x4x5_21620s_log&#10;#SBATCH --error=mallob_id1006_9x4x5_21620s_err&#10;#SBATCH --job-name=mallob_id1006_9x4x5_21620s&#10;#SBATCH --partition=normal&#10;#SBATCH --time=6:00:20&#10;mkdir -p /home/fh2-project-sda/fj0219/mallob//mallob_logs/mallob_id1006_9x4x5_21620s&#10;echo logging into /home/fh2-project-sda/fj0219/mallob/mallob_logs/mallob_id1006_9x4x5_21620s&#10;module load mpi/openmpi/3.1&#10;mpirun --bind-to core --map-by core -report-bindings /home/fh2-project-sda/fj0219/mallob//build/mallob /home/fh2-project-sda/fj0219/mallob/scenarios/scenario_all_c2 -c=2 -l=0.950 -t=4 -T=21600 -lbc=1 -time-per-instance=0 -cpuh-per-instance=10 -derandomize -ba=4 -g=5 -md=0 -p=5 -s=1 -v=4 -q -warmup -log=/home/fh2-project-sda/fj0219/mallob//mallob_logs/mallob_id1006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1006_9x4x5_21620s_log</text:p>
            <text:p>#SBATCH --error=mallob_id1006_9x4x5_21620s_err</text:p>
            <text:p>#SBATCH --job-name=mallob_id1006_9x4x5_21620s</text:p>
            <text:p>#SBATCH --partition=normal</text:p>
            <text:p>#SBATCH --time=6:00:20</text:p>
            <text:p>mkdir -p /home/fh2-project-sda/fj0219/mallob//mallob_logs/mallob_id1006_9x4x5_21620s</text:p>
            <text:p>echo logging into /home/fh2-project-sda/fj0219/mallob/mallob_logs/mallob_id1006_9x4x5_21620s</text:p>
            <text:p>module load mpi/openmpi/3.1</text:p>
            <text:p>mpirun --bind-to core --map-by core -report-bindings /home/fh2-project-sda/fj0219/mallob//build/mallob /home/fh2-project-sda/fj0219/mallob/scenarios/scenario_all_c2 -c=2 -l=0.950 -t=4 -T=21600 -lbc=1 -time-per-instance=0 -cpuh-per-instance=10 -derandomize -ba=4 -g=5 -md=0 -p=5 -s=1 -v=4 -q -warmup -log=/home/fh2-project-sda/fj0219/mallob//mallob_logs/mallob_id1006_9x4x5_21620s</text:p>
            <text:p>echo finished</text:p>
          </table:table-cell>
          <table:table-cell table:style-name="ce2"/>
        </table:table-row>
        <table:table-row table:style-name="ro2">
          <table:table-cell table:style-name="ce4" office:value-type="float" office:value="1007" calcext:value-type="float">
            <text:p>1007</text:p>
          </table:table-cell>
          <table:table-cell table:style-name="ce10" office:value-type="float" office:value="10" calcext:value-type="float">
            <text:p>10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4" table:formula="of:=[.B9]*[.C9]" office:value-type="float" office:value="40" calcext:value-type="float">
            <text:p>40</text:p>
          </table:table-cell>
          <table:table-cell table:style-name="ce14" table:formula="of:=[.C9]*[.D9]" office:value-type="float" office:value="20" calcext:value-type="float">
            <text:p>20</text:p>
          </table:table-cell>
          <table:table-cell table:style-name="ce10" office:value-type="float" office:value="4" calcext:value-type="float">
            <text:p>4</text:p>
          </table:table-cell>
          <table:table-cell table:style-name="ce14" table:formula="of:=[.E9]-[.G9]" office:value-type="float" office:value="36" calcext:value-type="float">
            <text:p>36</text:p>
          </table:table-cell>
          <table:table-cell table:style-name="ce20" office:value-type="float" office:value="0.91" calcext:value-type="float">
            <text:p>0.910</text:p>
          </table:table-cell>
          <table:table-cell table:style-name="ce21" table:formula="of:=FLOOR([.I9]*[.H9])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9]-[.K9]" office:value-type="float" office:value="1" calcext:value-type="float">
            <text:p>1</text:p>
          </table:table-cell>
          <table:table-cell table:style-name="ce9" table:formula="of:=6*3600" office:value-type="float" office:value="21600" calcext:value-type="float">
            <text:p>21600</text:p>
          </table:table-cell>
          <table:table-cell table:style-name="ce14" table:formula="of:=[.M9]/3600*[.F9]*[.B9]" office:value-type="float" office:value="1200" calcext:value-type="float">
            <text:p>120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O9]*[.G9]" office:value-type="float" office:value="4" calcext:value-type="float">
            <text:p>4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9]/[.G9]" office:value-type="float" office:value="100" calcext:value-type="float">
            <text:p>100</text:p>
          </table:table-cell>
          <table:table-cell table:style-name="ce14" table:formula="of:=[.R9]/[.O9]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10" calcext:value-type="float">
            <text:p>10</text:p>
          </table:table-cell>
          <table:table-cell table:style-name="ce14" table:formula="of:=[.T9]*[.S9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9])" office:value-type="string" office:string-value="scenarios/scenario_all_c4" calcext:value-type="string">
            <text:p>scenarios/scenario_all_c4</text:p>
          </table:table-cell>
          <table:table-cell table:style-name="ce9" table:formula="of:=FLOOR(([.M9]+20)/3600)" office:value-type="float" office:value="6" calcext:value-type="float">
            <text:p>6</text:p>
          </table:table-cell>
          <table:table-cell table:style-name="ce9" table:formula="of:=IF(FLOOR((([.M9]+20)-[.AG9]*3600)/60)&lt;10;CONCATENATE(&quot;0&quot;;FLOOR((([.M9]+20)-[.AG9]*3600)/60));FLOOR((([.M9]+20)-[.AG9]*3600)/60))" office:value-type="string" office:string-value="00" calcext:value-type="string">
            <text:p>00</text:p>
          </table:table-cell>
          <table:table-cell table:style-name="ce9" table:formula="of:=IF(FLOOR((([.M9]+20)-[.AG9]*3600-[.AH9]*60))&lt;10;CONCATENATE(&quot;0&quot;;FLOOR((([.M9]+20)-[.AG9]*3600-[.AH9]*60)));FLOOR((([.M9]+20)-[.AG9]*3600-[.AH9]*60)))" office:value-type="float" office:value="20" calcext:value-type="float">
            <text:p>20</text:p>
          </table:table-cell>
          <table:table-cell table:style-name="ce15" table:formula="of:=CONCATENATE(&quot;/home/fh2-project-sda/fj0219/mallob/&quot;;[.AF9];&quot; -c=&quot;;[.G9];&quot; -l=&quot;;TEXT([.I9];&quot;0.000&quot;);&quot; -t=&quot;;[.K9];&quot; -T=&quot;;[.M9];&quot; -lbc=&quot;;[.O9];&quot; -time-per-instance=&quot;;[.T9];&quot; -cpuh-per-instance=&quot;;[.U9];IF([.W9]=1;&quot; -derandomize&quot;;&quot; &quot;);&quot; -ba=&quot;;[.X9];&quot; -g=&quot;;[.Y9];&quot; -md=&quot;;[.Z9];&quot; -p=&quot;;[.AA9];&quot; -s=&quot;;[.AD9];&quot; -v=&quot;;[.AC9];IF([.AB9]=1;&quot; -q&quot;;&quot;&quot;);IF([.AE9]=1;&quot; -warmup&quot;;&quot;&quot;))" office:value-type="string" office:string-value="/home/fh2-project-sda/fj0219/mallob/scenarios/scenario_all_c4 -c=4 -l=0.910 -t=4 -T=21600 -lbc=1 -time-per-instance=0 -cpuh-per-instance=10 -derandomize -ba=4 -g=5 -md=0 -p=5 -s=1 -v=4 -q -warmup" calcext:value-type="string">
            <text:p>/home/fh2-project-sda/fj0219/mallob/scenarios/scenario_all_c4 -c=4 -l=0.910 -t=4 -T=21600 -lbc=1 -time-per-instance=0 -cpuh-per-instance=10 -derandomize -ba=4 -g=5 -md=0 -p=5 -s=1 -v=4 -q -warmup</text:p>
          </table:table-cell>
          <table:table-cell table:style-name="ce15" table:formula="of:=CONCATENATE(&quot;mallob_id&quot;;[.A9];&quot;_&quot;;[.B9];&quot;x&quot;;[.C9];&quot;x&quot;;[.D9];&quot;_&quot;;[.M9]+20;&quot;s&quot;)" office:value-type="string" office:string-value="mallob_id1007_10x4x5_21620s" calcext:value-type="string">
            <text:p>mallob_id1007_10x4x5_21620s</text:p>
          </table:table-cell>
          <table:table-cell table:style-name="ce15" table:formula="of:=CONCATENATE(&quot;#!/bin/bash&quot;;CHAR(10);&quot;#SBATCH --nodes=&quot;;[.B9];&quot;&quot;;CHAR(10);&quot;#SBATCH --ntasks=&quot;;[.E9];CHAR(10);&quot;#SBATCH --cpus-per-task=&quot;;[.D9];CHAR(10);&quot;#SBATCH --output=&quot;;[.AK9];&quot;_log&quot;;CHAR(10);&quot;#SBATCH --error=&quot;;[.AK9];&quot;_err&quot;;CHAR(10);&quot;#SBATCH --job-name=&quot;;[.AK9];CHAR(10);&quot;#SBATCH --partition=normal&quot;;CHAR(10);&quot;#SBATCH --time=&quot;;[.AG9];&quot;:&quot;;[.AH9];&quot;:&quot;;[.AI9];CHAR(10);&quot;mkdir -p /home/fh2-project-sda/fj0219/mallob//mallob_logs/&quot;;[.AK9];CHAR(10);&quot;echo logging into /home/fh2-project-sda/fj0219/mallob/mallob_logs/&quot;;[.AK9];CHAR(10);&quot;module load mpi/openmpi/3.1&quot;;CHAR(10);&quot;mpirun --bind-to core --map-by core -report-bindings /home/fh2-project-sda/fj0219/mallob//build/mallob &quot;;[.AJ9];&quot; -log=/home/fh2-project-sda/fj0219/mallob//mallob_logs/&quot;;[.AK9];CHAR(10);&quot;echo finished&quot;)" office:value-type="string" office:string-value="#!/bin/bash&#10;#SBATCH --nodes=10&#10;#SBATCH --ntasks=40&#10;#SBATCH --cpus-per-task=5&#10;#SBATCH --output=mallob_id1007_10x4x5_21620s_log&#10;#SBATCH --error=mallob_id1007_10x4x5_21620s_err&#10;#SBATCH --job-name=mallob_id1007_10x4x5_21620s&#10;#SBATCH --partition=normal&#10;#SBATCH --time=6:00:20&#10;mkdir -p /home/fh2-project-sda/fj0219/mallob//mallob_logs/mallob_id1007_10x4x5_21620s&#10;echo logging into /home/fh2-project-sda/fj0219/mallob/mallob_logs/mallob_id1007_10x4x5_21620s&#10;module load mpi/openmpi/3.1&#10;mpirun --bind-to core --map-by core -report-bindings /home/fh2-project-sda/fj0219/mallob//build/mallob /home/fh2-project-sda/fj0219/mallob/scenarios/scenario_all_c4 -c=4 -l=0.910 -t=4 -T=21600 -lbc=1 -time-per-instance=0 -cpuh-per-instance=10 -derandomize -ba=4 -g=5 -md=0 -p=5 -s=1 -v=4 -q -warmup -log=/home/fh2-project-sda/fj0219/mallob//mallob_logs/mallob_id1007_10x4x5_21620s&#10;echo finished" calcext:value-type="string">
            <text:p>#!/bin/bash</text:p>
            <text:p>#SBATCH --nodes=10</text:p>
            <text:p>#SBATCH --ntasks=40</text:p>
            <text:p>#SBATCH --cpus-per-task=5</text:p>
            <text:p>#SBATCH --output=mallob_id1007_10x4x5_21620s_log</text:p>
            <text:p>#SBATCH --error=mallob_id1007_10x4x5_21620s_err</text:p>
            <text:p>#SBATCH --job-name=mallob_id1007_10x4x5_21620s</text:p>
            <text:p>#SBATCH --partition=normal</text:p>
            <text:p>#SBATCH --time=6:00:20</text:p>
            <text:p>mkdir -p /home/fh2-project-sda/fj0219/mallob//mallob_logs/mallob_id1007_10x4x5_21620s</text:p>
            <text:p>echo logging into /home/fh2-project-sda/fj0219/mallob/mallob_logs/mallob_id1007_10x4x5_21620s</text:p>
            <text:p>module load mpi/openmpi/3.1</text:p>
            <text:p>mpirun --bind-to core --map-by core -report-bindings /home/fh2-project-sda/fj0219/mallob//build/mallob /home/fh2-project-sda/fj0219/mallob/scenarios/scenario_all_c4 -c=4 -l=0.910 -t=4 -T=21600 -lbc=1 -time-per-instance=0 -cpuh-per-instance=10 -derandomize -ba=4 -g=5 -md=0 -p=5 -s=1 -v=4 -q -warmup -log=/home/fh2-project-sda/fj0219/mallob//mallob_logs/mallob_id1007_10x4x5_21620s</text:p>
            <text:p>echo finished</text:p>
          </table:table-cell>
          <table:table-cell table:style-name="ce2"/>
        </table:table-row>
        <table:table-row table:style-name="ro2">
          <table:table-cell table:style-name="ce4" office:value-type="float" office:value="1008" calcext:value-type="float">
            <text:p>1008</text:p>
          </table:table-cell>
          <table:table-cell table:style-name="ce10" office:value-type="float" office:value="11" calcext:value-type="float">
            <text:p>11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4" table:formula="of:=[.B10]*[.C10]" office:value-type="float" office:value="44" calcext:value-type="float">
            <text:p>44</text:p>
          </table:table-cell>
          <table:table-cell table:style-name="ce14" table:formula="of:=[.C10]*[.D10]" office:value-type="float" office:value="20" calcext:value-type="float">
            <text:p>20</text:p>
          </table:table-cell>
          <table:table-cell table:style-name="ce10" office:value-type="float" office:value="8" calcext:value-type="float">
            <text:p>8</text:p>
          </table:table-cell>
          <table:table-cell table:style-name="ce14" table:formula="of:=[.E10]-[.G10]" office:value-type="float" office:value="36" calcext:value-type="float">
            <text:p>36</text:p>
          </table:table-cell>
          <table:table-cell table:style-name="ce20" office:value-type="float" office:value="0.91" calcext:value-type="float">
            <text:p>0.910</text:p>
          </table:table-cell>
          <table:table-cell table:style-name="ce21" table:formula="of:=FLOOR([.I10]*[.H10])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10]-[.K10]" office:value-type="float" office:value="1" calcext:value-type="float">
            <text:p>1</text:p>
          </table:table-cell>
          <table:table-cell table:style-name="ce9" table:formula="of:=6*3600" office:value-type="float" office:value="21600" calcext:value-type="float">
            <text:p>21600</text:p>
          </table:table-cell>
          <table:table-cell table:style-name="ce14" table:formula="of:=[.M10]/3600*[.F10]*[.B10]" office:value-type="float" office:value="1320" calcext:value-type="float">
            <text:p>132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O10]*[.G10]" office:value-type="float" office:value="8" calcext:value-type="float">
            <text:p>8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10]/[.G10]" office:value-type="float" office:value="50" calcext:value-type="float">
            <text:p>50</text:p>
          </table:table-cell>
          <table:table-cell table:style-name="ce14" table:formula="of:=[.R10]/[.O10]" office:value-type="float" office:value="50" calcext:value-type="float">
            <text:p>50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10" calcext:value-type="float">
            <text:p>10</text:p>
          </table:table-cell>
          <table:table-cell table:style-name="ce14" table:formula="of:=[.T10]*[.S10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10])" office:value-type="string" office:string-value="scenarios/scenario_all_c8" calcext:value-type="string">
            <text:p>scenarios/scenario_all_c8</text:p>
          </table:table-cell>
          <table:table-cell table:style-name="ce9" table:formula="of:=FLOOR(([.M10]+20)/3600)" office:value-type="float" office:value="6" calcext:value-type="float">
            <text:p>6</text:p>
          </table:table-cell>
          <table:table-cell table:style-name="ce9" table:formula="of:=IF(FLOOR((([.M10]+20)-[.AG10]*3600)/60)&lt;10;CONCATENATE(&quot;0&quot;;FLOOR((([.M10]+20)-[.AG10]*3600)/60));FLOOR((([.M10]+20)-[.AG10]*3600)/60))" office:value-type="string" office:string-value="00" calcext:value-type="string">
            <text:p>00</text:p>
          </table:table-cell>
          <table:table-cell table:style-name="ce9" table:formula="of:=IF(FLOOR((([.M10]+20)-[.AG10]*3600-[.AH10]*60))&lt;10;CONCATENATE(&quot;0&quot;;FLOOR((([.M10]+20)-[.AG10]*3600-[.AH10]*60)));FLOOR((([.M10]+20)-[.AG10]*3600-[.AH10]*60)))" office:value-type="float" office:value="20" calcext:value-type="float">
            <text:p>20</text:p>
          </table:table-cell>
          <table:table-cell table:style-name="ce15" table:formula="of:=CONCATENATE(&quot;/home/fh2-project-sda/fj0219/mallob/&quot;;[.AF10];&quot; -c=&quot;;[.G10];&quot; -l=&quot;;TEXT([.I10];&quot;0.000&quot;);&quot; -t=&quot;;[.K10];&quot; -T=&quot;;[.M10];&quot; -lbc=&quot;;[.O10];&quot; -time-per-instance=&quot;;[.T10];&quot; -cpuh-per-instance=&quot;;[.U10];IF([.W10]=1;&quot; -derandomize&quot;;&quot; &quot;);&quot; -ba=&quot;;[.X10];&quot; -g=&quot;;[.Y10];&quot; -md=&quot;;[.Z10];&quot; -p=&quot;;[.AA10];&quot; -s=&quot;;[.AD10];&quot; -v=&quot;;[.AC10];IF([.AB10]=1;&quot; -q&quot;;&quot;&quot;);IF([.AE10]=1;&quot; -warmup&quot;;&quot;&quot;))" office:value-type="string" office:string-value="/home/fh2-project-sda/fj0219/mallob/scenarios/scenario_all_c8 -c=8 -l=0.910 -t=4 -T=21600 -lbc=1 -time-per-instance=0 -cpuh-per-instance=10 -derandomize -ba=4 -g=5 -md=0 -p=5 -s=1 -v=4 -q -warmup" calcext:value-type="string">
            <text:p>/home/fh2-project-sda/fj0219/mallob/scenarios/scenario_all_c8 -c=8 -l=0.910 -t=4 -T=21600 -lbc=1 -time-per-instance=0 -cpuh-per-instance=10 -derandomize -ba=4 -g=5 -md=0 -p=5 -s=1 -v=4 -q -warmup</text:p>
          </table:table-cell>
          <table:table-cell table:style-name="ce15" table:formula="of:=CONCATENATE(&quot;mallob_id&quot;;[.A10];&quot;_&quot;;[.B10];&quot;x&quot;;[.C10];&quot;x&quot;;[.D10];&quot;_&quot;;[.M10]+20;&quot;s&quot;)" office:value-type="string" office:string-value="mallob_id1008_11x4x5_21620s" calcext:value-type="string">
            <text:p>mallob_id1008_11x4x5_21620s</text:p>
          </table:table-cell>
          <table:table-cell table:style-name="ce15" table:formula="of:=CONCATENATE(&quot;#!/bin/bash&quot;;CHAR(10);&quot;#SBATCH --nodes=&quot;;[.B10];&quot;&quot;;CHAR(10);&quot;#SBATCH --ntasks=&quot;;[.E10];CHAR(10);&quot;#SBATCH --cpus-per-task=&quot;;[.D10];CHAR(10);&quot;#SBATCH --output=&quot;;[.AK10];&quot;_log&quot;;CHAR(10);&quot;#SBATCH --error=&quot;;[.AK10];&quot;_err&quot;;CHAR(10);&quot;#SBATCH --job-name=&quot;;[.AK10];CHAR(10);&quot;#SBATCH --partition=normal&quot;;CHAR(10);&quot;#SBATCH --time=&quot;;[.AG10];&quot;:&quot;;[.AH10];&quot;:&quot;;[.AI10];CHAR(10);&quot;mkdir -p /home/fh2-project-sda/fj0219/mallob//mallob_logs/&quot;;[.AK10];CHAR(10);&quot;echo logging into /home/fh2-project-sda/fj0219/mallob/mallob_logs/&quot;;[.AK10];CHAR(10);&quot;module load mpi/openmpi/3.1&quot;;CHAR(10);&quot;mpirun --bind-to core --map-by core -report-bindings /home/fh2-project-sda/fj0219/mallob//build/mallob &quot;;[.AJ10];&quot; -log=/home/fh2-project-sda/fj0219/mallob//mallob_logs/&quot;;[.AK10];CHAR(10);&quot;echo finished&quot;)" office:value-type="string" office:string-value="#!/bin/bash&#10;#SBATCH --nodes=11&#10;#SBATCH --ntasks=44&#10;#SBATCH --cpus-per-task=5&#10;#SBATCH --output=mallob_id1008_11x4x5_21620s_log&#10;#SBATCH --error=mallob_id1008_11x4x5_21620s_err&#10;#SBATCH --job-name=mallob_id1008_11x4x5_21620s&#10;#SBATCH --partition=normal&#10;#SBATCH --time=6:00:20&#10;mkdir -p /home/fh2-project-sda/fj0219/mallob//mallob_logs/mallob_id1008_11x4x5_21620s&#10;echo logging into /home/fh2-project-sda/fj0219/mallob/mallob_logs/mallob_id1008_11x4x5_21620s&#10;module load mpi/openmpi/3.1&#10;mpirun --bind-to core --map-by core -report-bindings /home/fh2-project-sda/fj0219/mallob//build/mallob /home/fh2-project-sda/fj0219/mallob/scenarios/scenario_all_c8 -c=8 -l=0.910 -t=4 -T=21600 -lbc=1 -time-per-instance=0 -cpuh-per-instance=10 -derandomize -ba=4 -g=5 -md=0 -p=5 -s=1 -v=4 -q -warmup -log=/home/fh2-project-sda/fj0219/mallob//mallob_logs/mallob_id1008_11x4x5_21620s&#10;echo finished" calcext:value-type="string">
            <text:p>#!/bin/bash</text:p>
            <text:p>#SBATCH --nodes=11</text:p>
            <text:p>#SBATCH --ntasks=44</text:p>
            <text:p>#SBATCH --cpus-per-task=5</text:p>
            <text:p>#SBATCH --output=mallob_id1008_11x4x5_21620s_log</text:p>
            <text:p>#SBATCH --error=mallob_id1008_11x4x5_21620s_err</text:p>
            <text:p>#SBATCH --job-name=mallob_id1008_11x4x5_21620s</text:p>
            <text:p>#SBATCH --partition=normal</text:p>
            <text:p>#SBATCH --time=6:00:20</text:p>
            <text:p>mkdir -p /home/fh2-project-sda/fj0219/mallob//mallob_logs/mallob_id1008_11x4x5_21620s</text:p>
            <text:p>echo logging into /home/fh2-project-sda/fj0219/mallob/mallob_logs/mallob_id1008_11x4x5_21620s</text:p>
            <text:p>module load mpi/openmpi/3.1</text:p>
            <text:p>mpirun --bind-to core --map-by core -report-bindings /home/fh2-project-sda/fj0219/mallob//build/mallob /home/fh2-project-sda/fj0219/mallob/scenarios/scenario_all_c8 -c=8 -l=0.910 -t=4 -T=21600 -lbc=1 -time-per-instance=0 -cpuh-per-instance=10 -derandomize -ba=4 -g=5 -md=0 -p=5 -s=1 -v=4 -q -warmup -log=/home/fh2-project-sda/fj0219/mallob//mallob_logs/mallob_id1008_11x4x5_21620s</text:p>
            <text:p>echo finished</text:p>
          </table:table-cell>
          <table:table-cell table:style-name="ce2"/>
        </table:table-row>
        <table:table-row table:style-name="ro2">
          <table:table-cell table:style-name="ce4" office:value-type="float" office:value="1009" calcext:value-type="float">
            <text:p>1009</text:p>
          </table:table-cell>
          <table:table-cell table:style-name="ce10" office:value-type="float" office:value="13" calcext:value-type="float">
            <text:p>13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4" table:formula="of:=[.B11]*[.C11]" office:value-type="float" office:value="52" calcext:value-type="float">
            <text:p>52</text:p>
          </table:table-cell>
          <table:table-cell table:style-name="ce14" table:formula="of:=[.C11]*[.D11]" office:value-type="float" office:value="20" calcext:value-type="float">
            <text:p>20</text:p>
          </table:table-cell>
          <table:table-cell table:style-name="ce10" office:value-type="float" office:value="16" calcext:value-type="float">
            <text:p>16</text:p>
          </table:table-cell>
          <table:table-cell table:style-name="ce14" table:formula="of:=[.E11]-[.G11]" office:value-type="float" office:value="36" calcext:value-type="float">
            <text:p>36</text:p>
          </table:table-cell>
          <table:table-cell table:style-name="ce20" office:value-type="float" office:value="0.91" calcext:value-type="float">
            <text:p>0.910</text:p>
          </table:table-cell>
          <table:table-cell table:style-name="ce21" table:formula="of:=FLOOR([.I11]*[.H11])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11]-[.K11]" office:value-type="float" office:value="1" calcext:value-type="float">
            <text:p>1</text:p>
          </table:table-cell>
          <table:table-cell table:style-name="ce9" table:formula="of:=6*3600" office:value-type="float" office:value="21600" calcext:value-type="float">
            <text:p>21600</text:p>
          </table:table-cell>
          <table:table-cell table:style-name="ce14" table:formula="of:=[.M11]/3600*[.F11]*[.B11]" office:value-type="float" office:value="1560" calcext:value-type="float">
            <text:p>156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O11]*[.G11]" office:value-type="float" office:value="16" calcext:value-type="float">
            <text:p>16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11]/[.G11]" office:value-type="float" office:value="25" calcext:value-type="float">
            <text:p>25</text:p>
          </table:table-cell>
          <table:table-cell table:style-name="ce14" table:formula="of:=[.R11]/[.O11]" office:value-type="float" office:value="25" calcext:value-type="float">
            <text:p>25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10" calcext:value-type="float">
            <text:p>10</text:p>
          </table:table-cell>
          <table:table-cell table:style-name="ce14" table:formula="of:=[.T11]*[.S11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11])" office:value-type="string" office:string-value="scenarios/scenario_all_c16" calcext:value-type="string">
            <text:p>scenarios/scenario_all_c16</text:p>
          </table:table-cell>
          <table:table-cell table:style-name="ce9" table:formula="of:=FLOOR(([.M11]+20)/3600)" office:value-type="float" office:value="6" calcext:value-type="float">
            <text:p>6</text:p>
          </table:table-cell>
          <table:table-cell table:style-name="ce9" table:formula="of:=IF(FLOOR((([.M11]+20)-[.AG11]*3600)/60)&lt;10;CONCATENATE(&quot;0&quot;;FLOOR((([.M11]+20)-[.AG11]*3600)/60));FLOOR((([.M11]+20)-[.AG11]*3600)/60))" office:value-type="string" office:string-value="00" calcext:value-type="string">
            <text:p>00</text:p>
          </table:table-cell>
          <table:table-cell table:style-name="ce9" table:formula="of:=IF(FLOOR((([.M11]+20)-[.AG11]*3600-[.AH11]*60))&lt;10;CONCATENATE(&quot;0&quot;;FLOOR((([.M11]+20)-[.AG11]*3600-[.AH11]*60)));FLOOR((([.M11]+20)-[.AG11]*3600-[.AH11]*60)))" office:value-type="float" office:value="20" calcext:value-type="float">
            <text:p>20</text:p>
          </table:table-cell>
          <table:table-cell table:style-name="ce15" table:formula="of:=CONCATENATE(&quot;/home/fh2-project-sda/fj0219/mallob/&quot;;[.AF11];&quot; -c=&quot;;[.G11];&quot; -l=&quot;;TEXT([.I11];&quot;0.000&quot;);&quot; -t=&quot;;[.K11];&quot; -T=&quot;;[.M11];&quot; -lbc=&quot;;[.O11];&quot; -time-per-instance=&quot;;[.T11];&quot; -cpuh-per-instance=&quot;;[.U11];IF([.W11]=1;&quot; -derandomize&quot;;&quot; &quot;);&quot; -ba=&quot;;[.X11];&quot; -g=&quot;;[.Y11];&quot; -md=&quot;;[.Z11];&quot; -p=&quot;;[.AA11];&quot; -s=&quot;;[.AD11];&quot; -v=&quot;;[.AC11];IF([.AB11]=1;&quot; -q&quot;;&quot;&quot;);IF([.AE11]=1;&quot; -warmup&quot;;&quot;&quot;))" office:value-type="string" office:string-value="/home/fh2-project-sda/fj0219/mallob/scenarios/scenario_all_c16 -c=16 -l=0.910 -t=4 -T=21600 -lbc=1 -time-per-instance=0 -cpuh-per-instance=10 -derandomize -ba=4 -g=5 -md=0 -p=5 -s=1 -v=4 -q -warmup" calcext:value-type="string">
            <text:p>/home/fh2-project-sda/fj0219/mallob/scenarios/scenario_all_c16 -c=16 -l=0.910 -t=4 -T=21600 -lbc=1 -time-per-instance=0 -cpuh-per-instance=10 -derandomize -ba=4 -g=5 -md=0 -p=5 -s=1 -v=4 -q -warmup</text:p>
          </table:table-cell>
          <table:table-cell table:style-name="ce15" table:formula="of:=CONCATENATE(&quot;mallob_id&quot;;[.A11];&quot;_&quot;;[.B11];&quot;x&quot;;[.C11];&quot;x&quot;;[.D11];&quot;_&quot;;[.M11]+20;&quot;s&quot;)" office:value-type="string" office:string-value="mallob_id1009_13x4x5_21620s" calcext:value-type="string">
            <text:p>mallob_id1009_13x4x5_21620s</text:p>
          </table:table-cell>
          <table:table-cell table:style-name="ce15" table:formula="of:=CONCATENATE(&quot;#!/bin/bash&quot;;CHAR(10);&quot;#SBATCH --nodes=&quot;;[.B11];&quot;&quot;;CHAR(10);&quot;#SBATCH --ntasks=&quot;;[.E11];CHAR(10);&quot;#SBATCH --cpus-per-task=&quot;;[.D11];CHAR(10);&quot;#SBATCH --output=&quot;;[.AK11];&quot;_log&quot;;CHAR(10);&quot;#SBATCH --error=&quot;;[.AK11];&quot;_err&quot;;CHAR(10);&quot;#SBATCH --job-name=&quot;;[.AK11];CHAR(10);&quot;#SBATCH --partition=normal&quot;;CHAR(10);&quot;#SBATCH --time=&quot;;[.AG11];&quot;:&quot;;[.AH11];&quot;:&quot;;[.AI11];CHAR(10);&quot;mkdir -p /home/fh2-project-sda/fj0219/mallob//mallob_logs/&quot;;[.AK11];CHAR(10);&quot;echo logging into /home/fh2-project-sda/fj0219/mallob/mallob_logs/&quot;;[.AK11];CHAR(10);&quot;module load mpi/openmpi/3.1&quot;;CHAR(10);&quot;mpirun --bind-to core --map-by core -report-bindings /home/fh2-project-sda/fj0219/mallob//build/mallob &quot;;[.AJ11];&quot; -log=/home/fh2-project-sda/fj0219/mallob//mallob_logs/&quot;;[.AK11];CHAR(10);&quot;echo finished&quot;)" office:value-type="string" office:string-value="#!/bin/bash&#10;#SBATCH --nodes=13&#10;#SBATCH --ntasks=52&#10;#SBATCH --cpus-per-task=5&#10;#SBATCH --output=mallob_id1009_13x4x5_21620s_log&#10;#SBATCH --error=mallob_id1009_13x4x5_21620s_err&#10;#SBATCH --job-name=mallob_id1009_13x4x5_21620s&#10;#SBATCH --partition=normal&#10;#SBATCH --time=6:00:20&#10;mkdir -p /home/fh2-project-sda/fj0219/mallob//mallob_logs/mallob_id1009_13x4x5_21620s&#10;echo logging into /home/fh2-project-sda/fj0219/mallob/mallob_logs/mallob_id1009_13x4x5_21620s&#10;module load mpi/openmpi/3.1&#10;mpirun --bind-to core --map-by core -report-bindings /home/fh2-project-sda/fj0219/mallob//build/mallob /home/fh2-project-sda/fj0219/mallob/scenarios/scenario_all_c16 -c=16 -l=0.910 -t=4 -T=21600 -lbc=1 -time-per-instance=0 -cpuh-per-instance=10 -derandomize -ba=4 -g=5 -md=0 -p=5 -s=1 -v=4 -q -warmup -log=/home/fh2-project-sda/fj0219/mallob//mallob_logs/mallob_id1009_13x4x5_21620s&#10;echo finished" calcext:value-type="string">
            <text:p>#!/bin/bash</text:p>
            <text:p>#SBATCH --nodes=13</text:p>
            <text:p>#SBATCH --ntasks=52</text:p>
            <text:p>#SBATCH --cpus-per-task=5</text:p>
            <text:p>#SBATCH --output=mallob_id1009_13x4x5_21620s_log</text:p>
            <text:p>#SBATCH --error=mallob_id1009_13x4x5_21620s_err</text:p>
            <text:p>#SBATCH --job-name=mallob_id1009_13x4x5_21620s</text:p>
            <text:p>#SBATCH --partition=normal</text:p>
            <text:p>#SBATCH --time=6:00:20</text:p>
            <text:p>mkdir -p /home/fh2-project-sda/fj0219/mallob//mallob_logs/mallob_id1009_13x4x5_21620s</text:p>
            <text:p>echo logging into /home/fh2-project-sda/fj0219/mallob/mallob_logs/mallob_id1009_13x4x5_21620s</text:p>
            <text:p>module load mpi/openmpi/3.1</text:p>
            <text:p>mpirun --bind-to core --map-by core -report-bindings /home/fh2-project-sda/fj0219/mallob//build/mallob /home/fh2-project-sda/fj0219/mallob/scenarios/scenario_all_c16 -c=16 -l=0.910 -t=4 -T=21600 -lbc=1 -time-per-instance=0 -cpuh-per-instance=10 -derandomize -ba=4 -g=5 -md=0 -p=5 -s=1 -v=4 -q -warmup -log=/home/fh2-project-sda/fj0219/mallob//mallob_logs/mallob_id1009_13x4x5_21620s</text:p>
            <text:p>echo finished</text:p>
          </table:table-cell>
          <table:table-cell table:style-name="ce2"/>
        </table:table-row>
        <table:table-row table:style-name="ro3">
          <table:table-cell table:number-columns-repeated="2"/>
          <table:table-cell table:style-name="Default"/>
          <table:table-cell table:number-columns-repeated="10"/>
          <table:table-cell table:style-name="ce23" table:formula="of:=SUM([.N2:.N11])" office:value-type="float" office:value="12480" calcext:value-type="float">
            <text:p>12480</text:p>
          </table:table-cell>
          <table:table-cell table:style-name="ce23" office:value-type="string" calcext:value-type="string">
            <text:p>CPUh requested</text:p>
          </table:table-cell>
          <table:table-cell table:number-columns-repeated="23"/>
          <table:table-cell table:style-name="ce2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35"/>
          <table:table-cell table:style-name="ce2"/>
        </table:table-row>
        <table:table-row table:style-name="ro4">
          <table:table-cell table:style-name="ce5" office:value-type="string" calcext:value-type="string" table:number-columns-spanned="38" table:number-rows-spanned="1">
            <text:p>Given a constant amount of computational power, how does overall performance evolve with respect to the number of job streams?</text:p>
            <text:p>How do results differ when jobs <text:span text:style-name="T1">gradually</text:span> increase their demand?</text:p>
            <text:p>=&gt; Test quality of load balancing and effectiveness of gradual demand increase when scaling overall load.</text:p>
            <text:p>Each job is capped at 10 CPUh such that the system should have a throughput on "unsolvable" jobs that is invariant to the overall load.</text:p>
          </table:table-cell>
          <table:covered-table-cell/>
          <table:covered-table-cell table:style-name="Default"/>
          <table:covered-table-cell table:number-columns-repeated="35"/>
          <table:table-cell table:style-name="ce2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35"/>
          <table:table-cell table:style-name="ce2"/>
        </table:table-row>
        <table:table-row table:style-name="ro1">
          <table:table-cell table:number-columns-repeated="2"/>
          <table:table-cell table:style-name="Default"/>
          <table:table-cell table:number-columns-repeated="36"/>
        </table:table-row>
        <table:table-row table:style-name="ro1" table:number-rows-repeated="1048556">
          <table:table-cell table:number-columns-repeated="39"/>
        </table:table-row>
        <table:table-row table:style-name="ro1">
          <table:table-cell table:number-columns-repeated="39"/>
        </table:table-row>
      </table:table>
      <table:table table:name="ScaleDemandVsLBC_1Client_9x4x5_1wchVs10cpuh_6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5" table:visibility="collapse" table:default-cell-style-name="Default"/>
        <table:table-column table:style-name="co17" table:visibility="collapse" table:default-cell-style-name="Default"/>
        <table:table-column table:style-name="co18" table:default-cell-style-name="Default"/>
        <table:table-column table:style-name="co6" table:default-cell-style-name="Default"/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9" table:default-cell-style-name="Default"/>
        <table:table-row table:style-name="ro1">
          <table:table-cell table:style-name="ce28" office:value-type="string" calcext:value-type="string">
            <text:p>ID</text:p>
          </table:table-cell>
          <table:table-cell table:style-name="ce28" office:value-type="string" calcext:value-type="string">
            <text:p>Nodes</text:p>
          </table:table-cell>
          <table:table-cell table:style-name="ce28" office:value-type="string" calcext:value-type="string">
            <text:p>Processes per node</text:p>
          </table:table-cell>
          <table:table-cell table:style-name="ce28" office:value-type="string" calcext:value-type="string">
            <text:p>CPUs per process</text:p>
          </table:table-cell>
          <table:table-cell table:style-name="ce13" office:value-type="string" calcext:value-type="string">
            <text:p>Total processes</text:p>
          </table:table-cell>
          <table:table-cell table:style-name="ce13" office:value-type="string" calcext:value-type="string">
            <text:p>Used CPUs per node</text:p>
          </table:table-cell>
          <table:table-cell table:style-name="ce8" office:value-type="string" calcext:value-type="string">
            <text:p>Client processes</text:p>
          </table:table-cell>
          <table:table-cell table:style-name="ce13" office:value-type="string" calcext:value-type="string">
            <text:p>Workers</text:p>
          </table:table-cell>
          <table:table-cell table:style-name="ce8" office:value-type="string" calcext:value-type="string">
            <text:p>Load factor</text:p>
          </table:table-cell>
          <table:table-cell table:style-name="ce13" office:value-type="string" calcext:value-type="string">
            <text:p>Proj. active workers</text:p>
          </table:table-cell>
          <table:table-cell table:style-name="ce8" office:value-type="string" calcext:value-type="string">
            <text:p>SAT threads per process</text:p>
          </table:table-cell>
          <table:table-cell table:style-name="ce13" office:value-type="string" calcext:value-type="string">
            <text:p>"Free" CPUs per process</text:p>
          </table:table-cell>
          <table:table-cell table:style-name="ce8" office:value-type="string" calcext:value-type="string">
            <text:p>Global timeout (s)</text:p>
          </table:table-cell>
          <table:table-cell table:style-name="ce13" office:value-type="string" calcext:value-type="string">
            <text:p>Requested CPU hours</text:p>
          </table:table-cell>
          <table:table-cell table:style-name="ce8" office:value-type="string" calcext:value-type="string">
            <text:p>Active jobs per client</text:p>
          </table:table-cell>
          <table:table-cell table:style-name="ce13" office:value-type="string" calcext:value-type="string">
            <text:p>Proj. total active jobs</text:p>
          </table:table-cell>
          <table:table-cell table:style-name="ce8" office:value-type="string" calcext:value-type="string">
            <text:p>Total num jobs</text:p>
          </table:table-cell>
          <table:table-cell table:style-name="ce13" office:value-type="string" calcext:value-type="string">
            <text:p>Jobs per client</text:p>
          </table:table-cell>
          <table:table-cell table:style-name="ce13" office:value-type="string" calcext:value-type="string">
            <text:p>Client job epochs</text:p>
          </table:table-cell>
          <table:table-cell table:style-name="ce8" office:value-type="string" calcext:value-type="string">
            <text:p>Wall clock timeout per job (s)</text:p>
          </table:table-cell>
          <table:table-cell table:style-name="ce8" office:value-type="string" calcext:value-type="string">
            <text:p>CPU h timeout per job</text:p>
          </table:table-cell>
          <table:table-cell table:style-name="ce13" office:value-type="string" calcext:value-type="string">
            <text:p>Maximum global runtime (h)</text:p>
          </table:table-cell>
          <table:table-cell table:style-name="ce8" office:value-type="string" calcext:value-type="string">
            <text:p>Derandomize?</text:p>
          </table:table-cell>
          <table:table-cell table:style-name="ce8" office:value-type="string" calcext:value-type="string">
            <text:p>Bounce partners per node</text:p>
          </table:table-cell>
          <table:table-cell table:style-name="ce8" office:value-type="string" calcext:value-type="string">
            <text:p>Geometric growth interval</text:p>
          </table:table-cell>
          <table:table-cell table:style-name="ce8" office:value-type="string" calcext:value-type="string">
            <text:p>Max. demand per job</text:p>
          </table:table-cell>
          <table:table-cell table:style-name="ce8" office:value-type="string" calcext:value-type="string">
            <text:p>Rebalancing interval</text:p>
          </table:table-cell>
          <table:table-cell table:style-name="ce8" office:value-type="string" calcext:value-type="string">
            <text:p>Quiet?</text:p>
          </table:table-cell>
          <table:table-cell table:style-name="ce8" office:value-type="string" calcext:value-type="string">
            <text:p>Verbosity</text:p>
          </table:table-cell>
          <table:table-cell table:style-name="ce8" office:value-type="string" calcext:value-type="string">
            <text:p>Job comm. interval</text:p>
          </table:table-cell>
          <table:table-cell table:style-name="ce8" office:value-type="string" calcext:value-type="string">
            <text:p>Warmup?</text:p>
          </table:table-cell>
          <table:table-cell table:style-name="ce8" office:value-type="string" calcext:value-type="string">
            <text:p>Scenario file</text:p>
          </table:table-cell>
          <table:table-cell table:style-name="ce17" office:value-type="string" calcext:value-type="string">
            <text:p>Hours</text:p>
          </table:table-cell>
          <table:table-cell table:style-name="ce17" office:value-type="string" calcext:value-type="string">
            <text:p>Mins</text:p>
          </table:table-cell>
          <table:table-cell table:style-name="ce17" office:value-type="string" calcext:value-type="string">
            <text:p>Secs</text:p>
          </table:table-cell>
          <table:table-cell table:style-name="ce17" office:value-type="string" calcext:value-type="string">
            <text:p>Arguments</text:p>
          </table:table-cell>
          <table:table-cell table:style-name="ce26" office:value-type="string" calcext:value-type="string">
            <text:p>Job name</text:p>
          </table:table-cell>
          <table:table-cell table:style-name="ce17" office:value-type="string" calcext:value-type="string">
            <text:p>Script</text:p>
          </table:table-cell>
          <table:table-cell/>
        </table:table-row>
        <table:table-row table:style-name="ro2"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4" table:formula="of:=[.B2]*[.C2]" office:value-type="float" office:value="36" calcext:value-type="float">
            <text:p>36</text:p>
          </table:table-cell>
          <table:table-cell table:style-name="ce14" table:formula="of:=[.C2]*[.D2]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E2]-[.G2]" office:value-type="float" office:value="35" calcext:value-type="float">
            <text:p>35</text:p>
          </table:table-cell>
          <table:table-cell table:style-name="ce20" office:value-type="float" office:value="0.93" calcext:value-type="float">
            <text:p>0.930</text:p>
          </table:table-cell>
          <table:table-cell table:style-name="ce29" table:formula="of:=FLOOR([.I2]*[.H2])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2]-[.K2]" office:value-type="float" office:value="1" calcext:value-type="float">
            <text:p>1</text:p>
          </table:table-cell>
          <table:table-cell table:style-name="ce9" table:formula="of:=6*3600" office:value-type="float" office:value="21600" calcext:value-type="float">
            <text:p>21600</text:p>
          </table:table-cell>
          <table:table-cell table:style-name="ce14" table:formula="of:=[.M2]/3600*[.F2]*[.B2]" office:value-type="float" office:value="1080" calcext:value-type="float">
            <text:p>1080</text:p>
          </table:table-cell>
          <table:table-cell table:style-name="ce10" office:value-type="float" office:value="32" calcext:value-type="float">
            <text:p>32</text:p>
          </table:table-cell>
          <table:table-cell table:style-name="ce14" table:formula="of:=[.O2]*[.G2]" office:value-type="float" office:value="32" calcext:value-type="float">
            <text:p>32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2]/[.G2]" office:value-type="float" office:value="400" calcext:value-type="float">
            <text:p>400</text:p>
          </table:table-cell>
          <table:table-cell table:style-name="ce14" table:formula="of:=[.R2]/[.O2]" office:value-type="float" office:value="12.5" calcext:value-type="float">
            <text:p>12,5</text:p>
          </table:table-cell>
          <table:table-cell table:style-name="ce10" office:value-type="float" office:value="3600" calcext:value-type="float">
            <text:p>3600</text:p>
          </table:table-cell>
          <table:table-cell table:style-name="ce9" office:value-type="float" office:value="0" calcext:value-type="float">
            <text:p>0</text:p>
          </table:table-cell>
          <table:table-cell table:style-name="ce14" table:formula="of:=[.T2]*[.S2]/3600" office:value-type="float" office:value="12.5" calcext:value-type="float">
            <text:p>12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2])" office:value-type="string" office:string-value="scenarios/scenario_all_c1" calcext:value-type="string">
            <text:p>scenarios/scenario_all_c1</text:p>
          </table:table-cell>
          <table:table-cell table:style-name="ce9" table:formula="of:=FLOOR(([.M2]+20)/3600)" office:value-type="float" office:value="6" calcext:value-type="float">
            <text:p>6</text:p>
          </table:table-cell>
          <table:table-cell table:style-name="ce9" table:formula="of:=IF(FLOOR((([.M2]+20)-[.AG2]*3600)/60)&lt;10;CONCATENATE(&quot;0&quot;;FLOOR((([.M2]+20)-[.AG2]*3600)/60));FLOOR((([.M2]+20)-[.AG2]*3600)/60))" office:value-type="string" office:string-value="00" calcext:value-type="string">
            <text:p>00</text:p>
          </table:table-cell>
          <table:table-cell table:style-name="ce9" table:formula="of:=IF(FLOOR((([.M2]+20)-[.AG2]*3600-[.AH2]*60))&lt;10;CONCATENATE(&quot;0&quot;;FLOOR((([.M2]+20)-[.AG2]*3600-[.AH2]*60)));FLOOR((([.M2]+20)-[.AG2]*3600-[.AH2]*60)))" office:value-type="float" office:value="20" calcext:value-type="float">
            <text:p>20</text:p>
          </table:table-cell>
          <table:table-cell table:style-name="ce15" table:formula="of:=CONCATENATE(&quot;/home/fh2-project-sda/fj0219/mallob/&quot;;[.AF2];&quot; -c=&quot;;[.G2];&quot; -l=&quot;;TEXT([.I2];&quot;0.000&quot;);&quot; -t=&quot;;[.K2];&quot; -T=&quot;;[.M2];&quot; -lbc=&quot;;[.O2];&quot; -time-per-instance=&quot;;[.T2];&quot; -cpuh-per-instance=&quot;;[.U2];IF([.W2]=1;&quot; -derandomize&quot;;&quot; &quot;);&quot; -ba=&quot;;[.X2];&quot; -g=&quot;;[.Y2];&quot; -md=&quot;;[.Z2];&quot; -p=&quot;;[.AA2];&quot; -s=&quot;;[.AD2];&quot; -v=&quot;;[.AC2];IF([.AB2]=1;&quot; -q&quot;;&quot;&quot;);IF([.AE2]=1;&quot; -warmup&quot;;&quot;&quot;))" office:value-type="string" office:string-value="/home/fh2-project-sda/fj0219/mallob/scenarios/scenario_all_c1 -c=1 -l=0.930 -t=4 -T=21600 -lbc=32 -time-per-instance=3600 -cpuh-per-instance=0 -derandomize -ba=4 -g=0 -md=1 -p=5 -s=1 -v=4 -q -warmup" calcext:value-type="string">
            <text:p>/home/fh2-project-sda/fj0219/mallob/scenarios/scenario_all_c1 -c=1 -l=0.930 -t=4 -T=21600 -lbc=32 -time-per-instance=3600 -cpuh-per-instance=0 -derandomize -ba=4 -g=0 -md=1 -p=5 -s=1 -v=4 -q -warmup</text:p>
          </table:table-cell>
          <table:table-cell table:style-name="ce15" table:formula="of:=CONCATENATE(&quot;mallob_id&quot;;[.A2];&quot;_&quot;;[.B2];&quot;x&quot;;[.C2];&quot;x&quot;;[.D2];&quot;_&quot;;[.M2]+20;&quot;s&quot;)" office:value-type="string" office:string-value="mallob_id2000_9x4x5_21620s" calcext:value-type="string">
            <text:p>mallob_id2000_9x4x5_21620s</text:p>
          </table:table-cell>
          <table:table-cell table:style-name="ce15" table:formula="of:=CONCATENATE(&quot;#!/bin/bash&quot;;CHAR(10);&quot;#SBATCH --nodes=&quot;;[.B2];&quot;&quot;;CHAR(10);&quot;#SBATCH --ntasks=&quot;;[.E2];CHAR(10);&quot;#SBATCH --cpus-per-task=&quot;;[.D2];CHAR(10);&quot;#SBATCH --output=&quot;;[.AK2];&quot;_log&quot;;CHAR(10);&quot;#SBATCH --error=&quot;;[.AK2];&quot;_err&quot;;CHAR(10);&quot;#SBATCH --job-name=&quot;;[.AK2];CHAR(10);&quot;#SBATCH --partition=normal&quot;;CHAR(10);&quot;#SBATCH --time=&quot;;[.AG2];&quot;:&quot;;[.AH2];&quot;:&quot;;[.AI2];CHAR(10);&quot;mkdir -p /home/fh2-project-sda/fj0219/mallob//mallob_logs/&quot;;[.AK2];CHAR(10);&quot;echo logging into /home/fh2-project-sda/fj0219/mallob/mallob_logs/&quot;;[.AK2];CHAR(10);&quot;module load mpi/openmpi/3.1&quot;;CHAR(10);&quot;mpirun --bind-to core --map-by core -report-bindings /home/fh2-project-sda/fj0219/mallob//build/mallob &quot;;[.AJ2];&quot; -log=/home/fh2-project-sda/fj0219/mallob//mallob_logs/&quot;;[.AK2];CHAR(10);&quot;echo finished&quot;)" office:value-type="string" office:string-value="#!/bin/bash&#10;#SBATCH --nodes=9&#10;#SBATCH --ntasks=36&#10;#SBATCH --cpus-per-task=5&#10;#SBATCH --output=mallob_id2000_9x4x5_21620s_log&#10;#SBATCH --error=mallob_id2000_9x4x5_21620s_err&#10;#SBATCH --job-name=mallob_id2000_9x4x5_21620s&#10;#SBATCH --partition=normal&#10;#SBATCH --time=6:00:20&#10;mkdir -p /home/fh2-project-sda/fj0219/mallob//mallob_logs/mallob_id2000_9x4x5_21620s&#10;echo logging into /home/fh2-project-sda/fj0219/mallob/mallob_logs/mallob_id2000_9x4x5_21620s&#10;module load mpi/openmpi/3.1&#10;mpirun --bind-to core --map-by core -report-bindings /home/fh2-project-sda/fj0219/mallob//build/mallob /home/fh2-project-sda/fj0219/mallob/scenarios/scenario_all_c1 -c=1 -l=0.930 -t=4 -T=21600 -lbc=32 -time-per-instance=3600 -cpuh-per-instance=0 -derandomize -ba=4 -g=0 -md=1 -p=5 -s=1 -v=4 -q -warmup -log=/home/fh2-project-sda/fj0219/mallob//mallob_logs/mallob_id2000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2000_9x4x5_21620s_log</text:p>
            <text:p>#SBATCH --error=mallob_id2000_9x4x5_21620s_err</text:p>
            <text:p>#SBATCH --job-name=mallob_id2000_9x4x5_21620s</text:p>
            <text:p>#SBATCH --partition=normal</text:p>
            <text:p>#SBATCH --time=6:00:20</text:p>
            <text:p>mkdir -p /home/fh2-project-sda/fj0219/mallob//mallob_logs/mallob_id2000_9x4x5_21620s</text:p>
            <text:p>echo logging into /home/fh2-project-sda/fj0219/mallob/mallob_logs/mallob_id2000_9x4x5_21620s</text:p>
            <text:p>module load mpi/openmpi/3.1</text:p>
            <text:p>mpirun --bind-to core --map-by core -report-bindings /home/fh2-project-sda/fj0219/mallob//build/mallob /home/fh2-project-sda/fj0219/mallob/scenarios/scenario_all_c1 -c=1 -l=0.930 -t=4 -T=21600 -lbc=32 -time-per-instance=3600 -cpuh-per-instance=0 -derandomize -ba=4 -g=0 -md=1 -p=5 -s=1 -v=4 -q -warmup -log=/home/fh2-project-sda/fj0219/mallob//mallob_logs/mallob_id2000_9x4x5_21620s</text:p>
            <text:p>echo finished</text:p>
          </table:table-cell>
          <table:table-cell table:style-name="ce2"/>
        </table:table-row>
        <table:table-row table:style-name="ro2">
          <table:table-cell table:style-name="ce4" office:value-type="float" office:value="2001" calcext:value-type="float">
            <text:p>200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4" table:formula="of:=[.B3]*[.C3]" office:value-type="float" office:value="36" calcext:value-type="float">
            <text:p>36</text:p>
          </table:table-cell>
          <table:table-cell table:style-name="ce14" table:formula="of:=[.C3]*[.D3]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E3]-[.G3]" office:value-type="float" office:value="35" calcext:value-type="float">
            <text:p>35</text:p>
          </table:table-cell>
          <table:table-cell table:style-name="ce20" office:value-type="float" office:value="0.93" calcext:value-type="float">
            <text:p>0.930</text:p>
          </table:table-cell>
          <table:table-cell table:style-name="ce29" table:formula="of:=FLOOR([.I3]*[.H3])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3]-[.K3]" office:value-type="float" office:value="1" calcext:value-type="float">
            <text:p>1</text:p>
          </table:table-cell>
          <table:table-cell table:style-name="ce9" table:formula="of:=6*3600" office:value-type="float" office:value="21600" calcext:value-type="float">
            <text:p>21600</text:p>
          </table:table-cell>
          <table:table-cell table:style-name="ce14" table:formula="of:=[.M3]/3600*[.F3]*[.B3]" office:value-type="float" office:value="1080" calcext:value-type="float">
            <text:p>1080</text:p>
          </table:table-cell>
          <table:table-cell table:style-name="ce10" office:value-type="float" office:value="16" calcext:value-type="float">
            <text:p>16</text:p>
          </table:table-cell>
          <table:table-cell table:style-name="ce14" table:formula="of:=[.O3]*[.G3]" office:value-type="float" office:value="16" calcext:value-type="float">
            <text:p>16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3]/[.G3]" office:value-type="float" office:value="400" calcext:value-type="float">
            <text:p>400</text:p>
          </table:table-cell>
          <table:table-cell table:style-name="ce14" table:formula="of:=[.R3]/[.O3]" office:value-type="float" office:value="25" calcext:value-type="float">
            <text:p>25</text:p>
          </table:table-cell>
          <table:table-cell table:style-name="ce10" office:value-type="float" office:value="3600" calcext:value-type="float">
            <text:p>3600</text:p>
          </table:table-cell>
          <table:table-cell table:style-name="ce9" office:value-type="float" office:value="0" calcext:value-type="float">
            <text:p>0</text:p>
          </table:table-cell>
          <table:table-cell table:style-name="ce14" table:formula="of:=[.T3]*[.S3]/3600" office:value-type="float" office:value="25" calcext:value-type="float">
            <text:p>2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3])" office:value-type="string" office:string-value="scenarios/scenario_all_c1" calcext:value-type="string">
            <text:p>scenarios/scenario_all_c1</text:p>
          </table:table-cell>
          <table:table-cell table:style-name="ce9" table:formula="of:=FLOOR(([.M3]+20)/3600)" office:value-type="float" office:value="6" calcext:value-type="float">
            <text:p>6</text:p>
          </table:table-cell>
          <table:table-cell table:style-name="ce9" table:formula="of:=IF(FLOOR((([.M3]+20)-[.AG3]*3600)/60)&lt;10;CONCATENATE(&quot;0&quot;;FLOOR((([.M3]+20)-[.AG3]*3600)/60));FLOOR((([.M3]+20)-[.AG3]*3600)/60))" office:value-type="string" office:string-value="00" calcext:value-type="string">
            <text:p>00</text:p>
          </table:table-cell>
          <table:table-cell table:style-name="ce9" table:formula="of:=IF(FLOOR((([.M3]+20)-[.AG3]*3600-[.AH3]*60))&lt;10;CONCATENATE(&quot;0&quot;;FLOOR((([.M3]+20)-[.AG3]*3600-[.AH3]*60)));FLOOR((([.M3]+20)-[.AG3]*3600-[.AH3]*60)))" office:value-type="float" office:value="20" calcext:value-type="float">
            <text:p>20</text:p>
          </table:table-cell>
          <table:table-cell table:style-name="ce15" table:formula="of:=CONCATENATE(&quot;/home/fh2-project-sda/fj0219/mallob/&quot;;[.AF3];&quot; -c=&quot;;[.G3];&quot; -l=&quot;;TEXT([.I3];&quot;0.000&quot;);&quot; -t=&quot;;[.K3];&quot; -T=&quot;;[.M3];&quot; -lbc=&quot;;[.O3];&quot; -time-per-instance=&quot;;[.T3];&quot; -cpuh-per-instance=&quot;;[.U3];IF([.W3]=1;&quot; -derandomize&quot;;&quot; &quot;);&quot; -ba=&quot;;[.X3];&quot; -g=&quot;;[.Y3];&quot; -md=&quot;;[.Z3];&quot; -p=&quot;;[.AA3];&quot; -s=&quot;;[.AD3];&quot; -v=&quot;;[.AC3];IF([.AB3]=1;&quot; -q&quot;;&quot;&quot;);IF([.AE3]=1;&quot; -warmup&quot;;&quot;&quot;))" office:value-type="string" office:string-value="/home/fh2-project-sda/fj0219/mallob/scenarios/scenario_all_c1 -c=1 -l=0.930 -t=4 -T=21600 -lbc=16 -time-per-instance=3600 -cpuh-per-instance=0 -derandomize -ba=4 -g=0 -md=2 -p=5 -s=1 -v=4 -q -warmup" calcext:value-type="string">
            <text:p>/home/fh2-project-sda/fj0219/mallob/scenarios/scenario_all_c1 -c=1 -l=0.930 -t=4 -T=21600 -lbc=16 -time-per-instance=3600 -cpuh-per-instance=0 -derandomize -ba=4 -g=0 -md=2 -p=5 -s=1 -v=4 -q -warmup</text:p>
          </table:table-cell>
          <table:table-cell table:style-name="ce15" table:formula="of:=CONCATENATE(&quot;mallob_id&quot;;[.A3];&quot;_&quot;;[.B3];&quot;x&quot;;[.C3];&quot;x&quot;;[.D3];&quot;_&quot;;[.M3]+20;&quot;s&quot;)" office:value-type="string" office:string-value="mallob_id2001_9x4x5_21620s" calcext:value-type="string">
            <text:p>mallob_id2001_9x4x5_21620s</text:p>
          </table:table-cell>
          <table:table-cell table:style-name="ce15" table:formula="of:=CONCATENATE(&quot;#!/bin/bash&quot;;CHAR(10);&quot;#SBATCH --nodes=&quot;;[.B3];&quot;&quot;;CHAR(10);&quot;#SBATCH --ntasks=&quot;;[.E3];CHAR(10);&quot;#SBATCH --cpus-per-task=&quot;;[.D3];CHAR(10);&quot;#SBATCH --output=&quot;;[.AK3];&quot;_log&quot;;CHAR(10);&quot;#SBATCH --error=&quot;;[.AK3];&quot;_err&quot;;CHAR(10);&quot;#SBATCH --job-name=&quot;;[.AK3];CHAR(10);&quot;#SBATCH --partition=normal&quot;;CHAR(10);&quot;#SBATCH --time=&quot;;[.AG3];&quot;:&quot;;[.AH3];&quot;:&quot;;[.AI3];CHAR(10);&quot;mkdir -p /home/fh2-project-sda/fj0219/mallob//mallob_logs/&quot;;[.AK3];CHAR(10);&quot;echo logging into /home/fh2-project-sda/fj0219/mallob/mallob_logs/&quot;;[.AK3];CHAR(10);&quot;module load mpi/openmpi/3.1&quot;;CHAR(10);&quot;mpirun --bind-to core --map-by core -report-bindings /home/fh2-project-sda/fj0219/mallob//build/mallob &quot;;[.AJ3];&quot; -log=/home/fh2-project-sda/fj0219/mallob//mallob_logs/&quot;;[.AK3];CHAR(10);&quot;echo finished&quot;)" office:value-type="string" office:string-value="#!/bin/bash&#10;#SBATCH --nodes=9&#10;#SBATCH --ntasks=36&#10;#SBATCH --cpus-per-task=5&#10;#SBATCH --output=mallob_id2001_9x4x5_21620s_log&#10;#SBATCH --error=mallob_id2001_9x4x5_21620s_err&#10;#SBATCH --job-name=mallob_id2001_9x4x5_21620s&#10;#SBATCH --partition=normal&#10;#SBATCH --time=6:00:20&#10;mkdir -p /home/fh2-project-sda/fj0219/mallob//mallob_logs/mallob_id2001_9x4x5_21620s&#10;echo logging into /home/fh2-project-sda/fj0219/mallob/mallob_logs/mallob_id2001_9x4x5_21620s&#10;module load mpi/openmpi/3.1&#10;mpirun --bind-to core --map-by core -report-bindings /home/fh2-project-sda/fj0219/mallob//build/mallob /home/fh2-project-sda/fj0219/mallob/scenarios/scenario_all_c1 -c=1 -l=0.930 -t=4 -T=21600 -lbc=16 -time-per-instance=3600 -cpuh-per-instance=0 -derandomize -ba=4 -g=0 -md=2 -p=5 -s=1 -v=4 -q -warmup -log=/home/fh2-project-sda/fj0219/mallob//mallob_logs/mallob_id2001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2001_9x4x5_21620s_log</text:p>
            <text:p>#SBATCH --error=mallob_id2001_9x4x5_21620s_err</text:p>
            <text:p>#SBATCH --job-name=mallob_id2001_9x4x5_21620s</text:p>
            <text:p>#SBATCH --partition=normal</text:p>
            <text:p>#SBATCH --time=6:00:20</text:p>
            <text:p>mkdir -p /home/fh2-project-sda/fj0219/mallob//mallob_logs/mallob_id2001_9x4x5_21620s</text:p>
            <text:p>echo logging into /home/fh2-project-sda/fj0219/mallob/mallob_logs/mallob_id2001_9x4x5_21620s</text:p>
            <text:p>module load mpi/openmpi/3.1</text:p>
            <text:p>mpirun --bind-to core --map-by core -report-bindings /home/fh2-project-sda/fj0219/mallob//build/mallob /home/fh2-project-sda/fj0219/mallob/scenarios/scenario_all_c1 -c=1 -l=0.930 -t=4 -T=21600 -lbc=16 -time-per-instance=3600 -cpuh-per-instance=0 -derandomize -ba=4 -g=0 -md=2 -p=5 -s=1 -v=4 -q -warmup -log=/home/fh2-project-sda/fj0219/mallob//mallob_logs/mallob_id2001_9x4x5_21620s</text:p>
            <text:p>echo finished</text:p>
          </table:table-cell>
          <table:table-cell table:style-name="ce2"/>
        </table:table-row>
        <table:table-row table:style-name="ro2">
          <table:table-cell table:style-name="ce4" office:value-type="float" office:value="2002" calcext:value-type="float">
            <text:p>200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4" table:formula="of:=[.B4]*[.C4]" office:value-type="float" office:value="36" calcext:value-type="float">
            <text:p>36</text:p>
          </table:table-cell>
          <table:table-cell table:style-name="ce14" table:formula="of:=[.C4]*[.D4]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E4]-[.G4]" office:value-type="float" office:value="35" calcext:value-type="float">
            <text:p>35</text:p>
          </table:table-cell>
          <table:table-cell table:style-name="ce20" office:value-type="float" office:value="0.93" calcext:value-type="float">
            <text:p>0.930</text:p>
          </table:table-cell>
          <table:table-cell table:style-name="ce29" table:formula="of:=FLOOR([.I4]*[.H4])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4]-[.K4]" office:value-type="float" office:value="1" calcext:value-type="float">
            <text:p>1</text:p>
          </table:table-cell>
          <table:table-cell table:style-name="ce9" table:formula="of:=6*3600" office:value-type="float" office:value="21600" calcext:value-type="float">
            <text:p>21600</text:p>
          </table:table-cell>
          <table:table-cell table:style-name="ce14" table:formula="of:=[.M4]/3600*[.F4]*[.B4]" office:value-type="float" office:value="1080" calcext:value-type="float">
            <text:p>1080</text:p>
          </table:table-cell>
          <table:table-cell table:style-name="ce10" office:value-type="float" office:value="8" calcext:value-type="float">
            <text:p>8</text:p>
          </table:table-cell>
          <table:table-cell table:style-name="ce14" table:formula="of:=[.O4]*[.G4]" office:value-type="float" office:value="8" calcext:value-type="float">
            <text:p>8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4]/[.G4]" office:value-type="float" office:value="400" calcext:value-type="float">
            <text:p>400</text:p>
          </table:table-cell>
          <table:table-cell table:style-name="ce14" table:formula="of:=[.R4]/[.O4]" office:value-type="float" office:value="50" calcext:value-type="float">
            <text:p>50</text:p>
          </table:table-cell>
          <table:table-cell table:style-name="ce10" office:value-type="float" office:value="3600" calcext:value-type="float">
            <text:p>3600</text:p>
          </table:table-cell>
          <table:table-cell table:style-name="ce9" office:value-type="float" office:value="0" calcext:value-type="float">
            <text:p>0</text:p>
          </table:table-cell>
          <table:table-cell table:style-name="ce14" table:formula="of:=[.T4]*[.S4]/3600" office:value-type="float" office:value="50" calcext:value-type="float">
            <text:p>5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4])" office:value-type="string" office:string-value="scenarios/scenario_all_c1" calcext:value-type="string">
            <text:p>scenarios/scenario_all_c1</text:p>
          </table:table-cell>
          <table:table-cell table:style-name="ce9" table:formula="of:=FLOOR(([.M4]+20)/3600)" office:value-type="float" office:value="6" calcext:value-type="float">
            <text:p>6</text:p>
          </table:table-cell>
          <table:table-cell table:style-name="ce9" table:formula="of:=IF(FLOOR((([.M4]+20)-[.AG4]*3600)/60)&lt;10;CONCATENATE(&quot;0&quot;;FLOOR((([.M4]+20)-[.AG4]*3600)/60));FLOOR((([.M4]+20)-[.AG4]*3600)/60))" office:value-type="string" office:string-value="00" calcext:value-type="string">
            <text:p>00</text:p>
          </table:table-cell>
          <table:table-cell table:style-name="ce9" table:formula="of:=IF(FLOOR((([.M4]+20)-[.AG4]*3600-[.AH4]*60))&lt;10;CONCATENATE(&quot;0&quot;;FLOOR((([.M4]+20)-[.AG4]*3600-[.AH4]*60)));FLOOR((([.M4]+20)-[.AG4]*3600-[.AH4]*60)))" office:value-type="float" office:value="20" calcext:value-type="float">
            <text:p>20</text:p>
          </table:table-cell>
          <table:table-cell table:style-name="ce15" table:formula="of:=CONCATENATE(&quot;/home/fh2-project-sda/fj0219/mallob/&quot;;[.AF4];&quot; -c=&quot;;[.G4];&quot; -l=&quot;;TEXT([.I4];&quot;0.000&quot;);&quot; -t=&quot;;[.K4];&quot; -T=&quot;;[.M4];&quot; -lbc=&quot;;[.O4];&quot; -time-per-instance=&quot;;[.T4];&quot; -cpuh-per-instance=&quot;;[.U4];IF([.W4]=1;&quot; -derandomize&quot;;&quot; &quot;);&quot; -ba=&quot;;[.X4];&quot; -g=&quot;;[.Y4];&quot; -md=&quot;;[.Z4];&quot; -p=&quot;;[.AA4];&quot; -s=&quot;;[.AD4];&quot; -v=&quot;;[.AC4];IF([.AB4]=1;&quot; -q&quot;;&quot;&quot;);IF([.AE4]=1;&quot; -warmup&quot;;&quot;&quot;))" office:value-type="string" office:string-value="/home/fh2-project-sda/fj0219/mallob/scenarios/scenario_all_c1 -c=1 -l=0.930 -t=4 -T=21600 -lbc=8 -time-per-instance=3600 -cpuh-per-instance=0 -derandomize -ba=4 -g=0 -md=4 -p=5 -s=1 -v=4 -q -warmup" calcext:value-type="string">
            <text:p>/home/fh2-project-sda/fj0219/mallob/scenarios/scenario_all_c1 -c=1 -l=0.930 -t=4 -T=21600 -lbc=8 -time-per-instance=3600 -cpuh-per-instance=0 -derandomize -ba=4 -g=0 -md=4 -p=5 -s=1 -v=4 -q -warmup</text:p>
          </table:table-cell>
          <table:table-cell table:style-name="ce15" table:formula="of:=CONCATENATE(&quot;mallob_id&quot;;[.A4];&quot;_&quot;;[.B4];&quot;x&quot;;[.C4];&quot;x&quot;;[.D4];&quot;_&quot;;[.M4]+20;&quot;s&quot;)" office:value-type="string" office:string-value="mallob_id2002_9x4x5_21620s" calcext:value-type="string">
            <text:p>mallob_id2002_9x4x5_21620s</text:p>
          </table:table-cell>
          <table:table-cell table:style-name="ce15" table:formula="of:=CONCATENATE(&quot;#!/bin/bash&quot;;CHAR(10);&quot;#SBATCH --nodes=&quot;;[.B4];&quot;&quot;;CHAR(10);&quot;#SBATCH --ntasks=&quot;;[.E4];CHAR(10);&quot;#SBATCH --cpus-per-task=&quot;;[.D4];CHAR(10);&quot;#SBATCH --output=&quot;;[.AK4];&quot;_log&quot;;CHAR(10);&quot;#SBATCH --error=&quot;;[.AK4];&quot;_err&quot;;CHAR(10);&quot;#SBATCH --job-name=&quot;;[.AK4];CHAR(10);&quot;#SBATCH --partition=normal&quot;;CHAR(10);&quot;#SBATCH --time=&quot;;[.AG4];&quot;:&quot;;[.AH4];&quot;:&quot;;[.AI4];CHAR(10);&quot;mkdir -p /home/fh2-project-sda/fj0219/mallob//mallob_logs/&quot;;[.AK4];CHAR(10);&quot;echo logging into /home/fh2-project-sda/fj0219/mallob/mallob_logs/&quot;;[.AK4];CHAR(10);&quot;module load mpi/openmpi/3.1&quot;;CHAR(10);&quot;mpirun --bind-to core --map-by core -report-bindings /home/fh2-project-sda/fj0219/mallob//build/mallob &quot;;[.AJ4];&quot; -log=/home/fh2-project-sda/fj0219/mallob//mallob_logs/&quot;;[.AK4];CHAR(10);&quot;echo finished&quot;)" office:value-type="string" office:string-value="#!/bin/bash&#10;#SBATCH --nodes=9&#10;#SBATCH --ntasks=36&#10;#SBATCH --cpus-per-task=5&#10;#SBATCH --output=mallob_id2002_9x4x5_21620s_log&#10;#SBATCH --error=mallob_id2002_9x4x5_21620s_err&#10;#SBATCH --job-name=mallob_id2002_9x4x5_21620s&#10;#SBATCH --partition=normal&#10;#SBATCH --time=6:00:20&#10;mkdir -p /home/fh2-project-sda/fj0219/mallob//mallob_logs/mallob_id2002_9x4x5_21620s&#10;echo logging into /home/fh2-project-sda/fj0219/mallob/mallob_logs/mallob_id2002_9x4x5_21620s&#10;module load mpi/openmpi/3.1&#10;mpirun --bind-to core --map-by core -report-bindings /home/fh2-project-sda/fj0219/mallob//build/mallob /home/fh2-project-sda/fj0219/mallob/scenarios/scenario_all_c1 -c=1 -l=0.930 -t=4 -T=21600 -lbc=8 -time-per-instance=3600 -cpuh-per-instance=0 -derandomize -ba=4 -g=0 -md=4 -p=5 -s=1 -v=4 -q -warmup -log=/home/fh2-project-sda/fj0219/mallob//mallob_logs/mallob_id2002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2002_9x4x5_21620s_log</text:p>
            <text:p>#SBATCH --error=mallob_id2002_9x4x5_21620s_err</text:p>
            <text:p>#SBATCH --job-name=mallob_id2002_9x4x5_21620s</text:p>
            <text:p>#SBATCH --partition=normal</text:p>
            <text:p>#SBATCH --time=6:00:20</text:p>
            <text:p>mkdir -p /home/fh2-project-sda/fj0219/mallob//mallob_logs/mallob_id2002_9x4x5_21620s</text:p>
            <text:p>echo logging into /home/fh2-project-sda/fj0219/mallob/mallob_logs/mallob_id2002_9x4x5_21620s</text:p>
            <text:p>module load mpi/openmpi/3.1</text:p>
            <text:p>mpirun --bind-to core --map-by core -report-bindings /home/fh2-project-sda/fj0219/mallob//build/mallob /home/fh2-project-sda/fj0219/mallob/scenarios/scenario_all_c1 -c=1 -l=0.930 -t=4 -T=21600 -lbc=8 -time-per-instance=3600 -cpuh-per-instance=0 -derandomize -ba=4 -g=0 -md=4 -p=5 -s=1 -v=4 -q -warmup -log=/home/fh2-project-sda/fj0219/mallob//mallob_logs/mallob_id2002_9x4x5_21620s</text:p>
            <text:p>echo finished</text:p>
          </table:table-cell>
          <table:table-cell table:style-name="ce2"/>
        </table:table-row>
        <table:table-row table:style-name="ro2">
          <table:table-cell table:style-name="ce4" office:value-type="float" office:value="2003" calcext:value-type="float">
            <text:p>200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4" table:formula="of:=[.B5]*[.C5]" office:value-type="float" office:value="36" calcext:value-type="float">
            <text:p>36</text:p>
          </table:table-cell>
          <table:table-cell table:style-name="ce14" table:formula="of:=[.C5]*[.D5]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E5]-[.G5]" office:value-type="float" office:value="35" calcext:value-type="float">
            <text:p>35</text:p>
          </table:table-cell>
          <table:table-cell table:style-name="ce20" office:value-type="float" office:value="0.93" calcext:value-type="float">
            <text:p>0.930</text:p>
          </table:table-cell>
          <table:table-cell table:style-name="ce29" table:formula="of:=FLOOR([.I5]*[.H5])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5]-[.K5]" office:value-type="float" office:value="1" calcext:value-type="float">
            <text:p>1</text:p>
          </table:table-cell>
          <table:table-cell table:style-name="ce9" table:formula="of:=6*3600" office:value-type="float" office:value="21600" calcext:value-type="float">
            <text:p>21600</text:p>
          </table:table-cell>
          <table:table-cell table:style-name="ce14" table:formula="of:=[.M5]/3600*[.F5]*[.B5]" office:value-type="float" office:value="1080" calcext:value-type="float">
            <text:p>1080</text:p>
          </table:table-cell>
          <table:table-cell table:style-name="ce10" office:value-type="float" office:value="4" calcext:value-type="float">
            <text:p>4</text:p>
          </table:table-cell>
          <table:table-cell table:style-name="ce14" table:formula="of:=[.O5]*[.G5]" office:value-type="float" office:value="4" calcext:value-type="float">
            <text:p>4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5]/[.G5]" office:value-type="float" office:value="400" calcext:value-type="float">
            <text:p>400</text:p>
          </table:table-cell>
          <table:table-cell table:style-name="ce14" table:formula="of:=[.R5]/[.O5]" office:value-type="float" office:value="100" calcext:value-type="float">
            <text:p>100</text:p>
          </table:table-cell>
          <table:table-cell table:style-name="ce10" office:value-type="float" office:value="3600" calcext:value-type="float">
            <text:p>3600</text:p>
          </table:table-cell>
          <table:table-cell table:style-name="ce9" office:value-type="float" office:value="0" calcext:value-type="float">
            <text:p>0</text:p>
          </table:table-cell>
          <table:table-cell table:style-name="ce14" table:formula="of:=[.T5]*[.S5]/3600" office:value-type="float" office:value="100" calcext:value-type="float">
            <text:p>10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8" calcext:value-type="float">
            <text:p>8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5])" office:value-type="string" office:string-value="scenarios/scenario_all_c1" calcext:value-type="string">
            <text:p>scenarios/scenario_all_c1</text:p>
          </table:table-cell>
          <table:table-cell table:style-name="ce9" table:formula="of:=FLOOR(([.M5]+20)/3600)" office:value-type="float" office:value="6" calcext:value-type="float">
            <text:p>6</text:p>
          </table:table-cell>
          <table:table-cell table:style-name="ce9" table:formula="of:=IF(FLOOR((([.M5]+20)-[.AG5]*3600)/60)&lt;10;CONCATENATE(&quot;0&quot;;FLOOR((([.M5]+20)-[.AG5]*3600)/60));FLOOR((([.M5]+20)-[.AG5]*3600)/60))" office:value-type="string" office:string-value="00" calcext:value-type="string">
            <text:p>00</text:p>
          </table:table-cell>
          <table:table-cell table:style-name="ce9" table:formula="of:=IF(FLOOR((([.M5]+20)-[.AG5]*3600-[.AH5]*60))&lt;10;CONCATENATE(&quot;0&quot;;FLOOR((([.M5]+20)-[.AG5]*3600-[.AH5]*60)));FLOOR((([.M5]+20)-[.AG5]*3600-[.AH5]*60)))" office:value-type="float" office:value="20" calcext:value-type="float">
            <text:p>20</text:p>
          </table:table-cell>
          <table:table-cell table:style-name="ce15" table:formula="of:=CONCATENATE(&quot;/home/fh2-project-sda/fj0219/mallob/&quot;;[.AF5];&quot; -c=&quot;;[.G5];&quot; -l=&quot;;TEXT([.I5];&quot;0.000&quot;);&quot; -t=&quot;;[.K5];&quot; -T=&quot;;[.M5];&quot; -lbc=&quot;;[.O5];&quot; -time-per-instance=&quot;;[.T5];&quot; -cpuh-per-instance=&quot;;[.U5];IF([.W5]=1;&quot; -derandomize&quot;;&quot; &quot;);&quot; -ba=&quot;;[.X5];&quot; -g=&quot;;[.Y5];&quot; -md=&quot;;[.Z5];&quot; -p=&quot;;[.AA5];&quot; -s=&quot;;[.AD5];&quot; -v=&quot;;[.AC5];IF([.AB5]=1;&quot; -q&quot;;&quot;&quot;);IF([.AE5]=1;&quot; -warmup&quot;;&quot;&quot;))" office:value-type="string" office:string-value="/home/fh2-project-sda/fj0219/mallob/scenarios/scenario_all_c1 -c=1 -l=0.930 -t=4 -T=21600 -lbc=4 -time-per-instance=3600 -cpuh-per-instance=0 -derandomize -ba=4 -g=0 -md=8 -p=5 -s=1 -v=4 -q -warmup" calcext:value-type="string">
            <text:p>/home/fh2-project-sda/fj0219/mallob/scenarios/scenario_all_c1 -c=1 -l=0.930 -t=4 -T=21600 -lbc=4 -time-per-instance=3600 -cpuh-per-instance=0 -derandomize -ba=4 -g=0 -md=8 -p=5 -s=1 -v=4 -q -warmup</text:p>
          </table:table-cell>
          <table:table-cell table:style-name="ce15" table:formula="of:=CONCATENATE(&quot;mallob_id&quot;;[.A5];&quot;_&quot;;[.B5];&quot;x&quot;;[.C5];&quot;x&quot;;[.D5];&quot;_&quot;;[.M5]+20;&quot;s&quot;)" office:value-type="string" office:string-value="mallob_id2003_9x4x5_21620s" calcext:value-type="string">
            <text:p>mallob_id2003_9x4x5_21620s</text:p>
          </table:table-cell>
          <table:table-cell table:style-name="ce15" table:formula="of:=CONCATENATE(&quot;#!/bin/bash&quot;;CHAR(10);&quot;#SBATCH --nodes=&quot;;[.B5];&quot;&quot;;CHAR(10);&quot;#SBATCH --ntasks=&quot;;[.E5];CHAR(10);&quot;#SBATCH --cpus-per-task=&quot;;[.D5];CHAR(10);&quot;#SBATCH --output=&quot;;[.AK5];&quot;_log&quot;;CHAR(10);&quot;#SBATCH --error=&quot;;[.AK5];&quot;_err&quot;;CHAR(10);&quot;#SBATCH --job-name=&quot;;[.AK5];CHAR(10);&quot;#SBATCH --partition=normal&quot;;CHAR(10);&quot;#SBATCH --time=&quot;;[.AG5];&quot;:&quot;;[.AH5];&quot;:&quot;;[.AI5];CHAR(10);&quot;mkdir -p /home/fh2-project-sda/fj0219/mallob//mallob_logs/&quot;;[.AK5];CHAR(10);&quot;echo logging into /home/fh2-project-sda/fj0219/mallob/mallob_logs/&quot;;[.AK5];CHAR(10);&quot;module load mpi/openmpi/3.1&quot;;CHAR(10);&quot;mpirun --bind-to core --map-by core -report-bindings /home/fh2-project-sda/fj0219/mallob//build/mallob &quot;;[.AJ5];&quot; -log=/home/fh2-project-sda/fj0219/mallob//mallob_logs/&quot;;[.AK5];CHAR(10);&quot;echo finished&quot;)" office:value-type="string" office:string-value="#!/bin/bash&#10;#SBATCH --nodes=9&#10;#SBATCH --ntasks=36&#10;#SBATCH --cpus-per-task=5&#10;#SBATCH --output=mallob_id2003_9x4x5_21620s_log&#10;#SBATCH --error=mallob_id2003_9x4x5_21620s_err&#10;#SBATCH --job-name=mallob_id2003_9x4x5_21620s&#10;#SBATCH --partition=normal&#10;#SBATCH --time=6:00:20&#10;mkdir -p /home/fh2-project-sda/fj0219/mallob//mallob_logs/mallob_id2003_9x4x5_21620s&#10;echo logging into /home/fh2-project-sda/fj0219/mallob/mallob_logs/mallob_id2003_9x4x5_21620s&#10;module load mpi/openmpi/3.1&#10;mpirun --bind-to core --map-by core -report-bindings /home/fh2-project-sda/fj0219/mallob//build/mallob /home/fh2-project-sda/fj0219/mallob/scenarios/scenario_all_c1 -c=1 -l=0.930 -t=4 -T=21600 -lbc=4 -time-per-instance=3600 -cpuh-per-instance=0 -derandomize -ba=4 -g=0 -md=8 -p=5 -s=1 -v=4 -q -warmup -log=/home/fh2-project-sda/fj0219/mallob//mallob_logs/mallob_id2003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2003_9x4x5_21620s_log</text:p>
            <text:p>#SBATCH --error=mallob_id2003_9x4x5_21620s_err</text:p>
            <text:p>#SBATCH --job-name=mallob_id2003_9x4x5_21620s</text:p>
            <text:p>#SBATCH --partition=normal</text:p>
            <text:p>#SBATCH --time=6:00:20</text:p>
            <text:p>mkdir -p /home/fh2-project-sda/fj0219/mallob//mallob_logs/mallob_id2003_9x4x5_21620s</text:p>
            <text:p>echo logging into /home/fh2-project-sda/fj0219/mallob/mallob_logs/mallob_id2003_9x4x5_21620s</text:p>
            <text:p>module load mpi/openmpi/3.1</text:p>
            <text:p>mpirun --bind-to core --map-by core -report-bindings /home/fh2-project-sda/fj0219/mallob//build/mallob /home/fh2-project-sda/fj0219/mallob/scenarios/scenario_all_c1 -c=1 -l=0.930 -t=4 -T=21600 -lbc=4 -time-per-instance=3600 -cpuh-per-instance=0 -derandomize -ba=4 -g=0 -md=8 -p=5 -s=1 -v=4 -q -warmup -log=/home/fh2-project-sda/fj0219/mallob//mallob_logs/mallob_id2003_9x4x5_21620s</text:p>
            <text:p>echo finished</text:p>
          </table:table-cell>
          <table:table-cell table:style-name="ce2"/>
        </table:table-row>
        <table:table-row table:style-name="ro2">
          <table:table-cell table:style-name="ce4" office:value-type="float" office:value="2004" calcext:value-type="float">
            <text:p>2004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4" table:formula="of:=[.B6]*[.C6]" office:value-type="float" office:value="36" calcext:value-type="float">
            <text:p>36</text:p>
          </table:table-cell>
          <table:table-cell table:style-name="ce14" table:formula="of:=[.C6]*[.D6]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E6]-[.G6]" office:value-type="float" office:value="35" calcext:value-type="float">
            <text:p>35</text:p>
          </table:table-cell>
          <table:table-cell table:style-name="ce20" office:value-type="float" office:value="0.93" calcext:value-type="float">
            <text:p>0.930</text:p>
          </table:table-cell>
          <table:table-cell table:style-name="ce29" table:formula="of:=FLOOR([.I6]*[.H6])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6]-[.K6]" office:value-type="float" office:value="1" calcext:value-type="float">
            <text:p>1</text:p>
          </table:table-cell>
          <table:table-cell table:style-name="ce9" table:formula="of:=6*3600" office:value-type="float" office:value="21600" calcext:value-type="float">
            <text:p>21600</text:p>
          </table:table-cell>
          <table:table-cell table:style-name="ce14" table:formula="of:=[.M6]/3600*[.F6]*[.B6]" office:value-type="float" office:value="1080" calcext:value-type="float">
            <text:p>1080</text:p>
          </table:table-cell>
          <table:table-cell table:style-name="ce10" office:value-type="float" office:value="2" calcext:value-type="float">
            <text:p>2</text:p>
          </table:table-cell>
          <table:table-cell table:style-name="ce14" table:formula="of:=[.O6]*[.G6]" office:value-type="float" office:value="2" calcext:value-type="float">
            <text:p>2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6]/[.G6]" office:value-type="float" office:value="400" calcext:value-type="float">
            <text:p>400</text:p>
          </table:table-cell>
          <table:table-cell table:style-name="ce14" table:formula="of:=[.R6]/[.O6]" office:value-type="float" office:value="200" calcext:value-type="float">
            <text:p>200</text:p>
          </table:table-cell>
          <table:table-cell table:style-name="ce10" office:value-type="float" office:value="3600" calcext:value-type="float">
            <text:p>3600</text:p>
          </table:table-cell>
          <table:table-cell table:style-name="ce9" office:value-type="float" office:value="0" calcext:value-type="float">
            <text:p>0</text:p>
          </table:table-cell>
          <table:table-cell table:style-name="ce14" table:formula="of:=[.T6]*[.S6]/3600" office:value-type="float" office:value="200" calcext:value-type="float">
            <text:p>20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16" calcext:value-type="float">
            <text:p>16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6])" office:value-type="string" office:string-value="scenarios/scenario_all_c1" calcext:value-type="string">
            <text:p>scenarios/scenario_all_c1</text:p>
          </table:table-cell>
          <table:table-cell table:style-name="ce9" table:formula="of:=FLOOR(([.M6]+20)/3600)" office:value-type="float" office:value="6" calcext:value-type="float">
            <text:p>6</text:p>
          </table:table-cell>
          <table:table-cell table:style-name="ce9" table:formula="of:=IF(FLOOR((([.M6]+20)-[.AG6]*3600)/60)&lt;10;CONCATENATE(&quot;0&quot;;FLOOR((([.M6]+20)-[.AG6]*3600)/60));FLOOR((([.M6]+20)-[.AG6]*3600)/60))" office:value-type="string" office:string-value="00" calcext:value-type="string">
            <text:p>00</text:p>
          </table:table-cell>
          <table:table-cell table:style-name="ce9" table:formula="of:=IF(FLOOR((([.M6]+20)-[.AG6]*3600-[.AH6]*60))&lt;10;CONCATENATE(&quot;0&quot;;FLOOR((([.M6]+20)-[.AG6]*3600-[.AH6]*60)));FLOOR((([.M6]+20)-[.AG6]*3600-[.AH6]*60)))" office:value-type="float" office:value="20" calcext:value-type="float">
            <text:p>20</text:p>
          </table:table-cell>
          <table:table-cell table:style-name="ce15" table:formula="of:=CONCATENATE(&quot;/home/fh2-project-sda/fj0219/mallob/&quot;;[.AF6];&quot; -c=&quot;;[.G6];&quot; -l=&quot;;TEXT([.I6];&quot;0.000&quot;);&quot; -t=&quot;;[.K6];&quot; -T=&quot;;[.M6];&quot; -lbc=&quot;;[.O6];&quot; -time-per-instance=&quot;;[.T6];&quot; -cpuh-per-instance=&quot;;[.U6];IF([.W6]=1;&quot; -derandomize&quot;;&quot; &quot;);&quot; -ba=&quot;;[.X6];&quot; -g=&quot;;[.Y6];&quot; -md=&quot;;[.Z6];&quot; -p=&quot;;[.AA6];&quot; -s=&quot;;[.AD6];&quot; -v=&quot;;[.AC6];IF([.AB6]=1;&quot; -q&quot;;&quot;&quot;);IF([.AE6]=1;&quot; -warmup&quot;;&quot;&quot;))" office:value-type="string" office:string-value="/home/fh2-project-sda/fj0219/mallob/scenarios/scenario_all_c1 -c=1 -l=0.930 -t=4 -T=21600 -lbc=2 -time-per-instance=3600 -cpuh-per-instance=0 -derandomize -ba=4 -g=0 -md=16 -p=5 -s=1 -v=4 -q -warmup" calcext:value-type="string">
            <text:p>/home/fh2-project-sda/fj0219/mallob/scenarios/scenario_all_c1 -c=1 -l=0.930 -t=4 -T=21600 -lbc=2 -time-per-instance=3600 -cpuh-per-instance=0 -derandomize -ba=4 -g=0 -md=16 -p=5 -s=1 -v=4 -q -warmup</text:p>
          </table:table-cell>
          <table:table-cell table:style-name="ce15" table:formula="of:=CONCATENATE(&quot;mallob_id&quot;;[.A6];&quot;_&quot;;[.B6];&quot;x&quot;;[.C6];&quot;x&quot;;[.D6];&quot;_&quot;;[.M6]+20;&quot;s&quot;)" office:value-type="string" office:string-value="mallob_id2004_9x4x5_21620s" calcext:value-type="string">
            <text:p>mallob_id2004_9x4x5_21620s</text:p>
          </table:table-cell>
          <table:table-cell table:style-name="ce15" table:formula="of:=CONCATENATE(&quot;#!/bin/bash&quot;;CHAR(10);&quot;#SBATCH --nodes=&quot;;[.B6];&quot;&quot;;CHAR(10);&quot;#SBATCH --ntasks=&quot;;[.E6];CHAR(10);&quot;#SBATCH --cpus-per-task=&quot;;[.D6];CHAR(10);&quot;#SBATCH --output=&quot;;[.AK6];&quot;_log&quot;;CHAR(10);&quot;#SBATCH --error=&quot;;[.AK6];&quot;_err&quot;;CHAR(10);&quot;#SBATCH --job-name=&quot;;[.AK6];CHAR(10);&quot;#SBATCH --partition=normal&quot;;CHAR(10);&quot;#SBATCH --time=&quot;;[.AG6];&quot;:&quot;;[.AH6];&quot;:&quot;;[.AI6];CHAR(10);&quot;mkdir -p /home/fh2-project-sda/fj0219/mallob//mallob_logs/&quot;;[.AK6];CHAR(10);&quot;echo logging into /home/fh2-project-sda/fj0219/mallob/mallob_logs/&quot;;[.AK6];CHAR(10);&quot;module load mpi/openmpi/3.1&quot;;CHAR(10);&quot;mpirun --bind-to core --map-by core -report-bindings /home/fh2-project-sda/fj0219/mallob//build/mallob &quot;;[.AJ6];&quot; -log=/home/fh2-project-sda/fj0219/mallob//mallob_logs/&quot;;[.AK6];CHAR(10);&quot;echo finished&quot;)" office:value-type="string" office:string-value="#!/bin/bash&#10;#SBATCH --nodes=9&#10;#SBATCH --ntasks=36&#10;#SBATCH --cpus-per-task=5&#10;#SBATCH --output=mallob_id2004_9x4x5_21620s_log&#10;#SBATCH --error=mallob_id2004_9x4x5_21620s_err&#10;#SBATCH --job-name=mallob_id2004_9x4x5_21620s&#10;#SBATCH --partition=normal&#10;#SBATCH --time=6:00:20&#10;mkdir -p /home/fh2-project-sda/fj0219/mallob//mallob_logs/mallob_id2004_9x4x5_21620s&#10;echo logging into /home/fh2-project-sda/fj0219/mallob/mallob_logs/mallob_id2004_9x4x5_21620s&#10;module load mpi/openmpi/3.1&#10;mpirun --bind-to core --map-by core -report-bindings /home/fh2-project-sda/fj0219/mallob//build/mallob /home/fh2-project-sda/fj0219/mallob/scenarios/scenario_all_c1 -c=1 -l=0.930 -t=4 -T=21600 -lbc=2 -time-per-instance=3600 -cpuh-per-instance=0 -derandomize -ba=4 -g=0 -md=16 -p=5 -s=1 -v=4 -q -warmup -log=/home/fh2-project-sda/fj0219/mallob//mallob_logs/mallob_id2004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2004_9x4x5_21620s_log</text:p>
            <text:p>#SBATCH --error=mallob_id2004_9x4x5_21620s_err</text:p>
            <text:p>#SBATCH --job-name=mallob_id2004_9x4x5_21620s</text:p>
            <text:p>#SBATCH --partition=normal</text:p>
            <text:p>#SBATCH --time=6:00:20</text:p>
            <text:p>mkdir -p /home/fh2-project-sda/fj0219/mallob//mallob_logs/mallob_id2004_9x4x5_21620s</text:p>
            <text:p>echo logging into /home/fh2-project-sda/fj0219/mallob/mallob_logs/mallob_id2004_9x4x5_21620s</text:p>
            <text:p>module load mpi/openmpi/3.1</text:p>
            <text:p>mpirun --bind-to core --map-by core -report-bindings /home/fh2-project-sda/fj0219/mallob//build/mallob /home/fh2-project-sda/fj0219/mallob/scenarios/scenario_all_c1 -c=1 -l=0.930 -t=4 -T=21600 -lbc=2 -time-per-instance=3600 -cpuh-per-instance=0 -derandomize -ba=4 -g=0 -md=16 -p=5 -s=1 -v=4 -q -warmup -log=/home/fh2-project-sda/fj0219/mallob//mallob_logs/mallob_id2004_9x4x5_21620s</text:p>
            <text:p>echo finished</text:p>
          </table:table-cell>
          <table:table-cell table:style-name="ce2"/>
        </table:table-row>
        <table:table-row table:style-name="ro2">
          <table:table-cell table:style-name="ce4" office:value-type="float" office:value="2005" calcext:value-type="float">
            <text:p>2005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4" table:formula="of:=[.B7]*[.C7]" office:value-type="float" office:value="36" calcext:value-type="float">
            <text:p>36</text:p>
          </table:table-cell>
          <table:table-cell table:style-name="ce14" table:formula="of:=[.C7]*[.D7]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E7]-[.G7]" office:value-type="float" office:value="35" calcext:value-type="float">
            <text:p>35</text:p>
          </table:table-cell>
          <table:table-cell table:style-name="ce20" office:value-type="float" office:value="0.93" calcext:value-type="float">
            <text:p>0.930</text:p>
          </table:table-cell>
          <table:table-cell table:style-name="ce29" table:formula="of:=FLOOR([.I7]*[.H7])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7]-[.K7]" office:value-type="float" office:value="1" calcext:value-type="float">
            <text:p>1</text:p>
          </table:table-cell>
          <table:table-cell table:style-name="ce9" table:formula="of:=6*3600" office:value-type="float" office:value="21600" calcext:value-type="float">
            <text:p>21600</text:p>
          </table:table-cell>
          <table:table-cell table:style-name="ce14" table:formula="of:=[.M7]/3600*[.F7]*[.B7]" office:value-type="float" office:value="1080" calcext:value-type="float">
            <text:p>1080</text:p>
          </table:table-cell>
          <table:table-cell table:style-name="ce10" office:value-type="float" office:value="1" calcext:value-type="float">
            <text:p>1</text:p>
          </table:table-cell>
          <table:table-cell table:style-name="ce14" table:formula="of:=[.O7]*[.G7]" office:value-type="float" office:value="1" calcext:value-type="float">
            <text:p>1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7]/[.G7]" office:value-type="float" office:value="400" calcext:value-type="float">
            <text:p>400</text:p>
          </table:table-cell>
          <table:table-cell table:style-name="ce14" table:formula="of:=[.R7]/[.O7]" office:value-type="float" office:value="400" calcext:value-type="float">
            <text:p>400</text:p>
          </table:table-cell>
          <table:table-cell table:style-name="ce10" office:value-type="float" office:value="3600" calcext:value-type="float">
            <text:p>3600</text:p>
          </table:table-cell>
          <table:table-cell table:style-name="ce9" office:value-type="float" office:value="0" calcext:value-type="float">
            <text:p>0</text:p>
          </table:table-cell>
          <table:table-cell table:style-name="ce14" table:formula="of:=[.T7]*[.S7]/3600" office:value-type="float" office:value="400" calcext:value-type="float">
            <text:p>40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32" calcext:value-type="float">
            <text:p>32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7])" office:value-type="string" office:string-value="scenarios/scenario_all_c1" calcext:value-type="string">
            <text:p>scenarios/scenario_all_c1</text:p>
          </table:table-cell>
          <table:table-cell table:style-name="ce9" table:formula="of:=FLOOR(([.M7]+20)/3600)" office:value-type="float" office:value="6" calcext:value-type="float">
            <text:p>6</text:p>
          </table:table-cell>
          <table:table-cell table:style-name="ce9" table:formula="of:=IF(FLOOR((([.M7]+20)-[.AG7]*3600)/60)&lt;10;CONCATENATE(&quot;0&quot;;FLOOR((([.M7]+20)-[.AG7]*3600)/60));FLOOR((([.M7]+20)-[.AG7]*3600)/60))" office:value-type="string" office:string-value="00" calcext:value-type="string">
            <text:p>00</text:p>
          </table:table-cell>
          <table:table-cell table:style-name="ce9" table:formula="of:=IF(FLOOR((([.M7]+20)-[.AG7]*3600-[.AH7]*60))&lt;10;CONCATENATE(&quot;0&quot;;FLOOR((([.M7]+20)-[.AG7]*3600-[.AH7]*60)));FLOOR((([.M7]+20)-[.AG7]*3600-[.AH7]*60)))" office:value-type="float" office:value="20" calcext:value-type="float">
            <text:p>20</text:p>
          </table:table-cell>
          <table:table-cell table:style-name="ce15" table:formula="of:=CONCATENATE(&quot;/home/fh2-project-sda/fj0219/mallob/&quot;;[.AF7];&quot; -c=&quot;;[.G7];&quot; -l=&quot;;TEXT([.I7];&quot;0.000&quot;);&quot; -t=&quot;;[.K7];&quot; -T=&quot;;[.M7];&quot; -lbc=&quot;;[.O7];&quot; -time-per-instance=&quot;;[.T7];&quot; -cpuh-per-instance=&quot;;[.U7];IF([.W7]=1;&quot; -derandomize&quot;;&quot; &quot;);&quot; -ba=&quot;;[.X7];&quot; -g=&quot;;[.Y7];&quot; -md=&quot;;[.Z7];&quot; -p=&quot;;[.AA7];&quot; -s=&quot;;[.AD7];&quot; -v=&quot;;[.AC7];IF([.AB7]=1;&quot; -q&quot;;&quot;&quot;);IF([.AE7]=1;&quot; -warmup&quot;;&quot;&quot;))" office:value-type="string" office:string-value="/home/fh2-project-sda/fj0219/mallob/scenarios/scenario_all_c1 -c=1 -l=0.930 -t=4 -T=21600 -lbc=1 -time-per-instance=3600 -cpuh-per-instance=0 -derandomize -ba=4 -g=0 -md=32 -p=5 -s=1 -v=4 -q -warmup" calcext:value-type="string">
            <text:p>/home/fh2-project-sda/fj0219/mallob/scenarios/scenario_all_c1 -c=1 -l=0.930 -t=4 -T=21600 -lbc=1 -time-per-instance=3600 -cpuh-per-instance=0 -derandomize -ba=4 -g=0 -md=32 -p=5 -s=1 -v=4 -q -warmup</text:p>
          </table:table-cell>
          <table:table-cell table:style-name="ce15" table:formula="of:=CONCATENATE(&quot;mallob_id&quot;;[.A7];&quot;_&quot;;[.B7];&quot;x&quot;;[.C7];&quot;x&quot;;[.D7];&quot;_&quot;;[.M7]+20;&quot;s&quot;)" office:value-type="string" office:string-value="mallob_id2005_9x4x5_21620s" calcext:value-type="string">
            <text:p>mallob_id2005_9x4x5_21620s</text:p>
          </table:table-cell>
          <table:table-cell table:style-name="ce15" table:formula="of:=CONCATENATE(&quot;#!/bin/bash&quot;;CHAR(10);&quot;#SBATCH --nodes=&quot;;[.B7];&quot;&quot;;CHAR(10);&quot;#SBATCH --ntasks=&quot;;[.E7];CHAR(10);&quot;#SBATCH --cpus-per-task=&quot;;[.D7];CHAR(10);&quot;#SBATCH --output=&quot;;[.AK7];&quot;_log&quot;;CHAR(10);&quot;#SBATCH --error=&quot;;[.AK7];&quot;_err&quot;;CHAR(10);&quot;#SBATCH --job-name=&quot;;[.AK7];CHAR(10);&quot;#SBATCH --partition=normal&quot;;CHAR(10);&quot;#SBATCH --time=&quot;;[.AG7];&quot;:&quot;;[.AH7];&quot;:&quot;;[.AI7];CHAR(10);&quot;mkdir -p /home/fh2-project-sda/fj0219/mallob//mallob_logs/&quot;;[.AK7];CHAR(10);&quot;echo logging into /home/fh2-project-sda/fj0219/mallob/mallob_logs/&quot;;[.AK7];CHAR(10);&quot;module load mpi/openmpi/3.1&quot;;CHAR(10);&quot;mpirun --bind-to core --map-by core -report-bindings /home/fh2-project-sda/fj0219/mallob//build/mallob &quot;;[.AJ7];&quot; -log=/home/fh2-project-sda/fj0219/mallob//mallob_logs/&quot;;[.AK7];CHAR(10);&quot;echo finished&quot;)" office:value-type="string" office:string-value="#!/bin/bash&#10;#SBATCH --nodes=9&#10;#SBATCH --ntasks=36&#10;#SBATCH --cpus-per-task=5&#10;#SBATCH --output=mallob_id2005_9x4x5_21620s_log&#10;#SBATCH --error=mallob_id2005_9x4x5_21620s_err&#10;#SBATCH --job-name=mallob_id2005_9x4x5_21620s&#10;#SBATCH --partition=normal&#10;#SBATCH --time=6:00:20&#10;mkdir -p /home/fh2-project-sda/fj0219/mallob//mallob_logs/mallob_id2005_9x4x5_21620s&#10;echo logging into /home/fh2-project-sda/fj0219/mallob/mallob_logs/mallob_id2005_9x4x5_21620s&#10;module load mpi/openmpi/3.1&#10;mpirun --bind-to core --map-by core -report-bindings /home/fh2-project-sda/fj0219/mallob//build/mallob /home/fh2-project-sda/fj0219/mallob/scenarios/scenario_all_c1 -c=1 -l=0.930 -t=4 -T=21600 -lbc=1 -time-per-instance=3600 -cpuh-per-instance=0 -derandomize -ba=4 -g=0 -md=32 -p=5 -s=1 -v=4 -q -warmup -log=/home/fh2-project-sda/fj0219/mallob//mallob_logs/mallob_id2005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2005_9x4x5_21620s_log</text:p>
            <text:p>#SBATCH --error=mallob_id2005_9x4x5_21620s_err</text:p>
            <text:p>#SBATCH --job-name=mallob_id2005_9x4x5_21620s</text:p>
            <text:p>#SBATCH --partition=normal</text:p>
            <text:p>#SBATCH --time=6:00:20</text:p>
            <text:p>mkdir -p /home/fh2-project-sda/fj0219/mallob//mallob_logs/mallob_id2005_9x4x5_21620s</text:p>
            <text:p>echo logging into /home/fh2-project-sda/fj0219/mallob/mallob_logs/mallob_id2005_9x4x5_21620s</text:p>
            <text:p>module load mpi/openmpi/3.1</text:p>
            <text:p>mpirun --bind-to core --map-by core -report-bindings /home/fh2-project-sda/fj0219/mallob//build/mallob /home/fh2-project-sda/fj0219/mallob/scenarios/scenario_all_c1 -c=1 -l=0.930 -t=4 -T=21600 -lbc=1 -time-per-instance=3600 -cpuh-per-instance=0 -derandomize -ba=4 -g=0 -md=32 -p=5 -s=1 -v=4 -q -warmup -log=/home/fh2-project-sda/fj0219/mallob//mallob_logs/mallob_id2005_9x4x5_21620s</text:p>
            <text:p>echo finished</text:p>
          </table:table-cell>
          <table:table-cell/>
        </table:table-row>
        <table:table-row table:style-name="ro2">
          <table:table-cell table:style-name="ce4" office:value-type="float" office:value="2006" calcext:value-type="float">
            <text:p>2006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4" table:formula="of:=[.B8]*[.C8]" office:value-type="float" office:value="36" calcext:value-type="float">
            <text:p>36</text:p>
          </table:table-cell>
          <table:table-cell table:style-name="ce14" table:formula="of:=[.C8]*[.D8]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E8]-[.G8]" office:value-type="float" office:value="35" calcext:value-type="float">
            <text:p>35</text:p>
          </table:table-cell>
          <table:table-cell table:style-name="ce20" office:value-type="float" office:value="0.93" calcext:value-type="float">
            <text:p>0.930</text:p>
          </table:table-cell>
          <table:table-cell table:style-name="ce29" table:formula="of:=FLOOR([.I8]*[.H8])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8]-[.K8]" office:value-type="float" office:value="1" calcext:value-type="float">
            <text:p>1</text:p>
          </table:table-cell>
          <table:table-cell table:style-name="ce9" table:formula="of:=6*3600" office:value-type="float" office:value="21600" calcext:value-type="float">
            <text:p>21600</text:p>
          </table:table-cell>
          <table:table-cell table:style-name="ce14" table:formula="of:=[.M8]/3600*[.F8]*[.B8]" office:value-type="float" office:value="1080" calcext:value-type="float">
            <text:p>1080</text:p>
          </table:table-cell>
          <table:table-cell table:style-name="ce10" office:value-type="float" office:value="32" calcext:value-type="float">
            <text:p>32</text:p>
          </table:table-cell>
          <table:table-cell table:style-name="ce14" table:formula="of:=[.O8]*[.G8]" office:value-type="float" office:value="32" calcext:value-type="float">
            <text:p>32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8]/[.G8]" office:value-type="float" office:value="400" calcext:value-type="float">
            <text:p>400</text:p>
          </table:table-cell>
          <table:table-cell table:style-name="ce14" table:formula="of:=[.R8]/[.O8]" office:value-type="float" office:value="12.5" calcext:value-type="float">
            <text:p>12,5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</text:p>
          </table:table-cell>
          <table:table-cell table:style-name="ce14" table:formula="of:=[.T8]*[.S8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8])" office:value-type="string" office:string-value="scenarios/scenario_all_c1" calcext:value-type="string">
            <text:p>scenarios/scenario_all_c1</text:p>
          </table:table-cell>
          <table:table-cell table:style-name="ce9" table:formula="of:=FLOOR(([.M8]+20)/3600)" office:value-type="float" office:value="6" calcext:value-type="float">
            <text:p>6</text:p>
          </table:table-cell>
          <table:table-cell table:style-name="ce9" table:formula="of:=IF(FLOOR((([.M8]+20)-[.AG8]*3600)/60)&lt;10;CONCATENATE(&quot;0&quot;;FLOOR((([.M8]+20)-[.AG8]*3600)/60));FLOOR((([.M8]+20)-[.AG8]*3600)/60))" office:value-type="string" office:string-value="00" calcext:value-type="string">
            <text:p>00</text:p>
          </table:table-cell>
          <table:table-cell table:style-name="ce9" table:formula="of:=IF(FLOOR((([.M8]+20)-[.AG8]*3600-[.AH8]*60))&lt;10;CONCATENATE(&quot;0&quot;;FLOOR((([.M8]+20)-[.AG8]*3600-[.AH8]*60)));FLOOR((([.M8]+20)-[.AG8]*3600-[.AH8]*60)))" office:value-type="float" office:value="20" calcext:value-type="float">
            <text:p>20</text:p>
          </table:table-cell>
          <table:table-cell table:style-name="ce15" table:formula="of:=CONCATENATE(&quot;/home/fh2-project-sda/fj0219/mallob/&quot;;[.AF8];&quot; -c=&quot;;[.G8];&quot; -l=&quot;;TEXT([.I8];&quot;0.000&quot;);&quot; -t=&quot;;[.K8];&quot; -T=&quot;;[.M8];&quot; -lbc=&quot;;[.O8];&quot; -time-per-instance=&quot;;[.T8];&quot; -cpuh-per-instance=&quot;;[.U8];IF([.W8]=1;&quot; -derandomize&quot;;&quot; &quot;);&quot; -ba=&quot;;[.X8];&quot; -g=&quot;;[.Y8];&quot; -md=&quot;;[.Z8];&quot; -p=&quot;;[.AA8];&quot; -s=&quot;;[.AD8];&quot; -v=&quot;;[.AC8];IF([.AB8]=1;&quot; -q&quot;;&quot;&quot;);IF([.AE8]=1;&quot; -warmup&quot;;&quot;&quot;))" office:value-type="string" office:string-value="/home/fh2-project-sda/fj0219/mallob/scenarios/scenario_all_c1 -c=1 -l=0.930 -t=4 -T=21600 -lbc=32 -time-per-instance=0 -cpuh-per-instance=10 -derandomize -ba=4 -g=0 -md=1 -p=5 -s=1 -v=4 -q -warmup" calcext:value-type="string">
            <text:p>/home/fh2-project-sda/fj0219/mallob/scenarios/scenario_all_c1 -c=1 -l=0.930 -t=4 -T=21600 -lbc=32 -time-per-instance=0 -cpuh-per-instance=10 -derandomize -ba=4 -g=0 -md=1 -p=5 -s=1 -v=4 -q -warmup</text:p>
          </table:table-cell>
          <table:table-cell table:style-name="ce15" table:formula="of:=CONCATENATE(&quot;mallob_id&quot;;[.A8];&quot;_&quot;;[.B8];&quot;x&quot;;[.C8];&quot;x&quot;;[.D8];&quot;_&quot;;[.M8]+20;&quot;s&quot;)" office:value-type="string" office:string-value="mallob_id2006_9x4x5_21620s" calcext:value-type="string">
            <text:p>mallob_id2006_9x4x5_21620s</text:p>
          </table:table-cell>
          <table:table-cell table:style-name="ce15" table:formula="of:=CONCATENATE(&quot;#!/bin/bash&quot;;CHAR(10);&quot;#SBATCH --nodes=&quot;;[.B8];&quot;&quot;;CHAR(10);&quot;#SBATCH --ntasks=&quot;;[.E8];CHAR(10);&quot;#SBATCH --cpus-per-task=&quot;;[.D8];CHAR(10);&quot;#SBATCH --output=&quot;;[.AK8];&quot;_log&quot;;CHAR(10);&quot;#SBATCH --error=&quot;;[.AK8];&quot;_err&quot;;CHAR(10);&quot;#SBATCH --job-name=&quot;;[.AK8];CHAR(10);&quot;#SBATCH --partition=normal&quot;;CHAR(10);&quot;#SBATCH --time=&quot;;[.AG8];&quot;:&quot;;[.AH8];&quot;:&quot;;[.AI8];CHAR(10);&quot;mkdir -p /home/fh2-project-sda/fj0219/mallob//mallob_logs/&quot;;[.AK8];CHAR(10);&quot;echo logging into /home/fh2-project-sda/fj0219/mallob/mallob_logs/&quot;;[.AK8];CHAR(10);&quot;module load mpi/openmpi/3.1&quot;;CHAR(10);&quot;mpirun --bind-to core --map-by core -report-bindings /home/fh2-project-sda/fj0219/mallob//build/mallob &quot;;[.AJ8];&quot; -log=/home/fh2-project-sda/fj0219/mallob//mallob_logs/&quot;;[.AK8];CHAR(10);&quot;echo finished&quot;)" office:value-type="string" office:string-value="#!/bin/bash&#10;#SBATCH --nodes=9&#10;#SBATCH --ntasks=36&#10;#SBATCH --cpus-per-task=5&#10;#SBATCH --output=mallob_id2006_9x4x5_21620s_log&#10;#SBATCH --error=mallob_id2006_9x4x5_21620s_err&#10;#SBATCH --job-name=mallob_id2006_9x4x5_21620s&#10;#SBATCH --partition=normal&#10;#SBATCH --time=6:00:20&#10;mkdir -p /home/fh2-project-sda/fj0219/mallob//mallob_logs/mallob_id2006_9x4x5_21620s&#10;echo logging into /home/fh2-project-sda/fj0219/mallob/mallob_logs/mallob_id2006_9x4x5_21620s&#10;module load mpi/openmpi/3.1&#10;mpirun --bind-to core --map-by core -report-bindings /home/fh2-project-sda/fj0219/mallob//build/mallob /home/fh2-project-sda/fj0219/mallob/scenarios/scenario_all_c1 -c=1 -l=0.930 -t=4 -T=21600 -lbc=32 -time-per-instance=0 -cpuh-per-instance=10 -derandomize -ba=4 -g=0 -md=1 -p=5 -s=1 -v=4 -q -warmup -log=/home/fh2-project-sda/fj0219/mallob//mallob_logs/mallob_id2006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2006_9x4x5_21620s_log</text:p>
            <text:p>#SBATCH --error=mallob_id2006_9x4x5_21620s_err</text:p>
            <text:p>#SBATCH --job-name=mallob_id2006_9x4x5_21620s</text:p>
            <text:p>#SBATCH --partition=normal</text:p>
            <text:p>#SBATCH --time=6:00:20</text:p>
            <text:p>mkdir -p /home/fh2-project-sda/fj0219/mallob//mallob_logs/mallob_id2006_9x4x5_21620s</text:p>
            <text:p>echo logging into /home/fh2-project-sda/fj0219/mallob/mallob_logs/mallob_id2006_9x4x5_21620s</text:p>
            <text:p>module load mpi/openmpi/3.1</text:p>
            <text:p>mpirun --bind-to core --map-by core -report-bindings /home/fh2-project-sda/fj0219/mallob//build/mallob /home/fh2-project-sda/fj0219/mallob/scenarios/scenario_all_c1 -c=1 -l=0.930 -t=4 -T=21600 -lbc=32 -time-per-instance=0 -cpuh-per-instance=10 -derandomize -ba=4 -g=0 -md=1 -p=5 -s=1 -v=4 -q -warmup -log=/home/fh2-project-sda/fj0219/mallob//mallob_logs/mallob_id2006_9x4x5_21620s</text:p>
            <text:p>echo finished</text:p>
          </table:table-cell>
          <table:table-cell/>
        </table:table-row>
        <table:table-row table:style-name="ro2">
          <table:table-cell table:style-name="ce4" office:value-type="float" office:value="2007" calcext:value-type="float">
            <text:p>2007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4" table:formula="of:=[.B9]*[.C9]" office:value-type="float" office:value="36" calcext:value-type="float">
            <text:p>36</text:p>
          </table:table-cell>
          <table:table-cell table:style-name="ce14" table:formula="of:=[.C9]*[.D9]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E9]-[.G9]" office:value-type="float" office:value="35" calcext:value-type="float">
            <text:p>35</text:p>
          </table:table-cell>
          <table:table-cell table:style-name="ce20" office:value-type="float" office:value="0.93" calcext:value-type="float">
            <text:p>0.930</text:p>
          </table:table-cell>
          <table:table-cell table:style-name="ce29" table:formula="of:=FLOOR([.I9]*[.H9])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9]-[.K9]" office:value-type="float" office:value="1" calcext:value-type="float">
            <text:p>1</text:p>
          </table:table-cell>
          <table:table-cell table:style-name="ce9" table:formula="of:=6*3600" office:value-type="float" office:value="21600" calcext:value-type="float">
            <text:p>21600</text:p>
          </table:table-cell>
          <table:table-cell table:style-name="ce14" table:formula="of:=[.M9]/3600*[.F9]*[.B9]" office:value-type="float" office:value="1080" calcext:value-type="float">
            <text:p>1080</text:p>
          </table:table-cell>
          <table:table-cell table:style-name="ce10" office:value-type="float" office:value="16" calcext:value-type="float">
            <text:p>16</text:p>
          </table:table-cell>
          <table:table-cell table:style-name="ce14" table:formula="of:=[.O9]*[.G9]" office:value-type="float" office:value="16" calcext:value-type="float">
            <text:p>16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9]/[.G9]" office:value-type="float" office:value="400" calcext:value-type="float">
            <text:p>400</text:p>
          </table:table-cell>
          <table:table-cell table:style-name="ce14" table:formula="of:=[.R9]/[.O9]" office:value-type="float" office:value="25" calcext:value-type="float">
            <text:p>25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</text:p>
          </table:table-cell>
          <table:table-cell table:style-name="ce14" table:formula="of:=[.T9]*[.S9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9])" office:value-type="string" office:string-value="scenarios/scenario_all_c1" calcext:value-type="string">
            <text:p>scenarios/scenario_all_c1</text:p>
          </table:table-cell>
          <table:table-cell table:style-name="ce9" table:formula="of:=FLOOR(([.M9]+20)/3600)" office:value-type="float" office:value="6" calcext:value-type="float">
            <text:p>6</text:p>
          </table:table-cell>
          <table:table-cell table:style-name="ce9" table:formula="of:=IF(FLOOR((([.M9]+20)-[.AG9]*3600)/60)&lt;10;CONCATENATE(&quot;0&quot;;FLOOR((([.M9]+20)-[.AG9]*3600)/60));FLOOR((([.M9]+20)-[.AG9]*3600)/60))" office:value-type="string" office:string-value="00" calcext:value-type="string">
            <text:p>00</text:p>
          </table:table-cell>
          <table:table-cell table:style-name="ce9" table:formula="of:=IF(FLOOR((([.M9]+20)-[.AG9]*3600-[.AH9]*60))&lt;10;CONCATENATE(&quot;0&quot;;FLOOR((([.M9]+20)-[.AG9]*3600-[.AH9]*60)));FLOOR((([.M9]+20)-[.AG9]*3600-[.AH9]*60)))" office:value-type="float" office:value="20" calcext:value-type="float">
            <text:p>20</text:p>
          </table:table-cell>
          <table:table-cell table:style-name="ce15" table:formula="of:=CONCATENATE(&quot;/home/fh2-project-sda/fj0219/mallob/&quot;;[.AF9];&quot; -c=&quot;;[.G9];&quot; -l=&quot;;TEXT([.I9];&quot;0.000&quot;);&quot; -t=&quot;;[.K9];&quot; -T=&quot;;[.M9];&quot; -lbc=&quot;;[.O9];&quot; -time-per-instance=&quot;;[.T9];&quot; -cpuh-per-instance=&quot;;[.U9];IF([.W9]=1;&quot; -derandomize&quot;;&quot; &quot;);&quot; -ba=&quot;;[.X9];&quot; -g=&quot;;[.Y9];&quot; -md=&quot;;[.Z9];&quot; -p=&quot;;[.AA9];&quot; -s=&quot;;[.AD9];&quot; -v=&quot;;[.AC9];IF([.AB9]=1;&quot; -q&quot;;&quot;&quot;);IF([.AE9]=1;&quot; -warmup&quot;;&quot;&quot;))" office:value-type="string" office:string-value="/home/fh2-project-sda/fj0219/mallob/scenarios/scenario_all_c1 -c=1 -l=0.930 -t=4 -T=21600 -lbc=16 -time-per-instance=0 -cpuh-per-instance=10 -derandomize -ba=4 -g=0 -md=2 -p=5 -s=1 -v=4 -q -warmup" calcext:value-type="string">
            <text:p>/home/fh2-project-sda/fj0219/mallob/scenarios/scenario_all_c1 -c=1 -l=0.930 -t=4 -T=21600 -lbc=16 -time-per-instance=0 -cpuh-per-instance=10 -derandomize -ba=4 -g=0 -md=2 -p=5 -s=1 -v=4 -q -warmup</text:p>
          </table:table-cell>
          <table:table-cell table:style-name="ce15" table:formula="of:=CONCATENATE(&quot;mallob_id&quot;;[.A9];&quot;_&quot;;[.B9];&quot;x&quot;;[.C9];&quot;x&quot;;[.D9];&quot;_&quot;;[.M9]+20;&quot;s&quot;)" office:value-type="string" office:string-value="mallob_id2007_9x4x5_21620s" calcext:value-type="string">
            <text:p>mallob_id2007_9x4x5_21620s</text:p>
          </table:table-cell>
          <table:table-cell table:style-name="ce15" table:formula="of:=CONCATENATE(&quot;#!/bin/bash&quot;;CHAR(10);&quot;#SBATCH --nodes=&quot;;[.B9];&quot;&quot;;CHAR(10);&quot;#SBATCH --ntasks=&quot;;[.E9];CHAR(10);&quot;#SBATCH --cpus-per-task=&quot;;[.D9];CHAR(10);&quot;#SBATCH --output=&quot;;[.AK9];&quot;_log&quot;;CHAR(10);&quot;#SBATCH --error=&quot;;[.AK9];&quot;_err&quot;;CHAR(10);&quot;#SBATCH --job-name=&quot;;[.AK9];CHAR(10);&quot;#SBATCH --partition=normal&quot;;CHAR(10);&quot;#SBATCH --time=&quot;;[.AG9];&quot;:&quot;;[.AH9];&quot;:&quot;;[.AI9];CHAR(10);&quot;mkdir -p /home/fh2-project-sda/fj0219/mallob//mallob_logs/&quot;;[.AK9];CHAR(10);&quot;echo logging into /home/fh2-project-sda/fj0219/mallob/mallob_logs/&quot;;[.AK9];CHAR(10);&quot;module load mpi/openmpi/3.1&quot;;CHAR(10);&quot;mpirun --bind-to core --map-by core -report-bindings /home/fh2-project-sda/fj0219/mallob//build/mallob &quot;;[.AJ9];&quot; -log=/home/fh2-project-sda/fj0219/mallob//mallob_logs/&quot;;[.AK9];CHAR(10);&quot;echo finished&quot;)" office:value-type="string" office:string-value="#!/bin/bash&#10;#SBATCH --nodes=9&#10;#SBATCH --ntasks=36&#10;#SBATCH --cpus-per-task=5&#10;#SBATCH --output=mallob_id2007_9x4x5_21620s_log&#10;#SBATCH --error=mallob_id2007_9x4x5_21620s_err&#10;#SBATCH --job-name=mallob_id2007_9x4x5_21620s&#10;#SBATCH --partition=normal&#10;#SBATCH --time=6:00:20&#10;mkdir -p /home/fh2-project-sda/fj0219/mallob//mallob_logs/mallob_id2007_9x4x5_21620s&#10;echo logging into /home/fh2-project-sda/fj0219/mallob/mallob_logs/mallob_id2007_9x4x5_21620s&#10;module load mpi/openmpi/3.1&#10;mpirun --bind-to core --map-by core -report-bindings /home/fh2-project-sda/fj0219/mallob//build/mallob /home/fh2-project-sda/fj0219/mallob/scenarios/scenario_all_c1 -c=1 -l=0.930 -t=4 -T=21600 -lbc=16 -time-per-instance=0 -cpuh-per-instance=10 -derandomize -ba=4 -g=0 -md=2 -p=5 -s=1 -v=4 -q -warmup -log=/home/fh2-project-sda/fj0219/mallob//mallob_logs/mallob_id2007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2007_9x4x5_21620s_log</text:p>
            <text:p>#SBATCH --error=mallob_id2007_9x4x5_21620s_err</text:p>
            <text:p>#SBATCH --job-name=mallob_id2007_9x4x5_21620s</text:p>
            <text:p>#SBATCH --partition=normal</text:p>
            <text:p>#SBATCH --time=6:00:20</text:p>
            <text:p>mkdir -p /home/fh2-project-sda/fj0219/mallob//mallob_logs/mallob_id2007_9x4x5_21620s</text:p>
            <text:p>echo logging into /home/fh2-project-sda/fj0219/mallob/mallob_logs/mallob_id2007_9x4x5_21620s</text:p>
            <text:p>module load mpi/openmpi/3.1</text:p>
            <text:p>mpirun --bind-to core --map-by core -report-bindings /home/fh2-project-sda/fj0219/mallob//build/mallob /home/fh2-project-sda/fj0219/mallob/scenarios/scenario_all_c1 -c=1 -l=0.930 -t=4 -T=21600 -lbc=16 -time-per-instance=0 -cpuh-per-instance=10 -derandomize -ba=4 -g=0 -md=2 -p=5 -s=1 -v=4 -q -warmup -log=/home/fh2-project-sda/fj0219/mallob//mallob_logs/mallob_id2007_9x4x5_21620s</text:p>
            <text:p>echo finished</text:p>
          </table:table-cell>
          <table:table-cell/>
        </table:table-row>
        <table:table-row table:style-name="ro2">
          <table:table-cell table:style-name="ce4" office:value-type="float" office:value="2008" calcext:value-type="float">
            <text:p>200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4" table:formula="of:=[.B10]*[.C10]" office:value-type="float" office:value="36" calcext:value-type="float">
            <text:p>36</text:p>
          </table:table-cell>
          <table:table-cell table:style-name="ce14" table:formula="of:=[.C10]*[.D10]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E10]-[.G10]" office:value-type="float" office:value="35" calcext:value-type="float">
            <text:p>35</text:p>
          </table:table-cell>
          <table:table-cell table:style-name="ce20" office:value-type="float" office:value="0.93" calcext:value-type="float">
            <text:p>0.930</text:p>
          </table:table-cell>
          <table:table-cell table:style-name="ce29" table:formula="of:=FLOOR([.I10]*[.H10])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10]-[.K10]" office:value-type="float" office:value="1" calcext:value-type="float">
            <text:p>1</text:p>
          </table:table-cell>
          <table:table-cell table:style-name="ce9" table:formula="of:=6*3600" office:value-type="float" office:value="21600" calcext:value-type="float">
            <text:p>21600</text:p>
          </table:table-cell>
          <table:table-cell table:style-name="ce14" table:formula="of:=[.M10]/3600*[.F10]*[.B10]" office:value-type="float" office:value="1080" calcext:value-type="float">
            <text:p>1080</text:p>
          </table:table-cell>
          <table:table-cell table:style-name="ce10" office:value-type="float" office:value="8" calcext:value-type="float">
            <text:p>8</text:p>
          </table:table-cell>
          <table:table-cell table:style-name="ce14" table:formula="of:=[.O10]*[.G10]" office:value-type="float" office:value="8" calcext:value-type="float">
            <text:p>8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10]/[.G10]" office:value-type="float" office:value="400" calcext:value-type="float">
            <text:p>400</text:p>
          </table:table-cell>
          <table:table-cell table:style-name="ce14" table:formula="of:=[.R10]/[.O10]" office:value-type="float" office:value="50" calcext:value-type="float">
            <text:p>5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</text:p>
          </table:table-cell>
          <table:table-cell table:style-name="ce14" table:formula="of:=[.T10]*[.S10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10])" office:value-type="string" office:string-value="scenarios/scenario_all_c1" calcext:value-type="string">
            <text:p>scenarios/scenario_all_c1</text:p>
          </table:table-cell>
          <table:table-cell table:style-name="ce9" table:formula="of:=FLOOR(([.M10]+20)/3600)" office:value-type="float" office:value="6" calcext:value-type="float">
            <text:p>6</text:p>
          </table:table-cell>
          <table:table-cell table:style-name="ce9" table:formula="of:=IF(FLOOR((([.M10]+20)-[.AG10]*3600)/60)&lt;10;CONCATENATE(&quot;0&quot;;FLOOR((([.M10]+20)-[.AG10]*3600)/60));FLOOR((([.M10]+20)-[.AG10]*3600)/60))" office:value-type="string" office:string-value="00" calcext:value-type="string">
            <text:p>00</text:p>
          </table:table-cell>
          <table:table-cell table:style-name="ce9" table:formula="of:=IF(FLOOR((([.M10]+20)-[.AG10]*3600-[.AH10]*60))&lt;10;CONCATENATE(&quot;0&quot;;FLOOR((([.M10]+20)-[.AG10]*3600-[.AH10]*60)));FLOOR((([.M10]+20)-[.AG10]*3600-[.AH10]*60)))" office:value-type="float" office:value="20" calcext:value-type="float">
            <text:p>20</text:p>
          </table:table-cell>
          <table:table-cell table:style-name="ce15" table:formula="of:=CONCATENATE(&quot;/home/fh2-project-sda/fj0219/mallob/&quot;;[.AF10];&quot; -c=&quot;;[.G10];&quot; -l=&quot;;TEXT([.I10];&quot;0.000&quot;);&quot; -t=&quot;;[.K10];&quot; -T=&quot;;[.M10];&quot; -lbc=&quot;;[.O10];&quot; -time-per-instance=&quot;;[.T10];&quot; -cpuh-per-instance=&quot;;[.U10];IF([.W10]=1;&quot; -derandomize&quot;;&quot; &quot;);&quot; -ba=&quot;;[.X10];&quot; -g=&quot;;[.Y10];&quot; -md=&quot;;[.Z10];&quot; -p=&quot;;[.AA10];&quot; -s=&quot;;[.AD10];&quot; -v=&quot;;[.AC10];IF([.AB10]=1;&quot; -q&quot;;&quot;&quot;);IF([.AE10]=1;&quot; -warmup&quot;;&quot;&quot;))" office:value-type="string" office:string-value="/home/fh2-project-sda/fj0219/mallob/scenarios/scenario_all_c1 -c=1 -l=0.930 -t=4 -T=21600 -lbc=8 -time-per-instance=0 -cpuh-per-instance=10 -derandomize -ba=4 -g=0 -md=4 -p=5 -s=1 -v=4 -q -warmup" calcext:value-type="string">
            <text:p>/home/fh2-project-sda/fj0219/mallob/scenarios/scenario_all_c1 -c=1 -l=0.930 -t=4 -T=21600 -lbc=8 -time-per-instance=0 -cpuh-per-instance=10 -derandomize -ba=4 -g=0 -md=4 -p=5 -s=1 -v=4 -q -warmup</text:p>
          </table:table-cell>
          <table:table-cell table:style-name="ce15" table:formula="of:=CONCATENATE(&quot;mallob_id&quot;;[.A10];&quot;_&quot;;[.B10];&quot;x&quot;;[.C10];&quot;x&quot;;[.D10];&quot;_&quot;;[.M10]+20;&quot;s&quot;)" office:value-type="string" office:string-value="mallob_id2008_9x4x5_21620s" calcext:value-type="string">
            <text:p>mallob_id2008_9x4x5_21620s</text:p>
          </table:table-cell>
          <table:table-cell table:style-name="ce15" table:formula="of:=CONCATENATE(&quot;#!/bin/bash&quot;;CHAR(10);&quot;#SBATCH --nodes=&quot;;[.B10];&quot;&quot;;CHAR(10);&quot;#SBATCH --ntasks=&quot;;[.E10];CHAR(10);&quot;#SBATCH --cpus-per-task=&quot;;[.D10];CHAR(10);&quot;#SBATCH --output=&quot;;[.AK10];&quot;_log&quot;;CHAR(10);&quot;#SBATCH --error=&quot;;[.AK10];&quot;_err&quot;;CHAR(10);&quot;#SBATCH --job-name=&quot;;[.AK10];CHAR(10);&quot;#SBATCH --partition=normal&quot;;CHAR(10);&quot;#SBATCH --time=&quot;;[.AG10];&quot;:&quot;;[.AH10];&quot;:&quot;;[.AI10];CHAR(10);&quot;mkdir -p /home/fh2-project-sda/fj0219/mallob//mallob_logs/&quot;;[.AK10];CHAR(10);&quot;echo logging into /home/fh2-project-sda/fj0219/mallob/mallob_logs/&quot;;[.AK10];CHAR(10);&quot;module load mpi/openmpi/3.1&quot;;CHAR(10);&quot;mpirun --bind-to core --map-by core -report-bindings /home/fh2-project-sda/fj0219/mallob//build/mallob &quot;;[.AJ10];&quot; -log=/home/fh2-project-sda/fj0219/mallob//mallob_logs/&quot;;[.AK10];CHAR(10);&quot;echo finished&quot;)" office:value-type="string" office:string-value="#!/bin/bash&#10;#SBATCH --nodes=9&#10;#SBATCH --ntasks=36&#10;#SBATCH --cpus-per-task=5&#10;#SBATCH --output=mallob_id2008_9x4x5_21620s_log&#10;#SBATCH --error=mallob_id2008_9x4x5_21620s_err&#10;#SBATCH --job-name=mallob_id2008_9x4x5_21620s&#10;#SBATCH --partition=normal&#10;#SBATCH --time=6:00:20&#10;mkdir -p /home/fh2-project-sda/fj0219/mallob//mallob_logs/mallob_id2008_9x4x5_21620s&#10;echo logging into /home/fh2-project-sda/fj0219/mallob/mallob_logs/mallob_id2008_9x4x5_21620s&#10;module load mpi/openmpi/3.1&#10;mpirun --bind-to core --map-by core -report-bindings /home/fh2-project-sda/fj0219/mallob//build/mallob /home/fh2-project-sda/fj0219/mallob/scenarios/scenario_all_c1 -c=1 -l=0.930 -t=4 -T=21600 -lbc=8 -time-per-instance=0 -cpuh-per-instance=10 -derandomize -ba=4 -g=0 -md=4 -p=5 -s=1 -v=4 -q -warmup -log=/home/fh2-project-sda/fj0219/mallob//mallob_logs/mallob_id2008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2008_9x4x5_21620s_log</text:p>
            <text:p>#SBATCH --error=mallob_id2008_9x4x5_21620s_err</text:p>
            <text:p>#SBATCH --job-name=mallob_id2008_9x4x5_21620s</text:p>
            <text:p>#SBATCH --partition=normal</text:p>
            <text:p>#SBATCH --time=6:00:20</text:p>
            <text:p>mkdir -p /home/fh2-project-sda/fj0219/mallob//mallob_logs/mallob_id2008_9x4x5_21620s</text:p>
            <text:p>echo logging into /home/fh2-project-sda/fj0219/mallob/mallob_logs/mallob_id2008_9x4x5_21620s</text:p>
            <text:p>module load mpi/openmpi/3.1</text:p>
            <text:p>mpirun --bind-to core --map-by core -report-bindings /home/fh2-project-sda/fj0219/mallob//build/mallob /home/fh2-project-sda/fj0219/mallob/scenarios/scenario_all_c1 -c=1 -l=0.930 -t=4 -T=21600 -lbc=8 -time-per-instance=0 -cpuh-per-instance=10 -derandomize -ba=4 -g=0 -md=4 -p=5 -s=1 -v=4 -q -warmup -log=/home/fh2-project-sda/fj0219/mallob//mallob_logs/mallob_id2008_9x4x5_21620s</text:p>
            <text:p>echo finished</text:p>
          </table:table-cell>
          <table:table-cell/>
        </table:table-row>
        <table:table-row table:style-name="ro2">
          <table:table-cell table:style-name="ce4" office:value-type="float" office:value="2009" calcext:value-type="float">
            <text:p>200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4" table:formula="of:=[.B11]*[.C11]" office:value-type="float" office:value="36" calcext:value-type="float">
            <text:p>36</text:p>
          </table:table-cell>
          <table:table-cell table:style-name="ce14" table:formula="of:=[.C11]*[.D11]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E11]-[.G11]" office:value-type="float" office:value="35" calcext:value-type="float">
            <text:p>35</text:p>
          </table:table-cell>
          <table:table-cell table:style-name="ce20" office:value-type="float" office:value="0.93" calcext:value-type="float">
            <text:p>0.930</text:p>
          </table:table-cell>
          <table:table-cell table:style-name="ce29" table:formula="of:=FLOOR([.I11]*[.H11])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11]-[.K11]" office:value-type="float" office:value="1" calcext:value-type="float">
            <text:p>1</text:p>
          </table:table-cell>
          <table:table-cell table:style-name="ce9" table:formula="of:=6*3600" office:value-type="float" office:value="21600" calcext:value-type="float">
            <text:p>21600</text:p>
          </table:table-cell>
          <table:table-cell table:style-name="ce14" table:formula="of:=[.M11]/3600*[.F11]*[.B11]" office:value-type="float" office:value="1080" calcext:value-type="float">
            <text:p>1080</text:p>
          </table:table-cell>
          <table:table-cell table:style-name="ce10" office:value-type="float" office:value="4" calcext:value-type="float">
            <text:p>4</text:p>
          </table:table-cell>
          <table:table-cell table:style-name="ce14" table:formula="of:=[.O11]*[.G11]" office:value-type="float" office:value="4" calcext:value-type="float">
            <text:p>4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11]/[.G11]" office:value-type="float" office:value="400" calcext:value-type="float">
            <text:p>400</text:p>
          </table:table-cell>
          <table:table-cell table:style-name="ce14" table:formula="of:=[.R11]/[.O11]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</text:p>
          </table:table-cell>
          <table:table-cell table:style-name="ce14" table:formula="of:=[.T11]*[.S11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8" calcext:value-type="float">
            <text:p>8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11])" office:value-type="string" office:string-value="scenarios/scenario_all_c1" calcext:value-type="string">
            <text:p>scenarios/scenario_all_c1</text:p>
          </table:table-cell>
          <table:table-cell table:style-name="ce9" table:formula="of:=FLOOR(([.M11]+20)/3600)" office:value-type="float" office:value="6" calcext:value-type="float">
            <text:p>6</text:p>
          </table:table-cell>
          <table:table-cell table:style-name="ce9" table:formula="of:=IF(FLOOR((([.M11]+20)-[.AG11]*3600)/60)&lt;10;CONCATENATE(&quot;0&quot;;FLOOR((([.M11]+20)-[.AG11]*3600)/60));FLOOR((([.M11]+20)-[.AG11]*3600)/60))" office:value-type="string" office:string-value="00" calcext:value-type="string">
            <text:p>00</text:p>
          </table:table-cell>
          <table:table-cell table:style-name="ce9" table:formula="of:=IF(FLOOR((([.M11]+20)-[.AG11]*3600-[.AH11]*60))&lt;10;CONCATENATE(&quot;0&quot;;FLOOR((([.M11]+20)-[.AG11]*3600-[.AH11]*60)));FLOOR((([.M11]+20)-[.AG11]*3600-[.AH11]*60)))" office:value-type="float" office:value="20" calcext:value-type="float">
            <text:p>20</text:p>
          </table:table-cell>
          <table:table-cell table:style-name="ce15" table:formula="of:=CONCATENATE(&quot;/home/fh2-project-sda/fj0219/mallob/&quot;;[.AF11];&quot; -c=&quot;;[.G11];&quot; -l=&quot;;TEXT([.I11];&quot;0.000&quot;);&quot; -t=&quot;;[.K11];&quot; -T=&quot;;[.M11];&quot; -lbc=&quot;;[.O11];&quot; -time-per-instance=&quot;;[.T11];&quot; -cpuh-per-instance=&quot;;[.U11];IF([.W11]=1;&quot; -derandomize&quot;;&quot; &quot;);&quot; -ba=&quot;;[.X11];&quot; -g=&quot;;[.Y11];&quot; -md=&quot;;[.Z11];&quot; -p=&quot;;[.AA11];&quot; -s=&quot;;[.AD11];&quot; -v=&quot;;[.AC11];IF([.AB11]=1;&quot; -q&quot;;&quot;&quot;);IF([.AE11]=1;&quot; -warmup&quot;;&quot;&quot;))" office:value-type="string" office:string-value="/home/fh2-project-sda/fj0219/mallob/scenarios/scenario_all_c1 -c=1 -l=0.930 -t=4 -T=21600 -lbc=4 -time-per-instance=0 -cpuh-per-instance=10 -derandomize -ba=4 -g=0 -md=8 -p=5 -s=1 -v=4 -q -warmup" calcext:value-type="string">
            <text:p>/home/fh2-project-sda/fj0219/mallob/scenarios/scenario_all_c1 -c=1 -l=0.930 -t=4 -T=21600 -lbc=4 -time-per-instance=0 -cpuh-per-instance=10 -derandomize -ba=4 -g=0 -md=8 -p=5 -s=1 -v=4 -q -warmup</text:p>
          </table:table-cell>
          <table:table-cell table:style-name="ce15" table:formula="of:=CONCATENATE(&quot;mallob_id&quot;;[.A11];&quot;_&quot;;[.B11];&quot;x&quot;;[.C11];&quot;x&quot;;[.D11];&quot;_&quot;;[.M11]+20;&quot;s&quot;)" office:value-type="string" office:string-value="mallob_id2009_9x4x5_21620s" calcext:value-type="string">
            <text:p>mallob_id2009_9x4x5_21620s</text:p>
          </table:table-cell>
          <table:table-cell table:style-name="ce15" table:formula="of:=CONCATENATE(&quot;#!/bin/bash&quot;;CHAR(10);&quot;#SBATCH --nodes=&quot;;[.B11];&quot;&quot;;CHAR(10);&quot;#SBATCH --ntasks=&quot;;[.E11];CHAR(10);&quot;#SBATCH --cpus-per-task=&quot;;[.D11];CHAR(10);&quot;#SBATCH --output=&quot;;[.AK11];&quot;_log&quot;;CHAR(10);&quot;#SBATCH --error=&quot;;[.AK11];&quot;_err&quot;;CHAR(10);&quot;#SBATCH --job-name=&quot;;[.AK11];CHAR(10);&quot;#SBATCH --partition=normal&quot;;CHAR(10);&quot;#SBATCH --time=&quot;;[.AG11];&quot;:&quot;;[.AH11];&quot;:&quot;;[.AI11];CHAR(10);&quot;mkdir -p /home/fh2-project-sda/fj0219/mallob//mallob_logs/&quot;;[.AK11];CHAR(10);&quot;echo logging into /home/fh2-project-sda/fj0219/mallob/mallob_logs/&quot;;[.AK11];CHAR(10);&quot;module load mpi/openmpi/3.1&quot;;CHAR(10);&quot;mpirun --bind-to core --map-by core -report-bindings /home/fh2-project-sda/fj0219/mallob//build/mallob &quot;;[.AJ11];&quot; -log=/home/fh2-project-sda/fj0219/mallob//mallob_logs/&quot;;[.AK11];CHAR(10);&quot;echo finished&quot;)" office:value-type="string" office:string-value="#!/bin/bash&#10;#SBATCH --nodes=9&#10;#SBATCH --ntasks=36&#10;#SBATCH --cpus-per-task=5&#10;#SBATCH --output=mallob_id2009_9x4x5_21620s_log&#10;#SBATCH --error=mallob_id2009_9x4x5_21620s_err&#10;#SBATCH --job-name=mallob_id2009_9x4x5_21620s&#10;#SBATCH --partition=normal&#10;#SBATCH --time=6:00:20&#10;mkdir -p /home/fh2-project-sda/fj0219/mallob//mallob_logs/mallob_id2009_9x4x5_21620s&#10;echo logging into /home/fh2-project-sda/fj0219/mallob/mallob_logs/mallob_id2009_9x4x5_21620s&#10;module load mpi/openmpi/3.1&#10;mpirun --bind-to core --map-by core -report-bindings /home/fh2-project-sda/fj0219/mallob//build/mallob /home/fh2-project-sda/fj0219/mallob/scenarios/scenario_all_c1 -c=1 -l=0.930 -t=4 -T=21600 -lbc=4 -time-per-instance=0 -cpuh-per-instance=10 -derandomize -ba=4 -g=0 -md=8 -p=5 -s=1 -v=4 -q -warmup -log=/home/fh2-project-sda/fj0219/mallob//mallob_logs/mallob_id2009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2009_9x4x5_21620s_log</text:p>
            <text:p>#SBATCH --error=mallob_id2009_9x4x5_21620s_err</text:p>
            <text:p>#SBATCH --job-name=mallob_id2009_9x4x5_21620s</text:p>
            <text:p>#SBATCH --partition=normal</text:p>
            <text:p>#SBATCH --time=6:00:20</text:p>
            <text:p>mkdir -p /home/fh2-project-sda/fj0219/mallob//mallob_logs/mallob_id2009_9x4x5_21620s</text:p>
            <text:p>echo logging into /home/fh2-project-sda/fj0219/mallob/mallob_logs/mallob_id2009_9x4x5_21620s</text:p>
            <text:p>module load mpi/openmpi/3.1</text:p>
            <text:p>mpirun --bind-to core --map-by core -report-bindings /home/fh2-project-sda/fj0219/mallob//build/mallob /home/fh2-project-sda/fj0219/mallob/scenarios/scenario_all_c1 -c=1 -l=0.930 -t=4 -T=21600 -lbc=4 -time-per-instance=0 -cpuh-per-instance=10 -derandomize -ba=4 -g=0 -md=8 -p=5 -s=1 -v=4 -q -warmup -log=/home/fh2-project-sda/fj0219/mallob//mallob_logs/mallob_id2009_9x4x5_21620s</text:p>
            <text:p>echo finished</text:p>
          </table:table-cell>
          <table:table-cell/>
        </table:table-row>
        <table:table-row table:style-name="ro2">
          <table:table-cell table:style-name="ce4" office:value-type="float" office:value="2010" calcext:value-type="float">
            <text:p>201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4" table:formula="of:=[.B12]*[.C12]" office:value-type="float" office:value="36" calcext:value-type="float">
            <text:p>36</text:p>
          </table:table-cell>
          <table:table-cell table:style-name="ce14" table:formula="of:=[.C12]*[.D12]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E12]-[.G12]" office:value-type="float" office:value="35" calcext:value-type="float">
            <text:p>35</text:p>
          </table:table-cell>
          <table:table-cell table:style-name="ce20" office:value-type="float" office:value="0.93" calcext:value-type="float">
            <text:p>0.930</text:p>
          </table:table-cell>
          <table:table-cell table:style-name="ce29" table:formula="of:=FLOOR([.I12]*[.H12])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12]-[.K12]" office:value-type="float" office:value="1" calcext:value-type="float">
            <text:p>1</text:p>
          </table:table-cell>
          <table:table-cell table:style-name="ce9" table:formula="of:=6*3600" office:value-type="float" office:value="21600" calcext:value-type="float">
            <text:p>21600</text:p>
          </table:table-cell>
          <table:table-cell table:style-name="ce14" table:formula="of:=[.M12]/3600*[.F12]*[.B12]" office:value-type="float" office:value="1080" calcext:value-type="float">
            <text:p>1080</text:p>
          </table:table-cell>
          <table:table-cell table:style-name="ce10" office:value-type="float" office:value="2" calcext:value-type="float">
            <text:p>2</text:p>
          </table:table-cell>
          <table:table-cell table:style-name="ce14" table:formula="of:=[.O12]*[.G12]" office:value-type="float" office:value="2" calcext:value-type="float">
            <text:p>2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12]/[.G12]" office:value-type="float" office:value="400" calcext:value-type="float">
            <text:p>400</text:p>
          </table:table-cell>
          <table:table-cell table:style-name="ce14" table:formula="of:=[.R12]/[.O12]" office:value-type="float" office:value="200" calcext:value-type="float">
            <text:p>20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</text:p>
          </table:table-cell>
          <table:table-cell table:style-name="ce14" table:formula="of:=[.T12]*[.S12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16" calcext:value-type="float">
            <text:p>16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12])" office:value-type="string" office:string-value="scenarios/scenario_all_c1" calcext:value-type="string">
            <text:p>scenarios/scenario_all_c1</text:p>
          </table:table-cell>
          <table:table-cell table:style-name="ce9" table:formula="of:=FLOOR(([.M12]+20)/3600)" office:value-type="float" office:value="6" calcext:value-type="float">
            <text:p>6</text:p>
          </table:table-cell>
          <table:table-cell table:style-name="ce9" table:formula="of:=IF(FLOOR((([.M12]+20)-[.AG12]*3600)/60)&lt;10;CONCATENATE(&quot;0&quot;;FLOOR((([.M12]+20)-[.AG12]*3600)/60));FLOOR((([.M12]+20)-[.AG12]*3600)/60))" office:value-type="string" office:string-value="00" calcext:value-type="string">
            <text:p>00</text:p>
          </table:table-cell>
          <table:table-cell table:style-name="ce9" table:formula="of:=IF(FLOOR((([.M12]+20)-[.AG12]*3600-[.AH12]*60))&lt;10;CONCATENATE(&quot;0&quot;;FLOOR((([.M12]+20)-[.AG12]*3600-[.AH12]*60)));FLOOR((([.M12]+20)-[.AG12]*3600-[.AH12]*60)))" office:value-type="float" office:value="20" calcext:value-type="float">
            <text:p>20</text:p>
          </table:table-cell>
          <table:table-cell table:style-name="ce15" table:formula="of:=CONCATENATE(&quot;/home/fh2-project-sda/fj0219/mallob/&quot;;[.AF12];&quot; -c=&quot;;[.G12];&quot; -l=&quot;;TEXT([.I12];&quot;0.000&quot;);&quot; -t=&quot;;[.K12];&quot; -T=&quot;;[.M12];&quot; -lbc=&quot;;[.O12];&quot; -time-per-instance=&quot;;[.T12];&quot; -cpuh-per-instance=&quot;;[.U12];IF([.W12]=1;&quot; -derandomize&quot;;&quot; &quot;);&quot; -ba=&quot;;[.X12];&quot; -g=&quot;;[.Y12];&quot; -md=&quot;;[.Z12];&quot; -p=&quot;;[.AA12];&quot; -s=&quot;;[.AD12];&quot; -v=&quot;;[.AC12];IF([.AB12]=1;&quot; -q&quot;;&quot;&quot;);IF([.AE12]=1;&quot; -warmup&quot;;&quot;&quot;))" office:value-type="string" office:string-value="/home/fh2-project-sda/fj0219/mallob/scenarios/scenario_all_c1 -c=1 -l=0.930 -t=4 -T=21600 -lbc=2 -time-per-instance=0 -cpuh-per-instance=10 -derandomize -ba=4 -g=0 -md=16 -p=5 -s=1 -v=4 -q -warmup" calcext:value-type="string">
            <text:p>/home/fh2-project-sda/fj0219/mallob/scenarios/scenario_all_c1 -c=1 -l=0.930 -t=4 -T=21600 -lbc=2 -time-per-instance=0 -cpuh-per-instance=10 -derandomize -ba=4 -g=0 -md=16 -p=5 -s=1 -v=4 -q -warmup</text:p>
          </table:table-cell>
          <table:table-cell table:style-name="ce15" table:formula="of:=CONCATENATE(&quot;mallob_id&quot;;[.A12];&quot;_&quot;;[.B12];&quot;x&quot;;[.C12];&quot;x&quot;;[.D12];&quot;_&quot;;[.M12]+20;&quot;s&quot;)" office:value-type="string" office:string-value="mallob_id2010_9x4x5_21620s" calcext:value-type="string">
            <text:p>mallob_id2010_9x4x5_21620s</text:p>
          </table:table-cell>
          <table:table-cell table:style-name="ce15" table:formula="of:=CONCATENATE(&quot;#!/bin/bash&quot;;CHAR(10);&quot;#SBATCH --nodes=&quot;;[.B12];&quot;&quot;;CHAR(10);&quot;#SBATCH --ntasks=&quot;;[.E12];CHAR(10);&quot;#SBATCH --cpus-per-task=&quot;;[.D12];CHAR(10);&quot;#SBATCH --output=&quot;;[.AK12];&quot;_log&quot;;CHAR(10);&quot;#SBATCH --error=&quot;;[.AK12];&quot;_err&quot;;CHAR(10);&quot;#SBATCH --job-name=&quot;;[.AK12];CHAR(10);&quot;#SBATCH --partition=normal&quot;;CHAR(10);&quot;#SBATCH --time=&quot;;[.AG12];&quot;:&quot;;[.AH12];&quot;:&quot;;[.AI12];CHAR(10);&quot;mkdir -p /home/fh2-project-sda/fj0219/mallob//mallob_logs/&quot;;[.AK12];CHAR(10);&quot;echo logging into /home/fh2-project-sda/fj0219/mallob/mallob_logs/&quot;;[.AK12];CHAR(10);&quot;module load mpi/openmpi/3.1&quot;;CHAR(10);&quot;mpirun --bind-to core --map-by core -report-bindings /home/fh2-project-sda/fj0219/mallob//build/mallob &quot;;[.AJ12];&quot; -log=/home/fh2-project-sda/fj0219/mallob//mallob_logs/&quot;;[.AK12];CHAR(10);&quot;echo finished&quot;)" office:value-type="string" office:string-value="#!/bin/bash&#10;#SBATCH --nodes=9&#10;#SBATCH --ntasks=36&#10;#SBATCH --cpus-per-task=5&#10;#SBATCH --output=mallob_id2010_9x4x5_21620s_log&#10;#SBATCH --error=mallob_id2010_9x4x5_21620s_err&#10;#SBATCH --job-name=mallob_id2010_9x4x5_21620s&#10;#SBATCH --partition=normal&#10;#SBATCH --time=6:00:20&#10;mkdir -p /home/fh2-project-sda/fj0219/mallob//mallob_logs/mallob_id2010_9x4x5_21620s&#10;echo logging into /home/fh2-project-sda/fj0219/mallob/mallob_logs/mallob_id2010_9x4x5_21620s&#10;module load mpi/openmpi/3.1&#10;mpirun --bind-to core --map-by core -report-bindings /home/fh2-project-sda/fj0219/mallob//build/mallob /home/fh2-project-sda/fj0219/mallob/scenarios/scenario_all_c1 -c=1 -l=0.930 -t=4 -T=21600 -lbc=2 -time-per-instance=0 -cpuh-per-instance=10 -derandomize -ba=4 -g=0 -md=16 -p=5 -s=1 -v=4 -q -warmup -log=/home/fh2-project-sda/fj0219/mallob//mallob_logs/mallob_id2010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2010_9x4x5_21620s_log</text:p>
            <text:p>#SBATCH --error=mallob_id2010_9x4x5_21620s_err</text:p>
            <text:p>#SBATCH --job-name=mallob_id2010_9x4x5_21620s</text:p>
            <text:p>#SBATCH --partition=normal</text:p>
            <text:p>#SBATCH --time=6:00:20</text:p>
            <text:p>mkdir -p /home/fh2-project-sda/fj0219/mallob//mallob_logs/mallob_id2010_9x4x5_21620s</text:p>
            <text:p>echo logging into /home/fh2-project-sda/fj0219/mallob/mallob_logs/mallob_id2010_9x4x5_21620s</text:p>
            <text:p>module load mpi/openmpi/3.1</text:p>
            <text:p>mpirun --bind-to core --map-by core -report-bindings /home/fh2-project-sda/fj0219/mallob//build/mallob /home/fh2-project-sda/fj0219/mallob/scenarios/scenario_all_c1 -c=1 -l=0.930 -t=4 -T=21600 -lbc=2 -time-per-instance=0 -cpuh-per-instance=10 -derandomize -ba=4 -g=0 -md=16 -p=5 -s=1 -v=4 -q -warmup -log=/home/fh2-project-sda/fj0219/mallob//mallob_logs/mallob_id2010_9x4x5_21620s</text:p>
            <text:p>echo finished</text:p>
          </table:table-cell>
          <table:table-cell/>
        </table:table-row>
        <table:table-row table:style-name="ro2">
          <table:table-cell table:style-name="ce4" office:value-type="float" office:value="2011" calcext:value-type="float">
            <text:p>201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4" table:formula="of:=[.B13]*[.C13]" office:value-type="float" office:value="36" calcext:value-type="float">
            <text:p>36</text:p>
          </table:table-cell>
          <table:table-cell table:style-name="ce14" table:formula="of:=[.C13]*[.D13]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E13]-[.G13]" office:value-type="float" office:value="35" calcext:value-type="float">
            <text:p>35</text:p>
          </table:table-cell>
          <table:table-cell table:style-name="ce20" office:value-type="float" office:value="0.93" calcext:value-type="float">
            <text:p>0.930</text:p>
          </table:table-cell>
          <table:table-cell table:style-name="ce29" table:formula="of:=FLOOR([.I13]*[.H13])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13]-[.K13]" office:value-type="float" office:value="1" calcext:value-type="float">
            <text:p>1</text:p>
          </table:table-cell>
          <table:table-cell table:style-name="ce9" table:formula="of:=6*3600" office:value-type="float" office:value="21600" calcext:value-type="float">
            <text:p>21600</text:p>
          </table:table-cell>
          <table:table-cell table:style-name="ce14" table:formula="of:=[.M13]/3600*[.F13]*[.B13]" office:value-type="float" office:value="1080" calcext:value-type="float">
            <text:p>1080</text:p>
          </table:table-cell>
          <table:table-cell table:style-name="ce10" office:value-type="float" office:value="1" calcext:value-type="float">
            <text:p>1</text:p>
          </table:table-cell>
          <table:table-cell table:style-name="ce14" table:formula="of:=[.O13]*[.G13]" office:value-type="float" office:value="1" calcext:value-type="float">
            <text:p>1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13]/[.G13]" office:value-type="float" office:value="400" calcext:value-type="float">
            <text:p>400</text:p>
          </table:table-cell>
          <table:table-cell table:style-name="ce14" table:formula="of:=[.R13]/[.O13]" office:value-type="float" office:value="400" calcext:value-type="float">
            <text:p>40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</text:p>
          </table:table-cell>
          <table:table-cell table:style-name="ce14" table:formula="of:=[.T13]*[.S13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32" calcext:value-type="float">
            <text:p>32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13])" office:value-type="string" office:string-value="scenarios/scenario_all_c1" calcext:value-type="string">
            <text:p>scenarios/scenario_all_c1</text:p>
          </table:table-cell>
          <table:table-cell table:style-name="ce9" table:formula="of:=FLOOR(([.M13]+20)/3600)" office:value-type="float" office:value="6" calcext:value-type="float">
            <text:p>6</text:p>
          </table:table-cell>
          <table:table-cell table:style-name="ce9" table:formula="of:=IF(FLOOR((([.M13]+20)-[.AG13]*3600)/60)&lt;10;CONCATENATE(&quot;0&quot;;FLOOR((([.M13]+20)-[.AG13]*3600)/60));FLOOR((([.M13]+20)-[.AG13]*3600)/60))" office:value-type="string" office:string-value="00" calcext:value-type="string">
            <text:p>00</text:p>
          </table:table-cell>
          <table:table-cell table:style-name="ce9" table:formula="of:=IF(FLOOR((([.M13]+20)-[.AG13]*3600-[.AH13]*60))&lt;10;CONCATENATE(&quot;0&quot;;FLOOR((([.M13]+20)-[.AG13]*3600-[.AH13]*60)));FLOOR((([.M13]+20)-[.AG13]*3600-[.AH13]*60)))" office:value-type="float" office:value="20" calcext:value-type="float">
            <text:p>20</text:p>
          </table:table-cell>
          <table:table-cell table:style-name="ce15" table:formula="of:=CONCATENATE(&quot;/home/fh2-project-sda/fj0219/mallob/&quot;;[.AF13];&quot; -c=&quot;;[.G13];&quot; -l=&quot;;TEXT([.I13];&quot;0.000&quot;);&quot; -t=&quot;;[.K13];&quot; -T=&quot;;[.M13];&quot; -lbc=&quot;;[.O13];&quot; -time-per-instance=&quot;;[.T13];&quot; -cpuh-per-instance=&quot;;[.U13];IF([.W13]=1;&quot; -derandomize&quot;;&quot; &quot;);&quot; -ba=&quot;;[.X13];&quot; -g=&quot;;[.Y13];&quot; -md=&quot;;[.Z13];&quot; -p=&quot;;[.AA13];&quot; -s=&quot;;[.AD13];&quot; -v=&quot;;[.AC13];IF([.AB13]=1;&quot; -q&quot;;&quot;&quot;);IF([.AE13]=1;&quot; -warmup&quot;;&quot;&quot;))" office:value-type="string" office:string-value="/home/fh2-project-sda/fj0219/mallob/scenarios/scenario_all_c1 -c=1 -l=0.930 -t=4 -T=21600 -lbc=1 -time-per-instance=0 -cpuh-per-instance=10 -derandomize -ba=4 -g=0 -md=32 -p=5 -s=1 -v=4 -q -warmup" calcext:value-type="string">
            <text:p>/home/fh2-project-sda/fj0219/mallob/scenarios/scenario_all_c1 -c=1 -l=0.930 -t=4 -T=21600 -lbc=1 -time-per-instance=0 -cpuh-per-instance=10 -derandomize -ba=4 -g=0 -md=32 -p=5 -s=1 -v=4 -q -warmup</text:p>
          </table:table-cell>
          <table:table-cell table:style-name="ce15" table:formula="of:=CONCATENATE(&quot;mallob_id&quot;;[.A13];&quot;_&quot;;[.B13];&quot;x&quot;;[.C13];&quot;x&quot;;[.D13];&quot;_&quot;;[.M13]+20;&quot;s&quot;)" office:value-type="string" office:string-value="mallob_id2011_9x4x5_21620s" calcext:value-type="string">
            <text:p>mallob_id2011_9x4x5_21620s</text:p>
          </table:table-cell>
          <table:table-cell table:style-name="ce15" table:formula="of:=CONCATENATE(&quot;#!/bin/bash&quot;;CHAR(10);&quot;#SBATCH --nodes=&quot;;[.B13];&quot;&quot;;CHAR(10);&quot;#SBATCH --ntasks=&quot;;[.E13];CHAR(10);&quot;#SBATCH --cpus-per-task=&quot;;[.D13];CHAR(10);&quot;#SBATCH --output=&quot;;[.AK13];&quot;_log&quot;;CHAR(10);&quot;#SBATCH --error=&quot;;[.AK13];&quot;_err&quot;;CHAR(10);&quot;#SBATCH --job-name=&quot;;[.AK13];CHAR(10);&quot;#SBATCH --partition=normal&quot;;CHAR(10);&quot;#SBATCH --time=&quot;;[.AG13];&quot;:&quot;;[.AH13];&quot;:&quot;;[.AI13];CHAR(10);&quot;mkdir -p /home/fh2-project-sda/fj0219/mallob//mallob_logs/&quot;;[.AK13];CHAR(10);&quot;echo logging into /home/fh2-project-sda/fj0219/mallob/mallob_logs/&quot;;[.AK13];CHAR(10);&quot;module load mpi/openmpi/3.1&quot;;CHAR(10);&quot;mpirun --bind-to core --map-by core -report-bindings /home/fh2-project-sda/fj0219/mallob//build/mallob &quot;;[.AJ13];&quot; -log=/home/fh2-project-sda/fj0219/mallob//mallob_logs/&quot;;[.AK13];CHAR(10);&quot;echo finished&quot;)" office:value-type="string" office:string-value="#!/bin/bash&#10;#SBATCH --nodes=9&#10;#SBATCH --ntasks=36&#10;#SBATCH --cpus-per-task=5&#10;#SBATCH --output=mallob_id2011_9x4x5_21620s_log&#10;#SBATCH --error=mallob_id2011_9x4x5_21620s_err&#10;#SBATCH --job-name=mallob_id2011_9x4x5_21620s&#10;#SBATCH --partition=normal&#10;#SBATCH --time=6:00:20&#10;mkdir -p /home/fh2-project-sda/fj0219/mallob//mallob_logs/mallob_id2011_9x4x5_21620s&#10;echo logging into /home/fh2-project-sda/fj0219/mallob/mallob_logs/mallob_id2011_9x4x5_21620s&#10;module load mpi/openmpi/3.1&#10;mpirun --bind-to core --map-by core -report-bindings /home/fh2-project-sda/fj0219/mallob//build/mallob /home/fh2-project-sda/fj0219/mallob/scenarios/scenario_all_c1 -c=1 -l=0.930 -t=4 -T=21600 -lbc=1 -time-per-instance=0 -cpuh-per-instance=10 -derandomize -ba=4 -g=0 -md=32 -p=5 -s=1 -v=4 -q -warmup -log=/home/fh2-project-sda/fj0219/mallob//mallob_logs/mallob_id2011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2011_9x4x5_21620s_log</text:p>
            <text:p>#SBATCH --error=mallob_id2011_9x4x5_21620s_err</text:p>
            <text:p>#SBATCH --job-name=mallob_id2011_9x4x5_21620s</text:p>
            <text:p>#SBATCH --partition=normal</text:p>
            <text:p>#SBATCH --time=6:00:20</text:p>
            <text:p>mkdir -p /home/fh2-project-sda/fj0219/mallob//mallob_logs/mallob_id2011_9x4x5_21620s</text:p>
            <text:p>echo logging into /home/fh2-project-sda/fj0219/mallob/mallob_logs/mallob_id2011_9x4x5_21620s</text:p>
            <text:p>module load mpi/openmpi/3.1</text:p>
            <text:p>mpirun --bind-to core --map-by core -report-bindings /home/fh2-project-sda/fj0219/mallob//build/mallob /home/fh2-project-sda/fj0219/mallob/scenarios/scenario_all_c1 -c=1 -l=0.930 -t=4 -T=21600 -lbc=1 -time-per-instance=0 -cpuh-per-instance=10 -derandomize -ba=4 -g=0 -md=32 -p=5 -s=1 -v=4 -q -warmup -log=/home/fh2-project-sda/fj0219/mallob//mallob_logs/mallob_id2011_9x4x5_21620s</text:p>
            <text:p>echo finished</text:p>
          </table:table-cell>
          <table:table-cell/>
        </table:table-row>
        <table:table-row table:style-name="ro3">
          <table:table-cell table:number-columns-repeated="2"/>
          <table:table-cell table:style-name="Default"/>
          <table:table-cell table:number-columns-repeated="10"/>
          <table:table-cell table:style-name="ce23" table:formula="of:=SUM([.N2:.N13])" office:value-type="float" office:value="12960" calcext:value-type="float">
            <text:p>12960</text:p>
          </table:table-cell>
          <table:table-cell table:style-name="ce23" office:value-type="string" calcext:value-type="string">
            <text:p>CPUh requested</text:p>
          </table:table-cell>
          <table:table-cell table:number-columns-repeated="24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36"/>
        </table:table-row>
        <table:table-row table:style-name="ro5">
          <table:table-cell table:style-name="ce5" office:value-type="string" calcext:value-type="string" table:number-columns-spanned="26" table:number-rows-spanned="1">
            <text:p>Given a constant amount of computational power, how does the performance change relative to the number of parallel jobs?</text:p>
            <text:p>=&gt; Compare effectiveness of intra-job parallelism vs. inter-job parallelism.</text:p>
            <text:p>How do results differ if the individual jobs are bound by their CPU resources instead of wall clock time?</text:p>
          </table:table-cell>
          <table:covered-table-cell/>
          <table:covered-table-cell table:style-name="Default"/>
          <table:covered-table-cell table:number-columns-repeated="23"/>
          <table:table-cell table:number-columns-repeated="13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36"/>
        </table:table-row>
        <table:table-row table:style-name="ro1" table:number-rows-repeated="1048556">
          <table:table-cell table:number-columns-repeated="39"/>
        </table:table-row>
        <table:table-row table:style-name="ro1">
          <table:table-cell table:number-columns-repeated="39"/>
        </table:table-row>
      </table:table>
      <table:table table:name="LargeSystem_1h" table:style-name="ta1">
        <table:table-column table:style-name="co1" table:default-cell-style-name="Default"/>
        <table:table-column table:style-name="co3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5" table:visibility="collapse" table:default-cell-style-name="Default"/>
        <table:table-column table:style-name="co17" table:visibility="collapse" table:default-cell-style-name="Default"/>
        <table:table-column table:style-name="co18" table:default-cell-style-name="Default"/>
        <table:table-column table:style-name="co6" table:default-cell-style-name="Default"/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table:style-name="ce28" office:value-type="string" calcext:value-type="string">
            <text:p>ID</text:p>
          </table:table-cell>
          <table:table-cell table:style-name="ce28" office:value-type="string" calcext:value-type="string">
            <text:p>Nodes</text:p>
          </table:table-cell>
          <table:table-cell table:style-name="ce28" office:value-type="string" calcext:value-type="string">
            <text:p>Processes per node</text:p>
          </table:table-cell>
          <table:table-cell table:style-name="ce28" office:value-type="string" calcext:value-type="string">
            <text:p>CPUs per process</text:p>
          </table:table-cell>
          <table:table-cell table:style-name="ce13" office:value-type="string" calcext:value-type="string">
            <text:p>Total processes</text:p>
          </table:table-cell>
          <table:table-cell table:style-name="ce13" office:value-type="string" calcext:value-type="string">
            <text:p>Used CPUs per node</text:p>
          </table:table-cell>
          <table:table-cell table:style-name="ce8" office:value-type="string" calcext:value-type="string">
            <text:p>Client processes</text:p>
          </table:table-cell>
          <table:table-cell table:style-name="ce13" office:value-type="string" calcext:value-type="string">
            <text:p>Workers</text:p>
          </table:table-cell>
          <table:table-cell table:style-name="ce8" office:value-type="string" calcext:value-type="string">
            <text:p>Load factor</text:p>
          </table:table-cell>
          <table:table-cell table:style-name="ce13" office:value-type="string" calcext:value-type="string">
            <text:p>Proj. active workers</text:p>
          </table:table-cell>
          <table:table-cell table:style-name="ce8" office:value-type="string" calcext:value-type="string">
            <text:p>SAT threads per process</text:p>
          </table:table-cell>
          <table:table-cell table:style-name="ce13" office:value-type="string" calcext:value-type="string">
            <text:p>"Free" CPUs per process</text:p>
          </table:table-cell>
          <table:table-cell table:style-name="ce8" office:value-type="string" calcext:value-type="string">
            <text:p>Global timeout (s)</text:p>
          </table:table-cell>
          <table:table-cell table:style-name="ce13" office:value-type="string" calcext:value-type="string">
            <text:p>Requested CPU hours</text:p>
          </table:table-cell>
          <table:table-cell table:style-name="ce8" office:value-type="string" calcext:value-type="string">
            <text:p>Active jobs per client</text:p>
          </table:table-cell>
          <table:table-cell table:style-name="ce13" office:value-type="string" calcext:value-type="string">
            <text:p>Proj. total active jobs</text:p>
          </table:table-cell>
          <table:table-cell table:style-name="ce8" office:value-type="string" calcext:value-type="string">
            <text:p>Total num jobs</text:p>
          </table:table-cell>
          <table:table-cell table:style-name="ce13" office:value-type="string" calcext:value-type="string">
            <text:p>Jobs per client</text:p>
          </table:table-cell>
          <table:table-cell table:style-name="ce13" office:value-type="string" calcext:value-type="string">
            <text:p>Client job epochs</text:p>
          </table:table-cell>
          <table:table-cell table:style-name="ce8" office:value-type="string" calcext:value-type="string">
            <text:p>Wall clock timeout per job (s)</text:p>
          </table:table-cell>
          <table:table-cell table:style-name="ce8" office:value-type="string" calcext:value-type="string">
            <text:p>CPU h timeout per job</text:p>
          </table:table-cell>
          <table:table-cell table:style-name="ce13" office:value-type="string" calcext:value-type="string">
            <text:p>Maximum global runtime (h)</text:p>
          </table:table-cell>
          <table:table-cell table:style-name="ce8" office:value-type="string" calcext:value-type="string">
            <text:p>Derandomize?</text:p>
          </table:table-cell>
          <table:table-cell table:style-name="ce8" office:value-type="string" calcext:value-type="string">
            <text:p>Bounce partners per node</text:p>
          </table:table-cell>
          <table:table-cell table:style-name="ce8" office:value-type="string" calcext:value-type="string">
            <text:p>Geometric growth interval</text:p>
          </table:table-cell>
          <table:table-cell table:style-name="ce8" office:value-type="string" calcext:value-type="string">
            <text:p>Max. demand per job</text:p>
          </table:table-cell>
          <table:table-cell table:style-name="ce8" office:value-type="string" calcext:value-type="string">
            <text:p>Rebalancing interval</text:p>
          </table:table-cell>
          <table:table-cell table:style-name="ce8" office:value-type="string" calcext:value-type="string">
            <text:p>Quiet?</text:p>
          </table:table-cell>
          <table:table-cell table:style-name="ce8" office:value-type="string" calcext:value-type="string">
            <text:p>Verbosity</text:p>
          </table:table-cell>
          <table:table-cell table:style-name="ce8" office:value-type="string" calcext:value-type="string">
            <text:p>Job comm. interval</text:p>
          </table:table-cell>
          <table:table-cell table:style-name="ce8" office:value-type="string" calcext:value-type="string">
            <text:p>Warmup?</text:p>
          </table:table-cell>
          <table:table-cell table:style-name="ce8" office:value-type="string" calcext:value-type="string">
            <text:p>Scenario file</text:p>
          </table:table-cell>
          <table:table-cell table:style-name="ce17" office:value-type="string" calcext:value-type="string">
            <text:p>Hours</text:p>
          </table:table-cell>
          <table:table-cell table:style-name="ce17" office:value-type="string" calcext:value-type="string">
            <text:p>Mins</text:p>
          </table:table-cell>
          <table:table-cell table:style-name="ce17" office:value-type="string" calcext:value-type="string">
            <text:p>Secs</text:p>
          </table:table-cell>
          <table:table-cell table:style-name="ce17" office:value-type="string" calcext:value-type="string">
            <text:p>Arguments</text:p>
          </table:table-cell>
          <table:table-cell table:style-name="ce26" office:value-type="string" calcext:value-type="string">
            <text:p>Job name</text:p>
          </table:table-cell>
          <table:table-cell table:style-name="ce17" office:value-type="string" calcext:value-type="string">
            <text:p>Script</text:p>
          </table:table-cell>
        </table:table-row>
        <table:table-row table:style-name="ro2">
          <table:table-cell table:style-name="ce4" office:value-type="float" office:value="3000" calcext:value-type="float">
            <text:p>3000</text:p>
          </table:table-cell>
          <table:table-cell table:style-name="ce10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  <table:table-cell table:style-name="ce11" office:value-type="float" office:value="2" calcext:value-type="float">
            <text:p>2</text:p>
          </table:table-cell>
          <table:table-cell table:style-name="ce14" table:formula="of:=[.B2]*[.C2]" office:value-type="float" office:value="80" calcext:value-type="float">
            <text:p>80</text:p>
          </table:table-cell>
          <table:table-cell table:style-name="ce14" table:formula="of:=[.C2]*[.D2]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E2]-[.G2]" office:value-type="float" office:value="79" calcext:value-type="float">
            <text:p>79</text:p>
          </table:table-cell>
          <table:table-cell table:style-name="ce20" office:value-type="float" office:value="0.95" calcext:value-type="float">
            <text:p>0.950</text:p>
          </table:table-cell>
          <table:table-cell table:style-name="ce30" table:formula="of:=FLOOR([.I2]*[.H2])" office:value-type="float" office:value="75" calcext:value-type="float">
            <text:p>75</text:p>
          </table:table-cell>
          <table:table-cell table:style-name="ce9" office:value-type="float" office:value="2" calcext:value-type="float">
            <text:p>2</text:p>
          </table:table-cell>
          <table:table-cell table:style-name="ce14" table:formula="of:=[.D2]-[.K2]" office:value-type="float" office:value="0" calcext:value-type="float">
            <text:p>0</text:p>
          </table:table-cell>
          <table:table-cell table:style-name="ce9" office:value-type="float" office:value="3600" calcext:value-type="float">
            <text:p>3600</text:p>
          </table:table-cell>
          <table:table-cell table:style-name="ce14" table:formula="of:=[.M2]/3600*[.F2]*[.B2]" office:value-type="float" office:value="160" calcext:value-type="float">
            <text:p>160</text:p>
          </table:table-cell>
          <table:table-cell table:style-name="ce4" office:value-type="float" office:value="8" calcext:value-type="float">
            <text:p>8</text:p>
          </table:table-cell>
          <table:table-cell table:style-name="ce14" table:formula="of:=[.O2]*[.G2]" office:value-type="float" office:value="8" calcext:value-type="float">
            <text:p>8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2]/[.G2]" office:value-type="float" office:value="400" calcext:value-type="float">
            <text:p>400</text:p>
          </table:table-cell>
          <table:table-cell table:style-name="ce14" table:formula="of:=[.R2]/[.O2]" office:value-type="float" office:value="50" calcext:value-type="float">
            <text:p>5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14" table:formula="of:=[.T2]*[.S2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2])" office:value-type="string" office:string-value="scenarios/scenario_all_c1" calcext:value-type="string">
            <text:p>scenarios/scenario_all_c1</text:p>
          </table:table-cell>
          <table:table-cell table:style-name="ce9" table:formula="of:=FLOOR(([.M2]+20)/3600)" office:value-type="float" office:value="1" calcext:value-type="float">
            <text:p>1</text:p>
          </table:table-cell>
          <table:table-cell table:style-name="ce9" table:formula="of:=IF(FLOOR((([.M2]+20)-[.AG2]*3600)/60)&lt;10;CONCATENATE(&quot;0&quot;;FLOOR((([.M2]+20)-[.AG2]*3600)/60));FLOOR((([.M2]+20)-[.AG2]*3600)/60))" office:value-type="string" office:string-value="00" calcext:value-type="string">
            <text:p>00</text:p>
          </table:table-cell>
          <table:table-cell table:style-name="ce9" table:formula="of:=IF(FLOOR((([.M2]+20)-[.AG2]*3600-[.AH2]*60))&lt;10;CONCATENATE(&quot;0&quot;;FLOOR((([.M2]+20)-[.AG2]*3600-[.AH2]*60)));FLOOR((([.M2]+20)-[.AG2]*3600-[.AH2]*60)))" office:value-type="float" office:value="20" calcext:value-type="float">
            <text:p>20</text:p>
          </table:table-cell>
          <table:table-cell table:style-name="ce15" table:formula="of:=CONCATENATE(&quot;/home/fh2-project-sda/fj0219/mallob/&quot;;[.AF2];&quot; -c=&quot;;[.G2];&quot; -l=&quot;;TEXT([.I2];&quot;0.000&quot;);&quot; -t=&quot;;[.K2];&quot; -T=&quot;;[.M2];&quot; -lbc=&quot;;[.O2];&quot; -time-per-instance=&quot;;[.T2];&quot; -cpuh-per-instance=&quot;;[.U2];IF([.W2]=1;&quot; -derandomize&quot;;&quot; &quot;);&quot; -ba=&quot;;[.X2];&quot; -g=&quot;;[.Y2];&quot; -md=&quot;;[.Z2];&quot; -p=&quot;;[.AA2];&quot; -s=&quot;;[.AD2];&quot; -v=&quot;;[.AC2];IF([.AB2]=1;&quot; -q&quot;;&quot;&quot;);IF([.AE2]=1;&quot; -warmup&quot;;&quot;&quot;))" office:value-type="string" office:string-value="/home/fh2-project-sda/fj0219/mallob/scenarios/scenario_all_c1 -c=1 -l=0.950 -t=2 -T=3600 -lbc=8 -time-per-instance=0 -cpuh-per-instance=2 -derandomize -ba=4 -g=5 -md=0 -p=5 -s=1 -v=4 -q -warmup" calcext:value-type="string">
            <text:p>/home/fh2-project-sda/fj0219/mallob/scenarios/scenario_all_c1 -c=1 -l=0.950 -t=2 -T=3600 -lbc=8 -time-per-instance=0 -cpuh-per-instance=2 -derandomize -ba=4 -g=5 -md=0 -p=5 -s=1 -v=4 -q -warmup</text:p>
          </table:table-cell>
          <table:table-cell table:style-name="ce15" table:formula="of:=CONCATENATE(&quot;mallob_id&quot;;[.A2];&quot;_&quot;;[.B2];&quot;x&quot;;[.C2];&quot;x&quot;;[.D2];&quot;_&quot;;[.M2]+20;&quot;s&quot;)" office:value-type="string" office:string-value="mallob_id3000_8x10x2_3620s" calcext:value-type="string">
            <text:p>mallob_id3000_8x10x2_3620s</text:p>
          </table:table-cell>
          <table:table-cell table:style-name="ce15" table:formula="of:=CONCATENATE(&quot;#!/bin/bash&quot;;CHAR(10);&quot;#SBATCH --nodes=&quot;;[.B2];&quot;&quot;;CHAR(10);&quot;#SBATCH --ntasks=&quot;;[.E2];CHAR(10);&quot;#SBATCH --cpus-per-task=&quot;;[.D2];CHAR(10);&quot;#SBATCH --output=&quot;;[.AK2];&quot;_log&quot;;CHAR(10);&quot;#SBATCH --error=&quot;;[.AK2];&quot;_err&quot;;CHAR(10);&quot;#SBATCH --job-name=&quot;;[.AK2];CHAR(10);&quot;#SBATCH --partition=normal&quot;;CHAR(10);&quot;#SBATCH --time=&quot;;[.AG2];&quot;:&quot;;[.AH2];&quot;:&quot;;[.AI2];CHAR(10);&quot;mkdir -p /home/fh2-project-sda/fj0219/mallob//mallob_logs/&quot;;[.AK2];CHAR(10);&quot;echo logging into /home/fh2-project-sda/fj0219/mallob/mallob_logs/&quot;;[.AK2];CHAR(10);&quot;module load mpi/openmpi/3.1&quot;;CHAR(10);&quot;mpirun --bind-to core --map-by core -report-bindings /home/fh2-project-sda/fj0219/mallob//build/mallob &quot;;[.AJ2];&quot; -log=/home/fh2-project-sda/fj0219/mallob//mallob_logs/&quot;;[.AK2];CHAR(10);&quot;echo finished&quot;)" office:value-type="string" office:string-value="#!/bin/bash&#10;#SBATCH --nodes=8&#10;#SBATCH --ntasks=80&#10;#SBATCH --cpus-per-task=2&#10;#SBATCH --output=mallob_id3000_8x10x2_3620s_log&#10;#SBATCH --error=mallob_id3000_8x10x2_3620s_err&#10;#SBATCH --job-name=mallob_id3000_8x10x2_3620s&#10;#SBATCH --partition=normal&#10;#SBATCH --time=1:00:20&#10;mkdir -p /home/fh2-project-sda/fj0219/mallob//mallob_logs/mallob_id3000_8x10x2_3620s&#10;echo logging into /home/fh2-project-sda/fj0219/mallob/mallob_logs/mallob_id3000_8x10x2_3620s&#10;module load mpi/openmpi/3.1&#10;mpirun --bind-to core --map-by core -report-bindings /home/fh2-project-sda/fj0219/mallob//build/mallob /home/fh2-project-sda/fj0219/mallob/scenarios/scenario_all_c1 -c=1 -l=0.950 -t=2 -T=3600 -lbc=8 -time-per-instance=0 -cpuh-per-instance=2 -derandomize -ba=4 -g=5 -md=0 -p=5 -s=1 -v=4 -q -warmup -log=/home/fh2-project-sda/fj0219/mallob//mallob_logs/mallob_id3000_8x10x2_3620s&#10;echo finished" calcext:value-type="string">
            <text:p>#!/bin/bash</text:p>
            <text:p>#SBATCH --nodes=8</text:p>
            <text:p>#SBATCH --ntasks=80</text:p>
            <text:p>#SBATCH --cpus-per-task=2</text:p>
            <text:p>#SBATCH --output=mallob_id3000_8x10x2_3620s_log</text:p>
            <text:p>#SBATCH --error=mallob_id3000_8x10x2_3620s_err</text:p>
            <text:p>#SBATCH --job-name=mallob_id3000_8x10x2_3620s</text:p>
            <text:p>#SBATCH --partition=normal</text:p>
            <text:p>#SBATCH --time=1:00:20</text:p>
            <text:p>mkdir -p /home/fh2-project-sda/fj0219/mallob//mallob_logs/mallob_id3000_8x10x2_3620s</text:p>
            <text:p>echo logging into /home/fh2-project-sda/fj0219/mallob/mallob_logs/mallob_id3000_8x10x2_3620s</text:p>
            <text:p>module load mpi/openmpi/3.1</text:p>
            <text:p>mpirun --bind-to core --map-by core -report-bindings /home/fh2-project-sda/fj0219/mallob//build/mallob /home/fh2-project-sda/fj0219/mallob/scenarios/scenario_all_c1 -c=1 -l=0.950 -t=2 -T=3600 -lbc=8 -time-per-instance=0 -cpuh-per-instance=2 -derandomize -ba=4 -g=5 -md=0 -p=5 -s=1 -v=4 -q -warmup -log=/home/fh2-project-sda/fj0219/mallob//mallob_logs/mallob_id3000_8x10x2_3620s</text:p>
            <text:p>echo finished</text:p>
          </table:table-cell>
        </table:table-row>
        <table:table-row table:style-name="ro2">
          <table:table-cell table:style-name="ce4" office:value-type="float" office:value="3001" calcext:value-type="float">
            <text:p>3001</text:p>
          </table:table-cell>
          <table:table-cell table:style-name="ce10" office:value-type="float" office:value="16" calcext:value-type="float">
            <text:p>16</text:p>
          </table:table-cell>
          <table:table-cell table:style-name="ce4" office:value-type="float" office:value="10" calcext:value-type="float">
            <text:p>10</text:p>
          </table:table-cell>
          <table:table-cell table:style-name="ce11" office:value-type="float" office:value="2" calcext:value-type="float">
            <text:p>2</text:p>
          </table:table-cell>
          <table:table-cell table:style-name="ce14" table:formula="of:=[.B3]*[.C3]" office:value-type="float" office:value="160" calcext:value-type="float">
            <text:p>160</text:p>
          </table:table-cell>
          <table:table-cell table:style-name="ce14" table:formula="of:=[.C3]*[.D3]" office:value-type="float" office:value="20" calcext:value-type="float">
            <text:p>20</text:p>
          </table:table-cell>
          <table:table-cell table:style-name="ce4" office:value-type="float" office:value="2" calcext:value-type="float">
            <text:p>2</text:p>
          </table:table-cell>
          <table:table-cell table:style-name="ce14" table:formula="of:=[.E3]-[.G3]" office:value-type="float" office:value="158" calcext:value-type="float">
            <text:p>158</text:p>
          </table:table-cell>
          <table:table-cell table:style-name="ce20" office:value-type="float" office:value="0.95" calcext:value-type="float">
            <text:p>0.950</text:p>
          </table:table-cell>
          <table:table-cell table:style-name="ce30" table:formula="of:=FLOOR([.I3]*[.H3])" office:value-type="float" office:value="150" calcext:value-type="float">
            <text:p>150</text:p>
          </table:table-cell>
          <table:table-cell table:style-name="ce9" office:value-type="float" office:value="2" calcext:value-type="float">
            <text:p>2</text:p>
          </table:table-cell>
          <table:table-cell table:style-name="ce14" table:formula="of:=[.D3]-[.K3]" office:value-type="float" office:value="0" calcext:value-type="float">
            <text:p>0</text:p>
          </table:table-cell>
          <table:table-cell table:style-name="ce9" office:value-type="float" office:value="3600" calcext:value-type="float">
            <text:p>3600</text:p>
          </table:table-cell>
          <table:table-cell table:style-name="ce14" table:formula="of:=[.M3]/3600*[.F3]*[.B3]" office:value-type="float" office:value="320" calcext:value-type="float">
            <text:p>320</text:p>
          </table:table-cell>
          <table:table-cell table:style-name="ce4" office:value-type="float" office:value="8" calcext:value-type="float">
            <text:p>8</text:p>
          </table:table-cell>
          <table:table-cell table:style-name="ce14" table:formula="of:=[.O3]*[.G3]" office:value-type="float" office:value="16" calcext:value-type="float">
            <text:p>16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3]/[.G3]" office:value-type="float" office:value="200" calcext:value-type="float">
            <text:p>200</text:p>
          </table:table-cell>
          <table:table-cell table:style-name="ce14" table:formula="of:=[.R3]/[.O3]" office:value-type="float" office:value="25" calcext:value-type="float">
            <text:p>2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14" table:formula="of:=[.T3]*[.S3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3])" office:value-type="string" office:string-value="scenarios/scenario_all_c2" calcext:value-type="string">
            <text:p>scenarios/scenario_all_c2</text:p>
          </table:table-cell>
          <table:table-cell table:style-name="ce9" table:formula="of:=FLOOR(([.M3]+20)/3600)" office:value-type="float" office:value="1" calcext:value-type="float">
            <text:p>1</text:p>
          </table:table-cell>
          <table:table-cell table:style-name="ce9" table:formula="of:=IF(FLOOR((([.M3]+20)-[.AG3]*3600)/60)&lt;10;CONCATENATE(&quot;0&quot;;FLOOR((([.M3]+20)-[.AG3]*3600)/60));FLOOR((([.M3]+20)-[.AG3]*3600)/60))" office:value-type="string" office:string-value="00" calcext:value-type="string">
            <text:p>00</text:p>
          </table:table-cell>
          <table:table-cell table:style-name="ce9" table:formula="of:=IF(FLOOR((([.M3]+20)-[.AG3]*3600-[.AH3]*60))&lt;10;CONCATENATE(&quot;0&quot;;FLOOR((([.M3]+20)-[.AG3]*3600-[.AH3]*60)));FLOOR((([.M3]+20)-[.AG3]*3600-[.AH3]*60)))" office:value-type="float" office:value="20" calcext:value-type="float">
            <text:p>20</text:p>
          </table:table-cell>
          <table:table-cell table:style-name="ce15" table:formula="of:=CONCATENATE(&quot;/home/fh2-project-sda/fj0219/mallob/&quot;;[.AF3];&quot; -c=&quot;;[.G3];&quot; -l=&quot;;TEXT([.I3];&quot;0.000&quot;);&quot; -t=&quot;;[.K3];&quot; -T=&quot;;[.M3];&quot; -lbc=&quot;;[.O3];&quot; -time-per-instance=&quot;;[.T3];&quot; -cpuh-per-instance=&quot;;[.U3];IF([.W3]=1;&quot; -derandomize&quot;;&quot; &quot;);&quot; -ba=&quot;;[.X3];&quot; -g=&quot;;[.Y3];&quot; -md=&quot;;[.Z3];&quot; -p=&quot;;[.AA3];&quot; -s=&quot;;[.AD3];&quot; -v=&quot;;[.AC3];IF([.AB3]=1;&quot; -q&quot;;&quot;&quot;);IF([.AE3]=1;&quot; -warmup&quot;;&quot;&quot;))" office:value-type="string" office:string-value="/home/fh2-project-sda/fj0219/mallob/scenarios/scenario_all_c2 -c=2 -l=0.950 -t=2 -T=3600 -lbc=8 -time-per-instance=0 -cpuh-per-instance=2 -derandomize -ba=4 -g=5 -md=0 -p=5 -s=1 -v=4 -q -warmup" calcext:value-type="string">
            <text:p>/home/fh2-project-sda/fj0219/mallob/scenarios/scenario_all_c2 -c=2 -l=0.950 -t=2 -T=3600 -lbc=8 -time-per-instance=0 -cpuh-per-instance=2 -derandomize -ba=4 -g=5 -md=0 -p=5 -s=1 -v=4 -q -warmup</text:p>
          </table:table-cell>
          <table:table-cell table:style-name="ce15" table:formula="of:=CONCATENATE(&quot;mallob_id&quot;;[.A3];&quot;_&quot;;[.B3];&quot;x&quot;;[.C3];&quot;x&quot;;[.D3];&quot;_&quot;;[.M3]+20;&quot;s&quot;)" office:value-type="string" office:string-value="mallob_id3001_16x10x2_3620s" calcext:value-type="string">
            <text:p>mallob_id3001_16x10x2_3620s</text:p>
          </table:table-cell>
          <table:table-cell table:style-name="ce15" table:formula="of:=CONCATENATE(&quot;#!/bin/bash&quot;;CHAR(10);&quot;#SBATCH --nodes=&quot;;[.B3];&quot;&quot;;CHAR(10);&quot;#SBATCH --ntasks=&quot;;[.E3];CHAR(10);&quot;#SBATCH --cpus-per-task=&quot;;[.D3];CHAR(10);&quot;#SBATCH --output=&quot;;[.AK3];&quot;_log&quot;;CHAR(10);&quot;#SBATCH --error=&quot;;[.AK3];&quot;_err&quot;;CHAR(10);&quot;#SBATCH --job-name=&quot;;[.AK3];CHAR(10);&quot;#SBATCH --partition=normal&quot;;CHAR(10);&quot;#SBATCH --time=&quot;;[.AG3];&quot;:&quot;;[.AH3];&quot;:&quot;;[.AI3];CHAR(10);&quot;mkdir -p /home/fh2-project-sda/fj0219/mallob//mallob_logs/&quot;;[.AK3];CHAR(10);&quot;echo logging into /home/fh2-project-sda/fj0219/mallob/mallob_logs/&quot;;[.AK3];CHAR(10);&quot;module load mpi/openmpi/3.1&quot;;CHAR(10);&quot;mpirun --bind-to core --map-by core -report-bindings /home/fh2-project-sda/fj0219/mallob//build/mallob &quot;;[.AJ3];&quot; -log=/home/fh2-project-sda/fj0219/mallob//mallob_logs/&quot;;[.AK3];CHAR(10);&quot;echo finished&quot;)" office:value-type="string" office:string-value="#!/bin/bash&#10;#SBATCH --nodes=16&#10;#SBATCH --ntasks=160&#10;#SBATCH --cpus-per-task=2&#10;#SBATCH --output=mallob_id3001_16x10x2_3620s_log&#10;#SBATCH --error=mallob_id3001_16x10x2_3620s_err&#10;#SBATCH --job-name=mallob_id3001_16x10x2_3620s&#10;#SBATCH --partition=normal&#10;#SBATCH --time=1:00:20&#10;mkdir -p /home/fh2-project-sda/fj0219/mallob//mallob_logs/mallob_id3001_16x10x2_3620s&#10;echo logging into /home/fh2-project-sda/fj0219/mallob/mallob_logs/mallob_id3001_16x10x2_3620s&#10;module load mpi/openmpi/3.1&#10;mpirun --bind-to core --map-by core -report-bindings /home/fh2-project-sda/fj0219/mallob//build/mallob /home/fh2-project-sda/fj0219/mallob/scenarios/scenario_all_c2 -c=2 -l=0.950 -t=2 -T=3600 -lbc=8 -time-per-instance=0 -cpuh-per-instance=2 -derandomize -ba=4 -g=5 -md=0 -p=5 -s=1 -v=4 -q -warmup -log=/home/fh2-project-sda/fj0219/mallob//mallob_logs/mallob_id3001_16x10x2_3620s&#10;echo finished" calcext:value-type="string">
            <text:p>#!/bin/bash</text:p>
            <text:p>#SBATCH --nodes=16</text:p>
            <text:p>#SBATCH --ntasks=160</text:p>
            <text:p>#SBATCH --cpus-per-task=2</text:p>
            <text:p>#SBATCH --output=mallob_id3001_16x10x2_3620s_log</text:p>
            <text:p>#SBATCH --error=mallob_id3001_16x10x2_3620s_err</text:p>
            <text:p>#SBATCH --job-name=mallob_id3001_16x10x2_3620s</text:p>
            <text:p>#SBATCH --partition=normal</text:p>
            <text:p>#SBATCH --time=1:00:20</text:p>
            <text:p>mkdir -p /home/fh2-project-sda/fj0219/mallob//mallob_logs/mallob_id3001_16x10x2_3620s</text:p>
            <text:p>echo logging into /home/fh2-project-sda/fj0219/mallob/mallob_logs/mallob_id3001_16x10x2_3620s</text:p>
            <text:p>module load mpi/openmpi/3.1</text:p>
            <text:p>mpirun --bind-to core --map-by core -report-bindings /home/fh2-project-sda/fj0219/mallob//build/mallob /home/fh2-project-sda/fj0219/mallob/scenarios/scenario_all_c2 -c=2 -l=0.950 -t=2 -T=3600 -lbc=8 -time-per-instance=0 -cpuh-per-instance=2 -derandomize -ba=4 -g=5 -md=0 -p=5 -s=1 -v=4 -q -warmup -log=/home/fh2-project-sda/fj0219/mallob//mallob_logs/mallob_id3001_16x10x2_3620s</text:p>
            <text:p>echo finished</text:p>
          </table:table-cell>
        </table:table-row>
        <table:table-row table:style-name="ro2">
          <table:table-cell table:style-name="ce4" office:value-type="float" office:value="3002" calcext:value-type="float">
            <text:p>3002</text:p>
          </table:table-cell>
          <table:table-cell table:style-name="ce10" office:value-type="float" office:value="32" calcext:value-type="float">
            <text:p>32</text:p>
          </table:table-cell>
          <table:table-cell table:style-name="ce4" office:value-type="float" office:value="10" calcext:value-type="float">
            <text:p>10</text:p>
          </table:table-cell>
          <table:table-cell table:style-name="ce11" office:value-type="float" office:value="2" calcext:value-type="float">
            <text:p>2</text:p>
          </table:table-cell>
          <table:table-cell table:style-name="ce14" table:formula="of:=[.B4]*[.C4]" office:value-type="float" office:value="320" calcext:value-type="float">
            <text:p>320</text:p>
          </table:table-cell>
          <table:table-cell table:style-name="ce14" table:formula="of:=[.C4]*[.D4]" office:value-type="float" office:value="20" calcext:value-type="float">
            <text:p>20</text:p>
          </table:table-cell>
          <table:table-cell table:style-name="ce4" office:value-type="float" office:value="4" calcext:value-type="float">
            <text:p>4</text:p>
          </table:table-cell>
          <table:table-cell table:style-name="ce14" table:formula="of:=[.E4]-[.G4]" office:value-type="float" office:value="316" calcext:value-type="float">
            <text:p>316</text:p>
          </table:table-cell>
          <table:table-cell table:style-name="ce20" office:value-type="float" office:value="0.95" calcext:value-type="float">
            <text:p>0.950</text:p>
          </table:table-cell>
          <table:table-cell table:style-name="ce30" table:formula="of:=FLOOR([.I4]*[.H4])" office:value-type="float" office:value="300" calcext:value-type="float">
            <text:p>300</text:p>
          </table:table-cell>
          <table:table-cell table:style-name="ce9" office:value-type="float" office:value="2" calcext:value-type="float">
            <text:p>2</text:p>
          </table:table-cell>
          <table:table-cell table:style-name="ce14" table:formula="of:=[.D4]-[.K4]" office:value-type="float" office:value="0" calcext:value-type="float">
            <text:p>0</text:p>
          </table:table-cell>
          <table:table-cell table:style-name="ce9" office:value-type="float" office:value="3600" calcext:value-type="float">
            <text:p>3600</text:p>
          </table:table-cell>
          <table:table-cell table:style-name="ce14" table:formula="of:=[.M4]/3600*[.F4]*[.B4]" office:value-type="float" office:value="640" calcext:value-type="float">
            <text:p>640</text:p>
          </table:table-cell>
          <table:table-cell table:style-name="ce4" office:value-type="float" office:value="8" calcext:value-type="float">
            <text:p>8</text:p>
          </table:table-cell>
          <table:table-cell table:style-name="ce14" table:formula="of:=[.O4]*[.G4]" office:value-type="float" office:value="32" calcext:value-type="float">
            <text:p>32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4]/[.G4]" office:value-type="float" office:value="100" calcext:value-type="float">
            <text:p>100</text:p>
          </table:table-cell>
          <table:table-cell table:style-name="ce14" table:formula="of:=[.R4]/[.O4]" office:value-type="float" office:value="12.5" calcext:value-type="float">
            <text:p>12,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14" table:formula="of:=[.T4]*[.S4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4])" office:value-type="string" office:string-value="scenarios/scenario_all_c4" calcext:value-type="string">
            <text:p>scenarios/scenario_all_c4</text:p>
          </table:table-cell>
          <table:table-cell table:style-name="ce9" table:formula="of:=FLOOR(([.M4]+20)/3600)" office:value-type="float" office:value="1" calcext:value-type="float">
            <text:p>1</text:p>
          </table:table-cell>
          <table:table-cell table:style-name="ce9" table:formula="of:=IF(FLOOR((([.M4]+20)-[.AG4]*3600)/60)&lt;10;CONCATENATE(&quot;0&quot;;FLOOR((([.M4]+20)-[.AG4]*3600)/60));FLOOR((([.M4]+20)-[.AG4]*3600)/60))" office:value-type="string" office:string-value="00" calcext:value-type="string">
            <text:p>00</text:p>
          </table:table-cell>
          <table:table-cell table:style-name="ce9" table:formula="of:=IF(FLOOR((([.M4]+20)-[.AG4]*3600-[.AH4]*60))&lt;10;CONCATENATE(&quot;0&quot;;FLOOR((([.M4]+20)-[.AG4]*3600-[.AH4]*60)));FLOOR((([.M4]+20)-[.AG4]*3600-[.AH4]*60)))" office:value-type="float" office:value="20" calcext:value-type="float">
            <text:p>20</text:p>
          </table:table-cell>
          <table:table-cell table:style-name="ce15" table:formula="of:=CONCATENATE(&quot;/home/fh2-project-sda/fj0219/mallob/&quot;;[.AF4];&quot; -c=&quot;;[.G4];&quot; -l=&quot;;TEXT([.I4];&quot;0.000&quot;);&quot; -t=&quot;;[.K4];&quot; -T=&quot;;[.M4];&quot; -lbc=&quot;;[.O4];&quot; -time-per-instance=&quot;;[.T4];&quot; -cpuh-per-instance=&quot;;[.U4];IF([.W4]=1;&quot; -derandomize&quot;;&quot; &quot;);&quot; -ba=&quot;;[.X4];&quot; -g=&quot;;[.Y4];&quot; -md=&quot;;[.Z4];&quot; -p=&quot;;[.AA4];&quot; -s=&quot;;[.AD4];&quot; -v=&quot;;[.AC4];IF([.AB4]=1;&quot; -q&quot;;&quot;&quot;);IF([.AE4]=1;&quot; -warmup&quot;;&quot;&quot;))" office:value-type="string" office:string-value="/home/fh2-project-sda/fj0219/mallob/scenarios/scenario_all_c4 -c=4 -l=0.950 -t=2 -T=3600 -lbc=8 -time-per-instance=0 -cpuh-per-instance=2 -derandomize -ba=4 -g=5 -md=0 -p=5 -s=1 -v=4 -q -warmup" calcext:value-type="string">
            <text:p>/home/fh2-project-sda/fj0219/mallob/scenarios/scenario_all_c4 -c=4 -l=0.950 -t=2 -T=3600 -lbc=8 -time-per-instance=0 -cpuh-per-instance=2 -derandomize -ba=4 -g=5 -md=0 -p=5 -s=1 -v=4 -q -warmup</text:p>
          </table:table-cell>
          <table:table-cell table:style-name="ce15" table:formula="of:=CONCATENATE(&quot;mallob_id&quot;;[.A4];&quot;_&quot;;[.B4];&quot;x&quot;;[.C4];&quot;x&quot;;[.D4];&quot;_&quot;;[.M4]+20;&quot;s&quot;)" office:value-type="string" office:string-value="mallob_id3002_32x10x2_3620s" calcext:value-type="string">
            <text:p>mallob_id3002_32x10x2_3620s</text:p>
          </table:table-cell>
          <table:table-cell table:style-name="ce15" table:formula="of:=CONCATENATE(&quot;#!/bin/bash&quot;;CHAR(10);&quot;#SBATCH --nodes=&quot;;[.B4];&quot;&quot;;CHAR(10);&quot;#SBATCH --ntasks=&quot;;[.E4];CHAR(10);&quot;#SBATCH --cpus-per-task=&quot;;[.D4];CHAR(10);&quot;#SBATCH --output=&quot;;[.AK4];&quot;_log&quot;;CHAR(10);&quot;#SBATCH --error=&quot;;[.AK4];&quot;_err&quot;;CHAR(10);&quot;#SBATCH --job-name=&quot;;[.AK4];CHAR(10);&quot;#SBATCH --partition=normal&quot;;CHAR(10);&quot;#SBATCH --time=&quot;;[.AG4];&quot;:&quot;;[.AH4];&quot;:&quot;;[.AI4];CHAR(10);&quot;mkdir -p /home/fh2-project-sda/fj0219/mallob//mallob_logs/&quot;;[.AK4];CHAR(10);&quot;echo logging into /home/fh2-project-sda/fj0219/mallob/mallob_logs/&quot;;[.AK4];CHAR(10);&quot;module load mpi/openmpi/3.1&quot;;CHAR(10);&quot;mpirun --bind-to core --map-by core -report-bindings /home/fh2-project-sda/fj0219/mallob//build/mallob &quot;;[.AJ4];&quot; -log=/home/fh2-project-sda/fj0219/mallob//mallob_logs/&quot;;[.AK4];CHAR(10);&quot;echo finished&quot;)" office:value-type="string" office:string-value="#!/bin/bash&#10;#SBATCH --nodes=32&#10;#SBATCH --ntasks=320&#10;#SBATCH --cpus-per-task=2&#10;#SBATCH --output=mallob_id3002_32x10x2_3620s_log&#10;#SBATCH --error=mallob_id3002_32x10x2_3620s_err&#10;#SBATCH --job-name=mallob_id3002_32x10x2_3620s&#10;#SBATCH --partition=normal&#10;#SBATCH --time=1:00:20&#10;mkdir -p /home/fh2-project-sda/fj0219/mallob//mallob_logs/mallob_id3002_32x10x2_3620s&#10;echo logging into /home/fh2-project-sda/fj0219/mallob/mallob_logs/mallob_id3002_32x10x2_3620s&#10;module load mpi/openmpi/3.1&#10;mpirun --bind-to core --map-by core -report-bindings /home/fh2-project-sda/fj0219/mallob//build/mallob /home/fh2-project-sda/fj0219/mallob/scenarios/scenario_all_c4 -c=4 -l=0.950 -t=2 -T=3600 -lbc=8 -time-per-instance=0 -cpuh-per-instance=2 -derandomize -ba=4 -g=5 -md=0 -p=5 -s=1 -v=4 -q -warmup -log=/home/fh2-project-sda/fj0219/mallob//mallob_logs/mallob_id3002_32x10x2_3620s&#10;echo finished" calcext:value-type="string">
            <text:p>#!/bin/bash</text:p>
            <text:p>#SBATCH --nodes=32</text:p>
            <text:p>#SBATCH --ntasks=320</text:p>
            <text:p>#SBATCH --cpus-per-task=2</text:p>
            <text:p>#SBATCH --output=mallob_id3002_32x10x2_3620s_log</text:p>
            <text:p>#SBATCH --error=mallob_id3002_32x10x2_3620s_err</text:p>
            <text:p>#SBATCH --job-name=mallob_id3002_32x10x2_3620s</text:p>
            <text:p>#SBATCH --partition=normal</text:p>
            <text:p>#SBATCH --time=1:00:20</text:p>
            <text:p>mkdir -p /home/fh2-project-sda/fj0219/mallob//mallob_logs/mallob_id3002_32x10x2_3620s</text:p>
            <text:p>echo logging into /home/fh2-project-sda/fj0219/mallob/mallob_logs/mallob_id3002_32x10x2_3620s</text:p>
            <text:p>module load mpi/openmpi/3.1</text:p>
            <text:p>mpirun --bind-to core --map-by core -report-bindings /home/fh2-project-sda/fj0219/mallob//build/mallob /home/fh2-project-sda/fj0219/mallob/scenarios/scenario_all_c4 -c=4 -l=0.950 -t=2 -T=3600 -lbc=8 -time-per-instance=0 -cpuh-per-instance=2 -derandomize -ba=4 -g=5 -md=0 -p=5 -s=1 -v=4 -q -warmup -log=/home/fh2-project-sda/fj0219/mallob//mallob_logs/mallob_id3002_32x10x2_3620s</text:p>
            <text:p>echo finished</text:p>
          </table:table-cell>
        </table:table-row>
        <table:table-row table:style-name="ro2">
          <table:table-cell table:style-name="ce4" office:value-type="float" office:value="3003" calcext:value-type="float">
            <text:p>3003</text:p>
          </table:table-cell>
          <table:table-cell table:style-name="ce10" office:value-type="float" office:value="64" calcext:value-type="float">
            <text:p>64</text:p>
          </table:table-cell>
          <table:table-cell table:style-name="ce4" office:value-type="float" office:value="10" calcext:value-type="float">
            <text:p>10</text:p>
          </table:table-cell>
          <table:table-cell table:style-name="ce11" office:value-type="float" office:value="2" calcext:value-type="float">
            <text:p>2</text:p>
          </table:table-cell>
          <table:table-cell table:style-name="ce14" table:formula="of:=[.B5]*[.C5]" office:value-type="float" office:value="640" calcext:value-type="float">
            <text:p>640</text:p>
          </table:table-cell>
          <table:table-cell table:style-name="ce14" table:formula="of:=[.C5]*[.D5]" office:value-type="float" office:value="20" calcext:value-type="float">
            <text:p>20</text:p>
          </table:table-cell>
          <table:table-cell table:style-name="ce4" office:value-type="float" office:value="8" calcext:value-type="float">
            <text:p>8</text:p>
          </table:table-cell>
          <table:table-cell table:style-name="ce14" table:formula="of:=[.E5]-[.G5]" office:value-type="float" office:value="632" calcext:value-type="float">
            <text:p>632</text:p>
          </table:table-cell>
          <table:table-cell table:style-name="ce20" office:value-type="float" office:value="0.95" calcext:value-type="float">
            <text:p>0.950</text:p>
          </table:table-cell>
          <table:table-cell table:style-name="ce30" table:formula="of:=FLOOR([.I5]*[.H5])" office:value-type="float" office:value="600" calcext:value-type="float">
            <text:p>600</text:p>
          </table:table-cell>
          <table:table-cell table:style-name="ce9" office:value-type="float" office:value="2" calcext:value-type="float">
            <text:p>2</text:p>
          </table:table-cell>
          <table:table-cell table:style-name="ce14" table:formula="of:=[.D5]-[.K5]" office:value-type="float" office:value="0" calcext:value-type="float">
            <text:p>0</text:p>
          </table:table-cell>
          <table:table-cell table:style-name="ce9" office:value-type="float" office:value="3600" calcext:value-type="float">
            <text:p>3600</text:p>
          </table:table-cell>
          <table:table-cell table:style-name="ce14" table:formula="of:=[.M5]/3600*[.F5]*[.B5]" office:value-type="float" office:value="1280" calcext:value-type="float">
            <text:p>1280</text:p>
          </table:table-cell>
          <table:table-cell table:style-name="ce4" office:value-type="float" office:value="8" calcext:value-type="float">
            <text:p>8</text:p>
          </table:table-cell>
          <table:table-cell table:style-name="ce14" table:formula="of:=[.O5]*[.G5]" office:value-type="float" office:value="64" calcext:value-type="float">
            <text:p>64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5]/[.G5]" office:value-type="float" office:value="50" calcext:value-type="float">
            <text:p>50</text:p>
          </table:table-cell>
          <table:table-cell table:style-name="ce14" table:formula="of:=[.R5]/[.O5]" office:value-type="float" office:value="6.25" calcext:value-type="float">
            <text:p>6,2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14" table:formula="of:=[.T5]*[.S5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5])" office:value-type="string" office:string-value="scenarios/scenario_all_c8" calcext:value-type="string">
            <text:p>scenarios/scenario_all_c8</text:p>
          </table:table-cell>
          <table:table-cell table:style-name="ce9" table:formula="of:=FLOOR(([.M5]+20)/3600)" office:value-type="float" office:value="1" calcext:value-type="float">
            <text:p>1</text:p>
          </table:table-cell>
          <table:table-cell table:style-name="ce9" table:formula="of:=IF(FLOOR((([.M5]+20)-[.AG5]*3600)/60)&lt;10;CONCATENATE(&quot;0&quot;;FLOOR((([.M5]+20)-[.AG5]*3600)/60));FLOOR((([.M5]+20)-[.AG5]*3600)/60))" office:value-type="string" office:string-value="00" calcext:value-type="string">
            <text:p>00</text:p>
          </table:table-cell>
          <table:table-cell table:style-name="ce9" table:formula="of:=IF(FLOOR((([.M5]+20)-[.AG5]*3600-[.AH5]*60))&lt;10;CONCATENATE(&quot;0&quot;;FLOOR((([.M5]+20)-[.AG5]*3600-[.AH5]*60)));FLOOR((([.M5]+20)-[.AG5]*3600-[.AH5]*60)))" office:value-type="float" office:value="20" calcext:value-type="float">
            <text:p>20</text:p>
          </table:table-cell>
          <table:table-cell table:style-name="ce15" table:formula="of:=CONCATENATE(&quot;/home/fh2-project-sda/fj0219/mallob/&quot;;[.AF5];&quot; -c=&quot;;[.G5];&quot; -l=&quot;;TEXT([.I5];&quot;0.000&quot;);&quot; -t=&quot;;[.K5];&quot; -T=&quot;;[.M5];&quot; -lbc=&quot;;[.O5];&quot; -time-per-instance=&quot;;[.T5];&quot; -cpuh-per-instance=&quot;;[.U5];IF([.W5]=1;&quot; -derandomize&quot;;&quot; &quot;);&quot; -ba=&quot;;[.X5];&quot; -g=&quot;;[.Y5];&quot; -md=&quot;;[.Z5];&quot; -p=&quot;;[.AA5];&quot; -s=&quot;;[.AD5];&quot; -v=&quot;;[.AC5];IF([.AB5]=1;&quot; -q&quot;;&quot;&quot;);IF([.AE5]=1;&quot; -warmup&quot;;&quot;&quot;))" office:value-type="string" office:string-value="/home/fh2-project-sda/fj0219/mallob/scenarios/scenario_all_c8 -c=8 -l=0.950 -t=2 -T=3600 -lbc=8 -time-per-instance=0 -cpuh-per-instance=2 -derandomize -ba=4 -g=5 -md=0 -p=5 -s=1 -v=4 -q -warmup" calcext:value-type="string">
            <text:p>/home/fh2-project-sda/fj0219/mallob/scenarios/scenario_all_c8 -c=8 -l=0.950 -t=2 -T=3600 -lbc=8 -time-per-instance=0 -cpuh-per-instance=2 -derandomize -ba=4 -g=5 -md=0 -p=5 -s=1 -v=4 -q -warmup</text:p>
          </table:table-cell>
          <table:table-cell table:style-name="ce15" table:formula="of:=CONCATENATE(&quot;mallob_id&quot;;[.A5];&quot;_&quot;;[.B5];&quot;x&quot;;[.C5];&quot;x&quot;;[.D5];&quot;_&quot;;[.M5]+20;&quot;s&quot;)" office:value-type="string" office:string-value="mallob_id3003_64x10x2_3620s" calcext:value-type="string">
            <text:p>mallob_id3003_64x10x2_3620s</text:p>
          </table:table-cell>
          <table:table-cell table:style-name="ce15" table:formula="of:=CONCATENATE(&quot;#!/bin/bash&quot;;CHAR(10);&quot;#SBATCH --nodes=&quot;;[.B5];&quot;&quot;;CHAR(10);&quot;#SBATCH --ntasks=&quot;;[.E5];CHAR(10);&quot;#SBATCH --cpus-per-task=&quot;;[.D5];CHAR(10);&quot;#SBATCH --output=&quot;;[.AK5];&quot;_log&quot;;CHAR(10);&quot;#SBATCH --error=&quot;;[.AK5];&quot;_err&quot;;CHAR(10);&quot;#SBATCH --job-name=&quot;;[.AK5];CHAR(10);&quot;#SBATCH --partition=normal&quot;;CHAR(10);&quot;#SBATCH --time=&quot;;[.AG5];&quot;:&quot;;[.AH5];&quot;:&quot;;[.AI5];CHAR(10);&quot;mkdir -p /home/fh2-project-sda/fj0219/mallob//mallob_logs/&quot;;[.AK5];CHAR(10);&quot;echo logging into /home/fh2-project-sda/fj0219/mallob/mallob_logs/&quot;;[.AK5];CHAR(10);&quot;module load mpi/openmpi/3.1&quot;;CHAR(10);&quot;mpirun --bind-to core --map-by core -report-bindings /home/fh2-project-sda/fj0219/mallob//build/mallob &quot;;[.AJ5];&quot; -log=/home/fh2-project-sda/fj0219/mallob//mallob_logs/&quot;;[.AK5];CHAR(10);&quot;echo finished&quot;)" office:value-type="string" office:string-value="#!/bin/bash&#10;#SBATCH --nodes=64&#10;#SBATCH --ntasks=640&#10;#SBATCH --cpus-per-task=2&#10;#SBATCH --output=mallob_id3003_64x10x2_3620s_log&#10;#SBATCH --error=mallob_id3003_64x10x2_3620s_err&#10;#SBATCH --job-name=mallob_id3003_64x10x2_3620s&#10;#SBATCH --partition=normal&#10;#SBATCH --time=1:00:20&#10;mkdir -p /home/fh2-project-sda/fj0219/mallob//mallob_logs/mallob_id3003_64x10x2_3620s&#10;echo logging into /home/fh2-project-sda/fj0219/mallob/mallob_logs/mallob_id3003_64x10x2_3620s&#10;module load mpi/openmpi/3.1&#10;mpirun --bind-to core --map-by core -report-bindings /home/fh2-project-sda/fj0219/mallob//build/mallob /home/fh2-project-sda/fj0219/mallob/scenarios/scenario_all_c8 -c=8 -l=0.950 -t=2 -T=3600 -lbc=8 -time-per-instance=0 -cpuh-per-instance=2 -derandomize -ba=4 -g=5 -md=0 -p=5 -s=1 -v=4 -q -warmup -log=/home/fh2-project-sda/fj0219/mallob//mallob_logs/mallob_id3003_64x10x2_3620s&#10;echo finished" calcext:value-type="string">
            <text:p>#!/bin/bash</text:p>
            <text:p>#SBATCH --nodes=64</text:p>
            <text:p>#SBATCH --ntasks=640</text:p>
            <text:p>#SBATCH --cpus-per-task=2</text:p>
            <text:p>#SBATCH --output=mallob_id3003_64x10x2_3620s_log</text:p>
            <text:p>#SBATCH --error=mallob_id3003_64x10x2_3620s_err</text:p>
            <text:p>#SBATCH --job-name=mallob_id3003_64x10x2_3620s</text:p>
            <text:p>#SBATCH --partition=normal</text:p>
            <text:p>#SBATCH --time=1:00:20</text:p>
            <text:p>mkdir -p /home/fh2-project-sda/fj0219/mallob//mallob_logs/mallob_id3003_64x10x2_3620s</text:p>
            <text:p>echo logging into /home/fh2-project-sda/fj0219/mallob/mallob_logs/mallob_id3003_64x10x2_3620s</text:p>
            <text:p>module load mpi/openmpi/3.1</text:p>
            <text:p>mpirun --bind-to core --map-by core -report-bindings /home/fh2-project-sda/fj0219/mallob//build/mallob /home/fh2-project-sda/fj0219/mallob/scenarios/scenario_all_c8 -c=8 -l=0.950 -t=2 -T=3600 -lbc=8 -time-per-instance=0 -cpuh-per-instance=2 -derandomize -ba=4 -g=5 -md=0 -p=5 -s=1 -v=4 -q -warmup -log=/home/fh2-project-sda/fj0219/mallob//mallob_logs/mallob_id3003_64x10x2_3620s</text:p>
            <text:p>echo finished</text:p>
          </table:table-cell>
        </table:table-row>
        <table:table-row table:style-name="ro2">
          <table:table-cell table:style-name="ce4" office:value-type="float" office:value="3004" calcext:value-type="float">
            <text:p>3004</text:p>
          </table:table-cell>
          <table:table-cell table:style-name="ce10" office:value-type="float" office:value="128" calcext:value-type="float">
            <text:p>128</text:p>
          </table:table-cell>
          <table:table-cell table:style-name="ce4" office:value-type="float" office:value="10" calcext:value-type="float">
            <text:p>10</text:p>
          </table:table-cell>
          <table:table-cell table:style-name="ce11" office:value-type="float" office:value="2" calcext:value-type="float">
            <text:p>2</text:p>
          </table:table-cell>
          <table:table-cell table:style-name="ce14" table:formula="of:=[.B6]*[.C6]" office:value-type="float" office:value="1280" calcext:value-type="float">
            <text:p>1280</text:p>
          </table:table-cell>
          <table:table-cell table:style-name="ce14" table:formula="of:=[.C6]*[.D6]" office:value-type="float" office:value="20" calcext:value-type="float">
            <text:p>20</text:p>
          </table:table-cell>
          <table:table-cell table:style-name="ce4" office:value-type="float" office:value="16" calcext:value-type="float">
            <text:p>16</text:p>
          </table:table-cell>
          <table:table-cell table:style-name="ce14" table:formula="of:=[.E6]-[.G6]" office:value-type="float" office:value="1264" calcext:value-type="float">
            <text:p>1264</text:p>
          </table:table-cell>
          <table:table-cell table:style-name="ce20" office:value-type="float" office:value="0.95" calcext:value-type="float">
            <text:p>0.950</text:p>
          </table:table-cell>
          <table:table-cell table:style-name="ce30" table:formula="of:=FLOOR([.I6]*[.H6])" office:value-type="float" office:value="1200" calcext:value-type="float">
            <text:p>1200</text:p>
          </table:table-cell>
          <table:table-cell table:style-name="ce9" office:value-type="float" office:value="2" calcext:value-type="float">
            <text:p>2</text:p>
          </table:table-cell>
          <table:table-cell table:style-name="ce14" table:formula="of:=[.D6]-[.K6]" office:value-type="float" office:value="0" calcext:value-type="float">
            <text:p>0</text:p>
          </table:table-cell>
          <table:table-cell table:style-name="ce9" office:value-type="float" office:value="3600" calcext:value-type="float">
            <text:p>3600</text:p>
          </table:table-cell>
          <table:table-cell table:style-name="ce14" table:formula="of:=[.M6]/3600*[.F6]*[.B6]" office:value-type="float" office:value="2560" calcext:value-type="float">
            <text:p>2560</text:p>
          </table:table-cell>
          <table:table-cell table:style-name="ce4" office:value-type="float" office:value="8" calcext:value-type="float">
            <text:p>8</text:p>
          </table:table-cell>
          <table:table-cell table:style-name="ce14" table:formula="of:=[.O6]*[.G6]" office:value-type="float" office:value="128" calcext:value-type="float">
            <text:p>128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6]/[.G6]" office:value-type="float" office:value="25" calcext:value-type="float">
            <text:p>25</text:p>
          </table:table-cell>
          <table:table-cell table:style-name="ce14" table:formula="of:=[.R6]/[.O6]" office:value-type="float" office:value="3.125" calcext:value-type="float">
            <text:p>3,12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14" table:formula="of:=[.T6]*[.S6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6])" office:value-type="string" office:string-value="scenarios/scenario_all_c16" calcext:value-type="string">
            <text:p>scenarios/scenario_all_c16</text:p>
          </table:table-cell>
          <table:table-cell table:style-name="ce9" table:formula="of:=FLOOR(([.M6]+20)/3600)" office:value-type="float" office:value="1" calcext:value-type="float">
            <text:p>1</text:p>
          </table:table-cell>
          <table:table-cell table:style-name="ce9" table:formula="of:=IF(FLOOR((([.M6]+20)-[.AG6]*3600)/60)&lt;10;CONCATENATE(&quot;0&quot;;FLOOR((([.M6]+20)-[.AG6]*3600)/60));FLOOR((([.M6]+20)-[.AG6]*3600)/60))" office:value-type="string" office:string-value="00" calcext:value-type="string">
            <text:p>00</text:p>
          </table:table-cell>
          <table:table-cell table:style-name="ce9" table:formula="of:=IF(FLOOR((([.M6]+20)-[.AG6]*3600-[.AH6]*60))&lt;10;CONCATENATE(&quot;0&quot;;FLOOR((([.M6]+20)-[.AG6]*3600-[.AH6]*60)));FLOOR((([.M6]+20)-[.AG6]*3600-[.AH6]*60)))" office:value-type="float" office:value="20" calcext:value-type="float">
            <text:p>20</text:p>
          </table:table-cell>
          <table:table-cell table:style-name="ce15" table:formula="of:=CONCATENATE(&quot;/home/fh2-project-sda/fj0219/mallob/&quot;;[.AF6];&quot; -c=&quot;;[.G6];&quot; -l=&quot;;TEXT([.I6];&quot;0.000&quot;);&quot; -t=&quot;;[.K6];&quot; -T=&quot;;[.M6];&quot; -lbc=&quot;;[.O6];&quot; -time-per-instance=&quot;;[.T6];&quot; -cpuh-per-instance=&quot;;[.U6];IF([.W6]=1;&quot; -derandomize&quot;;&quot; &quot;);&quot; -ba=&quot;;[.X6];&quot; -g=&quot;;[.Y6];&quot; -md=&quot;;[.Z6];&quot; -p=&quot;;[.AA6];&quot; -s=&quot;;[.AD6];&quot; -v=&quot;;[.AC6];IF([.AB6]=1;&quot; -q&quot;;&quot;&quot;);IF([.AE6]=1;&quot; -warmup&quot;;&quot;&quot;))" office:value-type="string" office:string-value="/home/fh2-project-sda/fj0219/mallob/scenarios/scenario_all_c16 -c=16 -l=0.950 -t=2 -T=3600 -lbc=8 -time-per-instance=0 -cpuh-per-instance=2 -derandomize -ba=4 -g=5 -md=0 -p=5 -s=1 -v=4 -q -warmup" calcext:value-type="string">
            <text:p>/home/fh2-project-sda/fj0219/mallob/scenarios/scenario_all_c16 -c=16 -l=0.950 -t=2 -T=3600 -lbc=8 -time-per-instance=0 -cpuh-per-instance=2 -derandomize -ba=4 -g=5 -md=0 -p=5 -s=1 -v=4 -q -warmup</text:p>
          </table:table-cell>
          <table:table-cell table:style-name="ce15" table:formula="of:=CONCATENATE(&quot;mallob_id&quot;;[.A6];&quot;_&quot;;[.B6];&quot;x&quot;;[.C6];&quot;x&quot;;[.D6];&quot;_&quot;;[.M6]+20;&quot;s&quot;)" office:value-type="string" office:string-value="mallob_id3004_128x10x2_3620s" calcext:value-type="string">
            <text:p>mallob_id3004_128x10x2_3620s</text:p>
          </table:table-cell>
          <table:table-cell table:style-name="ce15" table:formula="of:=CONCATENATE(&quot;#!/bin/bash&quot;;CHAR(10);&quot;#SBATCH --nodes=&quot;;[.B6];&quot;&quot;;CHAR(10);&quot;#SBATCH --ntasks=&quot;;[.E6];CHAR(10);&quot;#SBATCH --cpus-per-task=&quot;;[.D6];CHAR(10);&quot;#SBATCH --output=&quot;;[.AK6];&quot;_log&quot;;CHAR(10);&quot;#SBATCH --error=&quot;;[.AK6];&quot;_err&quot;;CHAR(10);&quot;#SBATCH --job-name=&quot;;[.AK6];CHAR(10);&quot;#SBATCH --partition=normal&quot;;CHAR(10);&quot;#SBATCH --time=&quot;;[.AG6];&quot;:&quot;;[.AH6];&quot;:&quot;;[.AI6];CHAR(10);&quot;mkdir -p /home/fh2-project-sda/fj0219/mallob//mallob_logs/&quot;;[.AK6];CHAR(10);&quot;echo logging into /home/fh2-project-sda/fj0219/mallob/mallob_logs/&quot;;[.AK6];CHAR(10);&quot;module load mpi/openmpi/3.1&quot;;CHAR(10);&quot;mpirun --bind-to core --map-by core -report-bindings /home/fh2-project-sda/fj0219/mallob//build/mallob &quot;;[.AJ6];&quot; -log=/home/fh2-project-sda/fj0219/mallob//mallob_logs/&quot;;[.AK6];CHAR(10);&quot;echo finished&quot;)" office:value-type="string" office:string-value="#!/bin/bash&#10;#SBATCH --nodes=128&#10;#SBATCH --ntasks=1280&#10;#SBATCH --cpus-per-task=2&#10;#SBATCH --output=mallob_id3004_128x10x2_3620s_log&#10;#SBATCH --error=mallob_id3004_128x10x2_3620s_err&#10;#SBATCH --job-name=mallob_id3004_128x10x2_3620s&#10;#SBATCH --partition=normal&#10;#SBATCH --time=1:00:20&#10;mkdir -p /home/fh2-project-sda/fj0219/mallob//mallob_logs/mallob_id3004_128x10x2_3620s&#10;echo logging into /home/fh2-project-sda/fj0219/mallob/mallob_logs/mallob_id3004_128x10x2_3620s&#10;module load mpi/openmpi/3.1&#10;mpirun --bind-to core --map-by core -report-bindings /home/fh2-project-sda/fj0219/mallob//build/mallob /home/fh2-project-sda/fj0219/mallob/scenarios/scenario_all_c16 -c=16 -l=0.950 -t=2 -T=3600 -lbc=8 -time-per-instance=0 -cpuh-per-instance=2 -derandomize -ba=4 -g=5 -md=0 -p=5 -s=1 -v=4 -q -warmup -log=/home/fh2-project-sda/fj0219/mallob//mallob_logs/mallob_id3004_128x10x2_3620s&#10;echo finished" calcext:value-type="string">
            <text:p>#!/bin/bash</text:p>
            <text:p>#SBATCH --nodes=128</text:p>
            <text:p>#SBATCH --ntasks=1280</text:p>
            <text:p>#SBATCH --cpus-per-task=2</text:p>
            <text:p>#SBATCH --output=mallob_id3004_128x10x2_3620s_log</text:p>
            <text:p>#SBATCH --error=mallob_id3004_128x10x2_3620s_err</text:p>
            <text:p>#SBATCH --job-name=mallob_id3004_128x10x2_3620s</text:p>
            <text:p>#SBATCH --partition=normal</text:p>
            <text:p>#SBATCH --time=1:00:20</text:p>
            <text:p>mkdir -p /home/fh2-project-sda/fj0219/mallob//mallob_logs/mallob_id3004_128x10x2_3620s</text:p>
            <text:p>echo logging into /home/fh2-project-sda/fj0219/mallob/mallob_logs/mallob_id3004_128x10x2_3620s</text:p>
            <text:p>module load mpi/openmpi/3.1</text:p>
            <text:p>mpirun --bind-to core --map-by core -report-bindings /home/fh2-project-sda/fj0219/mallob//build/mallob /home/fh2-project-sda/fj0219/mallob/scenarios/scenario_all_c16 -c=16 -l=0.950 -t=2 -T=3600 -lbc=8 -time-per-instance=0 -cpuh-per-instance=2 -derandomize -ba=4 -g=5 -md=0 -p=5 -s=1 -v=4 -q -warmup -log=/home/fh2-project-sda/fj0219/mallob//mallob_logs/mallob_id3004_128x10x2_3620s</text:p>
            <text:p>echo finished</text:p>
          </table:table-cell>
        </table:table-row>
        <table:table-row table:style-name="ro2">
          <table:table-cell table:style-name="ce4" office:value-type="float" office:value="3005" calcext:value-type="float">
            <text:p>3005</text:p>
          </table:table-cell>
          <table:table-cell table:style-name="ce10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  <table:table-cell table:style-name="ce11" office:value-type="float" office:value="2" calcext:value-type="float">
            <text:p>2</text:p>
          </table:table-cell>
          <table:table-cell table:style-name="ce14" table:formula="of:=[.B7]*[.C7]" office:value-type="float" office:value="80" calcext:value-type="float">
            <text:p>80</text:p>
          </table:table-cell>
          <table:table-cell table:style-name="ce14" table:formula="of:=[.C7]*[.D7]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E7]-[.G7]" office:value-type="float" office:value="79" calcext:value-type="float">
            <text:p>79</text:p>
          </table:table-cell>
          <table:table-cell table:style-name="ce20" office:value-type="float" office:value="0.95" calcext:value-type="float">
            <text:p>0.950</text:p>
          </table:table-cell>
          <table:table-cell table:style-name="ce30" table:formula="of:=FLOOR([.I7]*[.H7])" office:value-type="float" office:value="75" calcext:value-type="float">
            <text:p>75</text:p>
          </table:table-cell>
          <table:table-cell table:style-name="ce9" office:value-type="float" office:value="2" calcext:value-type="float">
            <text:p>2</text:p>
          </table:table-cell>
          <table:table-cell table:style-name="ce14" table:formula="of:=[.D7]-[.K7]" office:value-type="float" office:value="0" calcext:value-type="float">
            <text:p>0</text:p>
          </table:table-cell>
          <table:table-cell table:style-name="ce9" office:value-type="float" office:value="3600" calcext:value-type="float">
            <text:p>3600</text:p>
          </table:table-cell>
          <table:table-cell table:style-name="ce14" table:formula="of:=[.M7]/3600*[.F7]*[.B7]" office:value-type="float" office:value="160" calcext:value-type="float">
            <text:p>160</text:p>
          </table:table-cell>
          <table:table-cell table:style-name="ce4" office:value-type="float" office:value="8" calcext:value-type="float">
            <text:p>8</text:p>
          </table:table-cell>
          <table:table-cell table:style-name="ce14" table:formula="of:=[.O7]*[.G7]" office:value-type="float" office:value="8" calcext:value-type="float">
            <text:p>8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7]/[.G7]" office:value-type="float" office:value="400" calcext:value-type="float">
            <text:p>400</text:p>
          </table:table-cell>
          <table:table-cell table:style-name="ce14" table:formula="of:=[.R7]/[.O7]" office:value-type="float" office:value="50" calcext:value-type="float">
            <text:p>5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14" table:formula="of:=[.T7]*[.S7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7])" office:value-type="string" office:string-value="scenarios/scenario_all_c1" calcext:value-type="string">
            <text:p>scenarios/scenario_all_c1</text:p>
          </table:table-cell>
          <table:table-cell table:style-name="ce9" table:formula="of:=FLOOR(([.M7]+20)/3600)" office:value-type="float" office:value="1" calcext:value-type="float">
            <text:p>1</text:p>
          </table:table-cell>
          <table:table-cell table:style-name="ce9" table:formula="of:=IF(FLOOR((([.M7]+20)-[.AG7]*3600)/60)&lt;10;CONCATENATE(&quot;0&quot;;FLOOR((([.M7]+20)-[.AG7]*3600)/60));FLOOR((([.M7]+20)-[.AG7]*3600)/60))" office:value-type="string" office:string-value="00" calcext:value-type="string">
            <text:p>00</text:p>
          </table:table-cell>
          <table:table-cell table:style-name="ce9" table:formula="of:=IF(FLOOR((([.M7]+20)-[.AG7]*3600-[.AH7]*60))&lt;10;CONCATENATE(&quot;0&quot;;FLOOR((([.M7]+20)-[.AG7]*3600-[.AH7]*60)));FLOOR((([.M7]+20)-[.AG7]*3600-[.AH7]*60)))" office:value-type="float" office:value="20" calcext:value-type="float">
            <text:p>20</text:p>
          </table:table-cell>
          <table:table-cell table:style-name="ce15" table:formula="of:=CONCATENATE(&quot;/home/fh2-project-sda/fj0219/mallob/&quot;;[.AF7];&quot; -c=&quot;;[.G7];&quot; -l=&quot;;TEXT([.I7];&quot;0.000&quot;);&quot; -t=&quot;;[.K7];&quot; -T=&quot;;[.M7];&quot; -lbc=&quot;;[.O7];&quot; -time-per-instance=&quot;;[.T7];&quot; -cpuh-per-instance=&quot;;[.U7];IF([.W7]=1;&quot; -derandomize&quot;;&quot; &quot;);&quot; -ba=&quot;;[.X7];&quot; -g=&quot;;[.Y7];&quot; -md=&quot;;[.Z7];&quot; -p=&quot;;[.AA7];&quot; -s=&quot;;[.AD7];&quot; -v=&quot;;[.AC7];IF([.AB7]=1;&quot; -q&quot;;&quot;&quot;);IF([.AE7]=1;&quot; -warmup&quot;;&quot;&quot;))" office:value-type="string" office:string-value="/home/fh2-project-sda/fj0219/mallob/scenarios/scenario_all_c1 -c=1 -l=0.950 -t=2 -T=3600 -lbc=8 -time-per-instance=0 -cpuh-per-instance=2 -derandomize -ba=4 -g=0 -md=0 -p=5 -s=1 -v=4 -q -warmup" calcext:value-type="string">
            <text:p>/home/fh2-project-sda/fj0219/mallob/scenarios/scenario_all_c1 -c=1 -l=0.950 -t=2 -T=3600 -lbc=8 -time-per-instance=0 -cpuh-per-instance=2 -derandomize -ba=4 -g=0 -md=0 -p=5 -s=1 -v=4 -q -warmup</text:p>
          </table:table-cell>
          <table:table-cell table:style-name="ce15" table:formula="of:=CONCATENATE(&quot;mallob_id&quot;;[.A7];&quot;_&quot;;[.B7];&quot;x&quot;;[.C7];&quot;x&quot;;[.D7];&quot;_&quot;;[.M7]+20;&quot;s&quot;)" office:value-type="string" office:string-value="mallob_id3005_8x10x2_3620s" calcext:value-type="string">
            <text:p>mallob_id3005_8x10x2_3620s</text:p>
          </table:table-cell>
          <table:table-cell table:style-name="ce15" table:formula="of:=CONCATENATE(&quot;#!/bin/bash&quot;;CHAR(10);&quot;#SBATCH --nodes=&quot;;[.B7];&quot;&quot;;CHAR(10);&quot;#SBATCH --ntasks=&quot;;[.E7];CHAR(10);&quot;#SBATCH --cpus-per-task=&quot;;[.D7];CHAR(10);&quot;#SBATCH --output=&quot;;[.AK7];&quot;_log&quot;;CHAR(10);&quot;#SBATCH --error=&quot;;[.AK7];&quot;_err&quot;;CHAR(10);&quot;#SBATCH --job-name=&quot;;[.AK7];CHAR(10);&quot;#SBATCH --partition=normal&quot;;CHAR(10);&quot;#SBATCH --time=&quot;;[.AG7];&quot;:&quot;;[.AH7];&quot;:&quot;;[.AI7];CHAR(10);&quot;mkdir -p /home/fh2-project-sda/fj0219/mallob//mallob_logs/&quot;;[.AK7];CHAR(10);&quot;echo logging into /home/fh2-project-sda/fj0219/mallob/mallob_logs/&quot;;[.AK7];CHAR(10);&quot;module load mpi/openmpi/3.1&quot;;CHAR(10);&quot;mpirun --bind-to core --map-by core -report-bindings /home/fh2-project-sda/fj0219/mallob//build/mallob &quot;;[.AJ7];&quot; -log=/home/fh2-project-sda/fj0219/mallob//mallob_logs/&quot;;[.AK7];CHAR(10);&quot;echo finished&quot;)" office:value-type="string" office:string-value="#!/bin/bash&#10;#SBATCH --nodes=8&#10;#SBATCH --ntasks=80&#10;#SBATCH --cpus-per-task=2&#10;#SBATCH --output=mallob_id3005_8x10x2_3620s_log&#10;#SBATCH --error=mallob_id3005_8x10x2_3620s_err&#10;#SBATCH --job-name=mallob_id3005_8x10x2_3620s&#10;#SBATCH --partition=normal&#10;#SBATCH --time=1:00:20&#10;mkdir -p /home/fh2-project-sda/fj0219/mallob//mallob_logs/mallob_id3005_8x10x2_3620s&#10;echo logging into /home/fh2-project-sda/fj0219/mallob/mallob_logs/mallob_id3005_8x10x2_3620s&#10;module load mpi/openmpi/3.1&#10;mpirun --bind-to core --map-by core -report-bindings /home/fh2-project-sda/fj0219/mallob//build/mallob /home/fh2-project-sda/fj0219/mallob/scenarios/scenario_all_c1 -c=1 -l=0.950 -t=2 -T=3600 -lbc=8 -time-per-instance=0 -cpuh-per-instance=2 -derandomize -ba=4 -g=0 -md=0 -p=5 -s=1 -v=4 -q -warmup -log=/home/fh2-project-sda/fj0219/mallob//mallob_logs/mallob_id3005_8x10x2_3620s&#10;echo finished" calcext:value-type="string">
            <text:p>#!/bin/bash</text:p>
            <text:p>#SBATCH --nodes=8</text:p>
            <text:p>#SBATCH --ntasks=80</text:p>
            <text:p>#SBATCH --cpus-per-task=2</text:p>
            <text:p>#SBATCH --output=mallob_id3005_8x10x2_3620s_log</text:p>
            <text:p>#SBATCH --error=mallob_id3005_8x10x2_3620s_err</text:p>
            <text:p>#SBATCH --job-name=mallob_id3005_8x10x2_3620s</text:p>
            <text:p>#SBATCH --partition=normal</text:p>
            <text:p>#SBATCH --time=1:00:20</text:p>
            <text:p>mkdir -p /home/fh2-project-sda/fj0219/mallob//mallob_logs/mallob_id3005_8x10x2_3620s</text:p>
            <text:p>echo logging into /home/fh2-project-sda/fj0219/mallob/mallob_logs/mallob_id3005_8x10x2_3620s</text:p>
            <text:p>module load mpi/openmpi/3.1</text:p>
            <text:p>mpirun --bind-to core --map-by core -report-bindings /home/fh2-project-sda/fj0219/mallob//build/mallob /home/fh2-project-sda/fj0219/mallob/scenarios/scenario_all_c1 -c=1 -l=0.950 -t=2 -T=3600 -lbc=8 -time-per-instance=0 -cpuh-per-instance=2 -derandomize -ba=4 -g=0 -md=0 -p=5 -s=1 -v=4 -q -warmup -log=/home/fh2-project-sda/fj0219/mallob//mallob_logs/mallob_id3005_8x10x2_3620s</text:p>
            <text:p>echo finished</text:p>
          </table:table-cell>
        </table:table-row>
        <table:table-row table:style-name="ro2">
          <table:table-cell table:style-name="ce4" office:value-type="float" office:value="3006" calcext:value-type="float">
            <text:p>3006</text:p>
          </table:table-cell>
          <table:table-cell table:style-name="ce10" office:value-type="float" office:value="16" calcext:value-type="float">
            <text:p>16</text:p>
          </table:table-cell>
          <table:table-cell table:style-name="ce4" office:value-type="float" office:value="10" calcext:value-type="float">
            <text:p>10</text:p>
          </table:table-cell>
          <table:table-cell table:style-name="ce11" office:value-type="float" office:value="2" calcext:value-type="float">
            <text:p>2</text:p>
          </table:table-cell>
          <table:table-cell table:style-name="ce14" table:formula="of:=[.B8]*[.C8]" office:value-type="float" office:value="160" calcext:value-type="float">
            <text:p>160</text:p>
          </table:table-cell>
          <table:table-cell table:style-name="ce14" table:formula="of:=[.C8]*[.D8]" office:value-type="float" office:value="20" calcext:value-type="float">
            <text:p>20</text:p>
          </table:table-cell>
          <table:table-cell table:style-name="ce4" office:value-type="float" office:value="2" calcext:value-type="float">
            <text:p>2</text:p>
          </table:table-cell>
          <table:table-cell table:style-name="ce14" table:formula="of:=[.E8]-[.G8]" office:value-type="float" office:value="158" calcext:value-type="float">
            <text:p>158</text:p>
          </table:table-cell>
          <table:table-cell table:style-name="ce20" office:value-type="float" office:value="0.95" calcext:value-type="float">
            <text:p>0.950</text:p>
          </table:table-cell>
          <table:table-cell table:style-name="ce30" table:formula="of:=FLOOR([.I8]*[.H8])" office:value-type="float" office:value="150" calcext:value-type="float">
            <text:p>150</text:p>
          </table:table-cell>
          <table:table-cell table:style-name="ce9" office:value-type="float" office:value="2" calcext:value-type="float">
            <text:p>2</text:p>
          </table:table-cell>
          <table:table-cell table:style-name="ce14" table:formula="of:=[.D8]-[.K8]" office:value-type="float" office:value="0" calcext:value-type="float">
            <text:p>0</text:p>
          </table:table-cell>
          <table:table-cell table:style-name="ce9" office:value-type="float" office:value="3600" calcext:value-type="float">
            <text:p>3600</text:p>
          </table:table-cell>
          <table:table-cell table:style-name="ce14" table:formula="of:=[.M8]/3600*[.F8]*[.B8]" office:value-type="float" office:value="320" calcext:value-type="float">
            <text:p>320</text:p>
          </table:table-cell>
          <table:table-cell table:style-name="ce4" office:value-type="float" office:value="8" calcext:value-type="float">
            <text:p>8</text:p>
          </table:table-cell>
          <table:table-cell table:style-name="ce14" table:formula="of:=[.O8]*[.G8]" office:value-type="float" office:value="16" calcext:value-type="float">
            <text:p>16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8]/[.G8]" office:value-type="float" office:value="200" calcext:value-type="float">
            <text:p>200</text:p>
          </table:table-cell>
          <table:table-cell table:style-name="ce14" table:formula="of:=[.R8]/[.O8]" office:value-type="float" office:value="25" calcext:value-type="float">
            <text:p>2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14" table:formula="of:=[.T8]*[.S8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8])" office:value-type="string" office:string-value="scenarios/scenario_all_c2" calcext:value-type="string">
            <text:p>scenarios/scenario_all_c2</text:p>
          </table:table-cell>
          <table:table-cell table:style-name="ce9" table:formula="of:=FLOOR(([.M8]+20)/3600)" office:value-type="float" office:value="1" calcext:value-type="float">
            <text:p>1</text:p>
          </table:table-cell>
          <table:table-cell table:style-name="ce9" table:formula="of:=IF(FLOOR((([.M8]+20)-[.AG8]*3600)/60)&lt;10;CONCATENATE(&quot;0&quot;;FLOOR((([.M8]+20)-[.AG8]*3600)/60));FLOOR((([.M8]+20)-[.AG8]*3600)/60))" office:value-type="string" office:string-value="00" calcext:value-type="string">
            <text:p>00</text:p>
          </table:table-cell>
          <table:table-cell table:style-name="ce9" table:formula="of:=IF(FLOOR((([.M8]+20)-[.AG8]*3600-[.AH8]*60))&lt;10;CONCATENATE(&quot;0&quot;;FLOOR((([.M8]+20)-[.AG8]*3600-[.AH8]*60)));FLOOR((([.M8]+20)-[.AG8]*3600-[.AH8]*60)))" office:value-type="float" office:value="20" calcext:value-type="float">
            <text:p>20</text:p>
          </table:table-cell>
          <table:table-cell table:style-name="ce15" table:formula="of:=CONCATENATE(&quot;/home/fh2-project-sda/fj0219/mallob/&quot;;[.AF8];&quot; -c=&quot;;[.G8];&quot; -l=&quot;;TEXT([.I8];&quot;0.000&quot;);&quot; -t=&quot;;[.K8];&quot; -T=&quot;;[.M8];&quot; -lbc=&quot;;[.O8];&quot; -time-per-instance=&quot;;[.T8];&quot; -cpuh-per-instance=&quot;;[.U8];IF([.W8]=1;&quot; -derandomize&quot;;&quot; &quot;);&quot; -ba=&quot;;[.X8];&quot; -g=&quot;;[.Y8];&quot; -md=&quot;;[.Z8];&quot; -p=&quot;;[.AA8];&quot; -s=&quot;;[.AD8];&quot; -v=&quot;;[.AC8];IF([.AB8]=1;&quot; -q&quot;;&quot;&quot;);IF([.AE8]=1;&quot; -warmup&quot;;&quot;&quot;))" office:value-type="string" office:string-value="/home/fh2-project-sda/fj0219/mallob/scenarios/scenario_all_c2 -c=2 -l=0.950 -t=2 -T=3600 -lbc=8 -time-per-instance=0 -cpuh-per-instance=2 -derandomize -ba=4 -g=0 -md=0 -p=5 -s=1 -v=4 -q -warmup" calcext:value-type="string">
            <text:p>/home/fh2-project-sda/fj0219/mallob/scenarios/scenario_all_c2 -c=2 -l=0.950 -t=2 -T=3600 -lbc=8 -time-per-instance=0 -cpuh-per-instance=2 -derandomize -ba=4 -g=0 -md=0 -p=5 -s=1 -v=4 -q -warmup</text:p>
          </table:table-cell>
          <table:table-cell table:style-name="ce15" table:formula="of:=CONCATENATE(&quot;mallob_id&quot;;[.A8];&quot;_&quot;;[.B8];&quot;x&quot;;[.C8];&quot;x&quot;;[.D8];&quot;_&quot;;[.M8]+20;&quot;s&quot;)" office:value-type="string" office:string-value="mallob_id3006_16x10x2_3620s" calcext:value-type="string">
            <text:p>mallob_id3006_16x10x2_3620s</text:p>
          </table:table-cell>
          <table:table-cell table:style-name="ce15" table:formula="of:=CONCATENATE(&quot;#!/bin/bash&quot;;CHAR(10);&quot;#SBATCH --nodes=&quot;;[.B8];&quot;&quot;;CHAR(10);&quot;#SBATCH --ntasks=&quot;;[.E8];CHAR(10);&quot;#SBATCH --cpus-per-task=&quot;;[.D8];CHAR(10);&quot;#SBATCH --output=&quot;;[.AK8];&quot;_log&quot;;CHAR(10);&quot;#SBATCH --error=&quot;;[.AK8];&quot;_err&quot;;CHAR(10);&quot;#SBATCH --job-name=&quot;;[.AK8];CHAR(10);&quot;#SBATCH --partition=normal&quot;;CHAR(10);&quot;#SBATCH --time=&quot;;[.AG8];&quot;:&quot;;[.AH8];&quot;:&quot;;[.AI8];CHAR(10);&quot;mkdir -p /home/fh2-project-sda/fj0219/mallob//mallob_logs/&quot;;[.AK8];CHAR(10);&quot;echo logging into /home/fh2-project-sda/fj0219/mallob/mallob_logs/&quot;;[.AK8];CHAR(10);&quot;module load mpi/openmpi/3.1&quot;;CHAR(10);&quot;mpirun --bind-to core --map-by core -report-bindings /home/fh2-project-sda/fj0219/mallob//build/mallob &quot;;[.AJ8];&quot; -log=/home/fh2-project-sda/fj0219/mallob//mallob_logs/&quot;;[.AK8];CHAR(10);&quot;echo finished&quot;)" office:value-type="string" office:string-value="#!/bin/bash&#10;#SBATCH --nodes=16&#10;#SBATCH --ntasks=160&#10;#SBATCH --cpus-per-task=2&#10;#SBATCH --output=mallob_id3006_16x10x2_3620s_log&#10;#SBATCH --error=mallob_id3006_16x10x2_3620s_err&#10;#SBATCH --job-name=mallob_id3006_16x10x2_3620s&#10;#SBATCH --partition=normal&#10;#SBATCH --time=1:00:20&#10;mkdir -p /home/fh2-project-sda/fj0219/mallob//mallob_logs/mallob_id3006_16x10x2_3620s&#10;echo logging into /home/fh2-project-sda/fj0219/mallob/mallob_logs/mallob_id3006_16x10x2_3620s&#10;module load mpi/openmpi/3.1&#10;mpirun --bind-to core --map-by core -report-bindings /home/fh2-project-sda/fj0219/mallob//build/mallob /home/fh2-project-sda/fj0219/mallob/scenarios/scenario_all_c2 -c=2 -l=0.950 -t=2 -T=3600 -lbc=8 -time-per-instance=0 -cpuh-per-instance=2 -derandomize -ba=4 -g=0 -md=0 -p=5 -s=1 -v=4 -q -warmup -log=/home/fh2-project-sda/fj0219/mallob//mallob_logs/mallob_id3006_16x10x2_3620s&#10;echo finished" calcext:value-type="string">
            <text:p>#!/bin/bash</text:p>
            <text:p>#SBATCH --nodes=16</text:p>
            <text:p>#SBATCH --ntasks=160</text:p>
            <text:p>#SBATCH --cpus-per-task=2</text:p>
            <text:p>#SBATCH --output=mallob_id3006_16x10x2_3620s_log</text:p>
            <text:p>#SBATCH --error=mallob_id3006_16x10x2_3620s_err</text:p>
            <text:p>#SBATCH --job-name=mallob_id3006_16x10x2_3620s</text:p>
            <text:p>#SBATCH --partition=normal</text:p>
            <text:p>#SBATCH --time=1:00:20</text:p>
            <text:p>mkdir -p /home/fh2-project-sda/fj0219/mallob//mallob_logs/mallob_id3006_16x10x2_3620s</text:p>
            <text:p>echo logging into /home/fh2-project-sda/fj0219/mallob/mallob_logs/mallob_id3006_16x10x2_3620s</text:p>
            <text:p>module load mpi/openmpi/3.1</text:p>
            <text:p>mpirun --bind-to core --map-by core -report-bindings /home/fh2-project-sda/fj0219/mallob//build/mallob /home/fh2-project-sda/fj0219/mallob/scenarios/scenario_all_c2 -c=2 -l=0.950 -t=2 -T=3600 -lbc=8 -time-per-instance=0 -cpuh-per-instance=2 -derandomize -ba=4 -g=0 -md=0 -p=5 -s=1 -v=4 -q -warmup -log=/home/fh2-project-sda/fj0219/mallob//mallob_logs/mallob_id3006_16x10x2_3620s</text:p>
            <text:p>echo finished</text:p>
          </table:table-cell>
        </table:table-row>
        <table:table-row table:style-name="ro2">
          <table:table-cell table:style-name="ce4" office:value-type="float" office:value="3007" calcext:value-type="float">
            <text:p>3007</text:p>
          </table:table-cell>
          <table:table-cell table:style-name="ce10" office:value-type="float" office:value="32" calcext:value-type="float">
            <text:p>32</text:p>
          </table:table-cell>
          <table:table-cell table:style-name="ce4" office:value-type="float" office:value="10" calcext:value-type="float">
            <text:p>10</text:p>
          </table:table-cell>
          <table:table-cell table:style-name="ce11" office:value-type="float" office:value="2" calcext:value-type="float">
            <text:p>2</text:p>
          </table:table-cell>
          <table:table-cell table:style-name="ce14" table:formula="of:=[.B9]*[.C9]" office:value-type="float" office:value="320" calcext:value-type="float">
            <text:p>320</text:p>
          </table:table-cell>
          <table:table-cell table:style-name="ce14" table:formula="of:=[.C9]*[.D9]" office:value-type="float" office:value="20" calcext:value-type="float">
            <text:p>20</text:p>
          </table:table-cell>
          <table:table-cell table:style-name="ce4" office:value-type="float" office:value="4" calcext:value-type="float">
            <text:p>4</text:p>
          </table:table-cell>
          <table:table-cell table:style-name="ce14" table:formula="of:=[.E9]-[.G9]" office:value-type="float" office:value="316" calcext:value-type="float">
            <text:p>316</text:p>
          </table:table-cell>
          <table:table-cell table:style-name="ce20" office:value-type="float" office:value="0.95" calcext:value-type="float">
            <text:p>0.950</text:p>
          </table:table-cell>
          <table:table-cell table:style-name="ce30" table:formula="of:=FLOOR([.I9]*[.H9])" office:value-type="float" office:value="300" calcext:value-type="float">
            <text:p>300</text:p>
          </table:table-cell>
          <table:table-cell table:style-name="ce9" office:value-type="float" office:value="2" calcext:value-type="float">
            <text:p>2</text:p>
          </table:table-cell>
          <table:table-cell table:style-name="ce14" table:formula="of:=[.D9]-[.K9]" office:value-type="float" office:value="0" calcext:value-type="float">
            <text:p>0</text:p>
          </table:table-cell>
          <table:table-cell table:style-name="ce9" office:value-type="float" office:value="3600" calcext:value-type="float">
            <text:p>3600</text:p>
          </table:table-cell>
          <table:table-cell table:style-name="ce14" table:formula="of:=[.M9]/3600*[.F9]*[.B9]" office:value-type="float" office:value="640" calcext:value-type="float">
            <text:p>640</text:p>
          </table:table-cell>
          <table:table-cell table:style-name="ce4" office:value-type="float" office:value="8" calcext:value-type="float">
            <text:p>8</text:p>
          </table:table-cell>
          <table:table-cell table:style-name="ce14" table:formula="of:=[.O9]*[.G9]" office:value-type="float" office:value="32" calcext:value-type="float">
            <text:p>32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9]/[.G9]" office:value-type="float" office:value="100" calcext:value-type="float">
            <text:p>100</text:p>
          </table:table-cell>
          <table:table-cell table:style-name="ce14" table:formula="of:=[.R9]/[.O9]" office:value-type="float" office:value="12.5" calcext:value-type="float">
            <text:p>12,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14" table:formula="of:=[.T9]*[.S9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9])" office:value-type="string" office:string-value="scenarios/scenario_all_c4" calcext:value-type="string">
            <text:p>scenarios/scenario_all_c4</text:p>
          </table:table-cell>
          <table:table-cell table:style-name="ce9" table:formula="of:=FLOOR(([.M9]+20)/3600)" office:value-type="float" office:value="1" calcext:value-type="float">
            <text:p>1</text:p>
          </table:table-cell>
          <table:table-cell table:style-name="ce9" table:formula="of:=IF(FLOOR((([.M9]+20)-[.AG9]*3600)/60)&lt;10;CONCATENATE(&quot;0&quot;;FLOOR((([.M9]+20)-[.AG9]*3600)/60));FLOOR((([.M9]+20)-[.AG9]*3600)/60))" office:value-type="string" office:string-value="00" calcext:value-type="string">
            <text:p>00</text:p>
          </table:table-cell>
          <table:table-cell table:style-name="ce9" table:formula="of:=IF(FLOOR((([.M9]+20)-[.AG9]*3600-[.AH9]*60))&lt;10;CONCATENATE(&quot;0&quot;;FLOOR((([.M9]+20)-[.AG9]*3600-[.AH9]*60)));FLOOR((([.M9]+20)-[.AG9]*3600-[.AH9]*60)))" office:value-type="float" office:value="20" calcext:value-type="float">
            <text:p>20</text:p>
          </table:table-cell>
          <table:table-cell table:style-name="ce15" table:formula="of:=CONCATENATE(&quot;/home/fh2-project-sda/fj0219/mallob/&quot;;[.AF9];&quot; -c=&quot;;[.G9];&quot; -l=&quot;;TEXT([.I9];&quot;0.000&quot;);&quot; -t=&quot;;[.K9];&quot; -T=&quot;;[.M9];&quot; -lbc=&quot;;[.O9];&quot; -time-per-instance=&quot;;[.T9];&quot; -cpuh-per-instance=&quot;;[.U9];IF([.W9]=1;&quot; -derandomize&quot;;&quot; &quot;);&quot; -ba=&quot;;[.X9];&quot; -g=&quot;;[.Y9];&quot; -md=&quot;;[.Z9];&quot; -p=&quot;;[.AA9];&quot; -s=&quot;;[.AD9];&quot; -v=&quot;;[.AC9];IF([.AB9]=1;&quot; -q&quot;;&quot;&quot;);IF([.AE9]=1;&quot; -warmup&quot;;&quot;&quot;))" office:value-type="string" office:string-value="/home/fh2-project-sda/fj0219/mallob/scenarios/scenario_all_c4 -c=4 -l=0.950 -t=2 -T=3600 -lbc=8 -time-per-instance=0 -cpuh-per-instance=2 -derandomize -ba=4 -g=0 -md=0 -p=5 -s=1 -v=4 -q -warmup" calcext:value-type="string">
            <text:p>/home/fh2-project-sda/fj0219/mallob/scenarios/scenario_all_c4 -c=4 -l=0.950 -t=2 -T=3600 -lbc=8 -time-per-instance=0 -cpuh-per-instance=2 -derandomize -ba=4 -g=0 -md=0 -p=5 -s=1 -v=4 -q -warmup</text:p>
          </table:table-cell>
          <table:table-cell table:style-name="ce15" table:formula="of:=CONCATENATE(&quot;mallob_id&quot;;[.A9];&quot;_&quot;;[.B9];&quot;x&quot;;[.C9];&quot;x&quot;;[.D9];&quot;_&quot;;[.M9]+20;&quot;s&quot;)" office:value-type="string" office:string-value="mallob_id3007_32x10x2_3620s" calcext:value-type="string">
            <text:p>mallob_id3007_32x10x2_3620s</text:p>
          </table:table-cell>
          <table:table-cell table:style-name="ce15" table:formula="of:=CONCATENATE(&quot;#!/bin/bash&quot;;CHAR(10);&quot;#SBATCH --nodes=&quot;;[.B9];&quot;&quot;;CHAR(10);&quot;#SBATCH --ntasks=&quot;;[.E9];CHAR(10);&quot;#SBATCH --cpus-per-task=&quot;;[.D9];CHAR(10);&quot;#SBATCH --output=&quot;;[.AK9];&quot;_log&quot;;CHAR(10);&quot;#SBATCH --error=&quot;;[.AK9];&quot;_err&quot;;CHAR(10);&quot;#SBATCH --job-name=&quot;;[.AK9];CHAR(10);&quot;#SBATCH --partition=normal&quot;;CHAR(10);&quot;#SBATCH --time=&quot;;[.AG9];&quot;:&quot;;[.AH9];&quot;:&quot;;[.AI9];CHAR(10);&quot;mkdir -p /home/fh2-project-sda/fj0219/mallob//mallob_logs/&quot;;[.AK9];CHAR(10);&quot;echo logging into /home/fh2-project-sda/fj0219/mallob/mallob_logs/&quot;;[.AK9];CHAR(10);&quot;module load mpi/openmpi/3.1&quot;;CHAR(10);&quot;mpirun --bind-to core --map-by core -report-bindings /home/fh2-project-sda/fj0219/mallob//build/mallob &quot;;[.AJ9];&quot; -log=/home/fh2-project-sda/fj0219/mallob//mallob_logs/&quot;;[.AK9];CHAR(10);&quot;echo finished&quot;)" office:value-type="string" office:string-value="#!/bin/bash&#10;#SBATCH --nodes=32&#10;#SBATCH --ntasks=320&#10;#SBATCH --cpus-per-task=2&#10;#SBATCH --output=mallob_id3007_32x10x2_3620s_log&#10;#SBATCH --error=mallob_id3007_32x10x2_3620s_err&#10;#SBATCH --job-name=mallob_id3007_32x10x2_3620s&#10;#SBATCH --partition=normal&#10;#SBATCH --time=1:00:20&#10;mkdir -p /home/fh2-project-sda/fj0219/mallob//mallob_logs/mallob_id3007_32x10x2_3620s&#10;echo logging into /home/fh2-project-sda/fj0219/mallob/mallob_logs/mallob_id3007_32x10x2_3620s&#10;module load mpi/openmpi/3.1&#10;mpirun --bind-to core --map-by core -report-bindings /home/fh2-project-sda/fj0219/mallob//build/mallob /home/fh2-project-sda/fj0219/mallob/scenarios/scenario_all_c4 -c=4 -l=0.950 -t=2 -T=3600 -lbc=8 -time-per-instance=0 -cpuh-per-instance=2 -derandomize -ba=4 -g=0 -md=0 -p=5 -s=1 -v=4 -q -warmup -log=/home/fh2-project-sda/fj0219/mallob//mallob_logs/mallob_id3007_32x10x2_3620s&#10;echo finished" calcext:value-type="string">
            <text:p>#!/bin/bash</text:p>
            <text:p>#SBATCH --nodes=32</text:p>
            <text:p>#SBATCH --ntasks=320</text:p>
            <text:p>#SBATCH --cpus-per-task=2</text:p>
            <text:p>#SBATCH --output=mallob_id3007_32x10x2_3620s_log</text:p>
            <text:p>#SBATCH --error=mallob_id3007_32x10x2_3620s_err</text:p>
            <text:p>#SBATCH --job-name=mallob_id3007_32x10x2_3620s</text:p>
            <text:p>#SBATCH --partition=normal</text:p>
            <text:p>#SBATCH --time=1:00:20</text:p>
            <text:p>mkdir -p /home/fh2-project-sda/fj0219/mallob//mallob_logs/mallob_id3007_32x10x2_3620s</text:p>
            <text:p>echo logging into /home/fh2-project-sda/fj0219/mallob/mallob_logs/mallob_id3007_32x10x2_3620s</text:p>
            <text:p>module load mpi/openmpi/3.1</text:p>
            <text:p>mpirun --bind-to core --map-by core -report-bindings /home/fh2-project-sda/fj0219/mallob//build/mallob /home/fh2-project-sda/fj0219/mallob/scenarios/scenario_all_c4 -c=4 -l=0.950 -t=2 -T=3600 -lbc=8 -time-per-instance=0 -cpuh-per-instance=2 -derandomize -ba=4 -g=0 -md=0 -p=5 -s=1 -v=4 -q -warmup -log=/home/fh2-project-sda/fj0219/mallob//mallob_logs/mallob_id3007_32x10x2_3620s</text:p>
            <text:p>echo finished</text:p>
          </table:table-cell>
        </table:table-row>
        <table:table-row table:style-name="ro2">
          <table:table-cell table:style-name="ce4" office:value-type="float" office:value="3008" calcext:value-type="float">
            <text:p>3008</text:p>
          </table:table-cell>
          <table:table-cell table:style-name="ce10" office:value-type="float" office:value="64" calcext:value-type="float">
            <text:p>64</text:p>
          </table:table-cell>
          <table:table-cell table:style-name="ce4" office:value-type="float" office:value="10" calcext:value-type="float">
            <text:p>10</text:p>
          </table:table-cell>
          <table:table-cell table:style-name="ce11" office:value-type="float" office:value="2" calcext:value-type="float">
            <text:p>2</text:p>
          </table:table-cell>
          <table:table-cell table:style-name="ce14" table:formula="of:=[.B10]*[.C10]" office:value-type="float" office:value="640" calcext:value-type="float">
            <text:p>640</text:p>
          </table:table-cell>
          <table:table-cell table:style-name="ce14" table:formula="of:=[.C10]*[.D10]" office:value-type="float" office:value="20" calcext:value-type="float">
            <text:p>20</text:p>
          </table:table-cell>
          <table:table-cell table:style-name="ce4" office:value-type="float" office:value="8" calcext:value-type="float">
            <text:p>8</text:p>
          </table:table-cell>
          <table:table-cell table:style-name="ce14" table:formula="of:=[.E10]-[.G10]" office:value-type="float" office:value="632" calcext:value-type="float">
            <text:p>632</text:p>
          </table:table-cell>
          <table:table-cell table:style-name="ce20" office:value-type="float" office:value="0.95" calcext:value-type="float">
            <text:p>0.950</text:p>
          </table:table-cell>
          <table:table-cell table:style-name="ce30" table:formula="of:=FLOOR([.I10]*[.H10])" office:value-type="float" office:value="600" calcext:value-type="float">
            <text:p>600</text:p>
          </table:table-cell>
          <table:table-cell table:style-name="ce9" office:value-type="float" office:value="2" calcext:value-type="float">
            <text:p>2</text:p>
          </table:table-cell>
          <table:table-cell table:style-name="ce14" table:formula="of:=[.D10]-[.K10]" office:value-type="float" office:value="0" calcext:value-type="float">
            <text:p>0</text:p>
          </table:table-cell>
          <table:table-cell table:style-name="ce9" office:value-type="float" office:value="3600" calcext:value-type="float">
            <text:p>3600</text:p>
          </table:table-cell>
          <table:table-cell table:style-name="ce14" table:formula="of:=[.M10]/3600*[.F10]*[.B10]" office:value-type="float" office:value="1280" calcext:value-type="float">
            <text:p>1280</text:p>
          </table:table-cell>
          <table:table-cell table:style-name="ce4" office:value-type="float" office:value="8" calcext:value-type="float">
            <text:p>8</text:p>
          </table:table-cell>
          <table:table-cell table:style-name="ce14" table:formula="of:=[.O10]*[.G10]" office:value-type="float" office:value="64" calcext:value-type="float">
            <text:p>64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10]/[.G10]" office:value-type="float" office:value="50" calcext:value-type="float">
            <text:p>50</text:p>
          </table:table-cell>
          <table:table-cell table:style-name="ce14" table:formula="of:=[.R10]/[.O10]" office:value-type="float" office:value="6.25" calcext:value-type="float">
            <text:p>6,2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14" table:formula="of:=[.T10]*[.S10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10])" office:value-type="string" office:string-value="scenarios/scenario_all_c8" calcext:value-type="string">
            <text:p>scenarios/scenario_all_c8</text:p>
          </table:table-cell>
          <table:table-cell table:style-name="ce9" table:formula="of:=FLOOR(([.M10]+20)/3600)" office:value-type="float" office:value="1" calcext:value-type="float">
            <text:p>1</text:p>
          </table:table-cell>
          <table:table-cell table:style-name="ce9" table:formula="of:=IF(FLOOR((([.M10]+20)-[.AG10]*3600)/60)&lt;10;CONCATENATE(&quot;0&quot;;FLOOR((([.M10]+20)-[.AG10]*3600)/60));FLOOR((([.M10]+20)-[.AG10]*3600)/60))" office:value-type="string" office:string-value="00" calcext:value-type="string">
            <text:p>00</text:p>
          </table:table-cell>
          <table:table-cell table:style-name="ce9" table:formula="of:=IF(FLOOR((([.M10]+20)-[.AG10]*3600-[.AH10]*60))&lt;10;CONCATENATE(&quot;0&quot;;FLOOR((([.M10]+20)-[.AG10]*3600-[.AH10]*60)));FLOOR((([.M10]+20)-[.AG10]*3600-[.AH10]*60)))" office:value-type="float" office:value="20" calcext:value-type="float">
            <text:p>20</text:p>
          </table:table-cell>
          <table:table-cell table:style-name="ce15" table:formula="of:=CONCATENATE(&quot;/home/fh2-project-sda/fj0219/mallob/&quot;;[.AF10];&quot; -c=&quot;;[.G10];&quot; -l=&quot;;TEXT([.I10];&quot;0.000&quot;);&quot; -t=&quot;;[.K10];&quot; -T=&quot;;[.M10];&quot; -lbc=&quot;;[.O10];&quot; -time-per-instance=&quot;;[.T10];&quot; -cpuh-per-instance=&quot;;[.U10];IF([.W10]=1;&quot; -derandomize&quot;;&quot; &quot;);&quot; -ba=&quot;;[.X10];&quot; -g=&quot;;[.Y10];&quot; -md=&quot;;[.Z10];&quot; -p=&quot;;[.AA10];&quot; -s=&quot;;[.AD10];&quot; -v=&quot;;[.AC10];IF([.AB10]=1;&quot; -q&quot;;&quot;&quot;);IF([.AE10]=1;&quot; -warmup&quot;;&quot;&quot;))" office:value-type="string" office:string-value="/home/fh2-project-sda/fj0219/mallob/scenarios/scenario_all_c8 -c=8 -l=0.950 -t=2 -T=3600 -lbc=8 -time-per-instance=0 -cpuh-per-instance=2 -derandomize -ba=4 -g=0 -md=0 -p=5 -s=1 -v=4 -q -warmup" calcext:value-type="string">
            <text:p>/home/fh2-project-sda/fj0219/mallob/scenarios/scenario_all_c8 -c=8 -l=0.950 -t=2 -T=3600 -lbc=8 -time-per-instance=0 -cpuh-per-instance=2 -derandomize -ba=4 -g=0 -md=0 -p=5 -s=1 -v=4 -q -warmup</text:p>
          </table:table-cell>
          <table:table-cell table:style-name="ce15" table:formula="of:=CONCATENATE(&quot;mallob_id&quot;;[.A10];&quot;_&quot;;[.B10];&quot;x&quot;;[.C10];&quot;x&quot;;[.D10];&quot;_&quot;;[.M10]+20;&quot;s&quot;)" office:value-type="string" office:string-value="mallob_id3008_64x10x2_3620s" calcext:value-type="string">
            <text:p>mallob_id3008_64x10x2_3620s</text:p>
          </table:table-cell>
          <table:table-cell table:style-name="ce15" table:formula="of:=CONCATENATE(&quot;#!/bin/bash&quot;;CHAR(10);&quot;#SBATCH --nodes=&quot;;[.B10];&quot;&quot;;CHAR(10);&quot;#SBATCH --ntasks=&quot;;[.E10];CHAR(10);&quot;#SBATCH --cpus-per-task=&quot;;[.D10];CHAR(10);&quot;#SBATCH --output=&quot;;[.AK10];&quot;_log&quot;;CHAR(10);&quot;#SBATCH --error=&quot;;[.AK10];&quot;_err&quot;;CHAR(10);&quot;#SBATCH --job-name=&quot;;[.AK10];CHAR(10);&quot;#SBATCH --partition=normal&quot;;CHAR(10);&quot;#SBATCH --time=&quot;;[.AG10];&quot;:&quot;;[.AH10];&quot;:&quot;;[.AI10];CHAR(10);&quot;mkdir -p /home/fh2-project-sda/fj0219/mallob//mallob_logs/&quot;;[.AK10];CHAR(10);&quot;echo logging into /home/fh2-project-sda/fj0219/mallob/mallob_logs/&quot;;[.AK10];CHAR(10);&quot;module load mpi/openmpi/3.1&quot;;CHAR(10);&quot;mpirun --bind-to core --map-by core -report-bindings /home/fh2-project-sda/fj0219/mallob//build/mallob &quot;;[.AJ10];&quot; -log=/home/fh2-project-sda/fj0219/mallob//mallob_logs/&quot;;[.AK10];CHAR(10);&quot;echo finished&quot;)" office:value-type="string" office:string-value="#!/bin/bash&#10;#SBATCH --nodes=64&#10;#SBATCH --ntasks=640&#10;#SBATCH --cpus-per-task=2&#10;#SBATCH --output=mallob_id3008_64x10x2_3620s_log&#10;#SBATCH --error=mallob_id3008_64x10x2_3620s_err&#10;#SBATCH --job-name=mallob_id3008_64x10x2_3620s&#10;#SBATCH --partition=normal&#10;#SBATCH --time=1:00:20&#10;mkdir -p /home/fh2-project-sda/fj0219/mallob//mallob_logs/mallob_id3008_64x10x2_3620s&#10;echo logging into /home/fh2-project-sda/fj0219/mallob/mallob_logs/mallob_id3008_64x10x2_3620s&#10;module load mpi/openmpi/3.1&#10;mpirun --bind-to core --map-by core -report-bindings /home/fh2-project-sda/fj0219/mallob//build/mallob /home/fh2-project-sda/fj0219/mallob/scenarios/scenario_all_c8 -c=8 -l=0.950 -t=2 -T=3600 -lbc=8 -time-per-instance=0 -cpuh-per-instance=2 -derandomize -ba=4 -g=0 -md=0 -p=5 -s=1 -v=4 -q -warmup -log=/home/fh2-project-sda/fj0219/mallob//mallob_logs/mallob_id3008_64x10x2_3620s&#10;echo finished" calcext:value-type="string">
            <text:p>#!/bin/bash</text:p>
            <text:p>#SBATCH --nodes=64</text:p>
            <text:p>#SBATCH --ntasks=640</text:p>
            <text:p>#SBATCH --cpus-per-task=2</text:p>
            <text:p>#SBATCH --output=mallob_id3008_64x10x2_3620s_log</text:p>
            <text:p>#SBATCH --error=mallob_id3008_64x10x2_3620s_err</text:p>
            <text:p>#SBATCH --job-name=mallob_id3008_64x10x2_3620s</text:p>
            <text:p>#SBATCH --partition=normal</text:p>
            <text:p>#SBATCH --time=1:00:20</text:p>
            <text:p>mkdir -p /home/fh2-project-sda/fj0219/mallob//mallob_logs/mallob_id3008_64x10x2_3620s</text:p>
            <text:p>echo logging into /home/fh2-project-sda/fj0219/mallob/mallob_logs/mallob_id3008_64x10x2_3620s</text:p>
            <text:p>module load mpi/openmpi/3.1</text:p>
            <text:p>mpirun --bind-to core --map-by core -report-bindings /home/fh2-project-sda/fj0219/mallob//build/mallob /home/fh2-project-sda/fj0219/mallob/scenarios/scenario_all_c8 -c=8 -l=0.950 -t=2 -T=3600 -lbc=8 -time-per-instance=0 -cpuh-per-instance=2 -derandomize -ba=4 -g=0 -md=0 -p=5 -s=1 -v=4 -q -warmup -log=/home/fh2-project-sda/fj0219/mallob//mallob_logs/mallob_id3008_64x10x2_3620s</text:p>
            <text:p>echo finished</text:p>
          </table:table-cell>
        </table:table-row>
        <table:table-row table:style-name="ro2">
          <table:table-cell table:style-name="ce4" office:value-type="float" office:value="3009" calcext:value-type="float">
            <text:p>3009</text:p>
          </table:table-cell>
          <table:table-cell table:style-name="ce10" office:value-type="float" office:value="128" calcext:value-type="float">
            <text:p>128</text:p>
          </table:table-cell>
          <table:table-cell table:style-name="ce4" office:value-type="float" office:value="10" calcext:value-type="float">
            <text:p>10</text:p>
          </table:table-cell>
          <table:table-cell table:style-name="ce11" office:value-type="float" office:value="2" calcext:value-type="float">
            <text:p>2</text:p>
          </table:table-cell>
          <table:table-cell table:style-name="ce14" table:formula="of:=[.B11]*[.C11]" office:value-type="float" office:value="1280" calcext:value-type="float">
            <text:p>1280</text:p>
          </table:table-cell>
          <table:table-cell table:style-name="ce14" table:formula="of:=[.C11]*[.D11]" office:value-type="float" office:value="20" calcext:value-type="float">
            <text:p>20</text:p>
          </table:table-cell>
          <table:table-cell table:style-name="ce4" office:value-type="float" office:value="16" calcext:value-type="float">
            <text:p>16</text:p>
          </table:table-cell>
          <table:table-cell table:style-name="ce14" table:formula="of:=[.E11]-[.G11]" office:value-type="float" office:value="1264" calcext:value-type="float">
            <text:p>1264</text:p>
          </table:table-cell>
          <table:table-cell table:style-name="ce20" office:value-type="float" office:value="0.95" calcext:value-type="float">
            <text:p>0.950</text:p>
          </table:table-cell>
          <table:table-cell table:style-name="ce30" table:formula="of:=FLOOR([.I11]*[.H11])" office:value-type="float" office:value="1200" calcext:value-type="float">
            <text:p>1200</text:p>
          </table:table-cell>
          <table:table-cell table:style-name="ce9" office:value-type="float" office:value="2" calcext:value-type="float">
            <text:p>2</text:p>
          </table:table-cell>
          <table:table-cell table:style-name="ce14" table:formula="of:=[.D11]-[.K11]" office:value-type="float" office:value="0" calcext:value-type="float">
            <text:p>0</text:p>
          </table:table-cell>
          <table:table-cell table:style-name="ce9" office:value-type="float" office:value="3600" calcext:value-type="float">
            <text:p>3600</text:p>
          </table:table-cell>
          <table:table-cell table:style-name="ce14" table:formula="of:=[.M11]/3600*[.F11]*[.B11]" office:value-type="float" office:value="2560" calcext:value-type="float">
            <text:p>2560</text:p>
          </table:table-cell>
          <table:table-cell table:style-name="ce4" office:value-type="float" office:value="8" calcext:value-type="float">
            <text:p>8</text:p>
          </table:table-cell>
          <table:table-cell table:style-name="ce14" table:formula="of:=[.O11]*[.G11]" office:value-type="float" office:value="128" calcext:value-type="float">
            <text:p>128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11]/[.G11]" office:value-type="float" office:value="25" calcext:value-type="float">
            <text:p>25</text:p>
          </table:table-cell>
          <table:table-cell table:style-name="ce14" table:formula="of:=[.R11]/[.O11]" office:value-type="float" office:value="3.125" calcext:value-type="float">
            <text:p>3,12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14" table:formula="of:=[.T11]*[.S11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11])" office:value-type="string" office:string-value="scenarios/scenario_all_c16" calcext:value-type="string">
            <text:p>scenarios/scenario_all_c16</text:p>
          </table:table-cell>
          <table:table-cell table:style-name="ce9" table:formula="of:=FLOOR(([.M11]+20)/3600)" office:value-type="float" office:value="1" calcext:value-type="float">
            <text:p>1</text:p>
          </table:table-cell>
          <table:table-cell table:style-name="ce9" table:formula="of:=IF(FLOOR((([.M11]+20)-[.AG11]*3600)/60)&lt;10;CONCATENATE(&quot;0&quot;;FLOOR((([.M11]+20)-[.AG11]*3600)/60));FLOOR((([.M11]+20)-[.AG11]*3600)/60))" office:value-type="string" office:string-value="00" calcext:value-type="string">
            <text:p>00</text:p>
          </table:table-cell>
          <table:table-cell table:style-name="ce9" table:formula="of:=IF(FLOOR((([.M11]+20)-[.AG11]*3600-[.AH11]*60))&lt;10;CONCATENATE(&quot;0&quot;;FLOOR((([.M11]+20)-[.AG11]*3600-[.AH11]*60)));FLOOR((([.M11]+20)-[.AG11]*3600-[.AH11]*60)))" office:value-type="float" office:value="20" calcext:value-type="float">
            <text:p>20</text:p>
          </table:table-cell>
          <table:table-cell table:style-name="ce15" table:formula="of:=CONCATENATE(&quot;/home/fh2-project-sda/fj0219/mallob/&quot;;[.AF11];&quot; -c=&quot;;[.G11];&quot; -l=&quot;;TEXT([.I11];&quot;0.000&quot;);&quot; -t=&quot;;[.K11];&quot; -T=&quot;;[.M11];&quot; -lbc=&quot;;[.O11];&quot; -time-per-instance=&quot;;[.T11];&quot; -cpuh-per-instance=&quot;;[.U11];IF([.W11]=1;&quot; -derandomize&quot;;&quot; &quot;);&quot; -ba=&quot;;[.X11];&quot; -g=&quot;;[.Y11];&quot; -md=&quot;;[.Z11];&quot; -p=&quot;;[.AA11];&quot; -s=&quot;;[.AD11];&quot; -v=&quot;;[.AC11];IF([.AB11]=1;&quot; -q&quot;;&quot;&quot;);IF([.AE11]=1;&quot; -warmup&quot;;&quot;&quot;))" office:value-type="string" office:string-value="/home/fh2-project-sda/fj0219/mallob/scenarios/scenario_all_c16 -c=16 -l=0.950 -t=2 -T=3600 -lbc=8 -time-per-instance=0 -cpuh-per-instance=2 -derandomize -ba=4 -g=0 -md=0 -p=5 -s=1 -v=4 -q -warmup" calcext:value-type="string">
            <text:p>/home/fh2-project-sda/fj0219/mallob/scenarios/scenario_all_c16 -c=16 -l=0.950 -t=2 -T=3600 -lbc=8 -time-per-instance=0 -cpuh-per-instance=2 -derandomize -ba=4 -g=0 -md=0 -p=5 -s=1 -v=4 -q -warmup</text:p>
          </table:table-cell>
          <table:table-cell table:style-name="ce15" table:formula="of:=CONCATENATE(&quot;mallob_id&quot;;[.A11];&quot;_&quot;;[.B11];&quot;x&quot;;[.C11];&quot;x&quot;;[.D11];&quot;_&quot;;[.M11]+20;&quot;s&quot;)" office:value-type="string" office:string-value="mallob_id3009_128x10x2_3620s" calcext:value-type="string">
            <text:p>mallob_id3009_128x10x2_3620s</text:p>
          </table:table-cell>
          <table:table-cell table:style-name="ce15" table:formula="of:=CONCATENATE(&quot;#!/bin/bash&quot;;CHAR(10);&quot;#SBATCH --nodes=&quot;;[.B11];&quot;&quot;;CHAR(10);&quot;#SBATCH --ntasks=&quot;;[.E11];CHAR(10);&quot;#SBATCH --cpus-per-task=&quot;;[.D11];CHAR(10);&quot;#SBATCH --output=&quot;;[.AK11];&quot;_log&quot;;CHAR(10);&quot;#SBATCH --error=&quot;;[.AK11];&quot;_err&quot;;CHAR(10);&quot;#SBATCH --job-name=&quot;;[.AK11];CHAR(10);&quot;#SBATCH --partition=normal&quot;;CHAR(10);&quot;#SBATCH --time=&quot;;[.AG11];&quot;:&quot;;[.AH11];&quot;:&quot;;[.AI11];CHAR(10);&quot;mkdir -p /home/fh2-project-sda/fj0219/mallob//mallob_logs/&quot;;[.AK11];CHAR(10);&quot;echo logging into /home/fh2-project-sda/fj0219/mallob/mallob_logs/&quot;;[.AK11];CHAR(10);&quot;module load mpi/openmpi/3.1&quot;;CHAR(10);&quot;mpirun --bind-to core --map-by core -report-bindings /home/fh2-project-sda/fj0219/mallob//build/mallob &quot;;[.AJ11];&quot; -log=/home/fh2-project-sda/fj0219/mallob//mallob_logs/&quot;;[.AK11];CHAR(10);&quot;echo finished&quot;)" office:value-type="string" office:string-value="#!/bin/bash&#10;#SBATCH --nodes=128&#10;#SBATCH --ntasks=1280&#10;#SBATCH --cpus-per-task=2&#10;#SBATCH --output=mallob_id3009_128x10x2_3620s_log&#10;#SBATCH --error=mallob_id3009_128x10x2_3620s_err&#10;#SBATCH --job-name=mallob_id3009_128x10x2_3620s&#10;#SBATCH --partition=normal&#10;#SBATCH --time=1:00:20&#10;mkdir -p /home/fh2-project-sda/fj0219/mallob//mallob_logs/mallob_id3009_128x10x2_3620s&#10;echo logging into /home/fh2-project-sda/fj0219/mallob/mallob_logs/mallob_id3009_128x10x2_3620s&#10;module load mpi/openmpi/3.1&#10;mpirun --bind-to core --map-by core -report-bindings /home/fh2-project-sda/fj0219/mallob//build/mallob /home/fh2-project-sda/fj0219/mallob/scenarios/scenario_all_c16 -c=16 -l=0.950 -t=2 -T=3600 -lbc=8 -time-per-instance=0 -cpuh-per-instance=2 -derandomize -ba=4 -g=0 -md=0 -p=5 -s=1 -v=4 -q -warmup -log=/home/fh2-project-sda/fj0219/mallob//mallob_logs/mallob_id3009_128x10x2_3620s&#10;echo finished" calcext:value-type="string">
            <text:p>#!/bin/bash</text:p>
            <text:p>#SBATCH --nodes=128</text:p>
            <text:p>#SBATCH --ntasks=1280</text:p>
            <text:p>#SBATCH --cpus-per-task=2</text:p>
            <text:p>#SBATCH --output=mallob_id3009_128x10x2_3620s_log</text:p>
            <text:p>#SBATCH --error=mallob_id3009_128x10x2_3620s_err</text:p>
            <text:p>#SBATCH --job-name=mallob_id3009_128x10x2_3620s</text:p>
            <text:p>#SBATCH --partition=normal</text:p>
            <text:p>#SBATCH --time=1:00:20</text:p>
            <text:p>mkdir -p /home/fh2-project-sda/fj0219/mallob//mallob_logs/mallob_id3009_128x10x2_3620s</text:p>
            <text:p>echo logging into /home/fh2-project-sda/fj0219/mallob/mallob_logs/mallob_id3009_128x10x2_3620s</text:p>
            <text:p>module load mpi/openmpi/3.1</text:p>
            <text:p>mpirun --bind-to core --map-by core -report-bindings /home/fh2-project-sda/fj0219/mallob//build/mallob /home/fh2-project-sda/fj0219/mallob/scenarios/scenario_all_c16 -c=16 -l=0.950 -t=2 -T=3600 -lbc=8 -time-per-instance=0 -cpuh-per-instance=2 -derandomize -ba=4 -g=0 -md=0 -p=5 -s=1 -v=4 -q -warmup -log=/home/fh2-project-sda/fj0219/mallob//mallob_logs/mallob_id3009_128x10x2_3620s</text:p>
            <text:p>echo finished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35"/>
        </table:table-row>
        <table:table-row table:style-name="ro3">
          <table:table-cell table:number-columns-repeated="2"/>
          <table:table-cell table:style-name="Default"/>
          <table:table-cell table:number-columns-repeated="10"/>
          <table:table-cell table:style-name="ce23" table:formula="of:=SUM([.N2:.N13])" office:value-type="float" office:value="9920" calcext:value-type="float">
            <text:p>9920</text:p>
          </table:table-cell>
          <table:table-cell table:style-name="ce23" office:value-type="string" calcext:value-type="string">
            <text:p>CPUh requested</text:p>
          </table:table-cell>
          <table:table-cell table:number-columns-repeated="23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35"/>
        </table:table-row>
        <table:table-row table:style-name="ro4">
          <table:table-cell table:style-name="ce5" office:value-type="string" calcext:value-type="string" table:number-columns-spanned="26" table:number-rows-spanned="1">
            <text:p>Stress test: How does the system scale with a large number of processes?</text:p>
            <text:p>Weak scaling (number of clients scales together with number of nodes).</text:p>
            <text:p>Evaluate behaviour regarding latencies, job growth, load balancing durations, job communication, ...</text:p>
            <text:p>Greedy and agile configuration: Two CPUs/process, no CPU "free" for communication, jobs timeout after 2CPUh used</text:p>
          </table:table-cell>
          <table:covered-table-cell/>
          <table:covered-table-cell table:style-name="Default"/>
          <table:covered-table-cell table:number-columns-repeated="23"/>
          <table:table-cell table:number-columns-repeated="12"/>
        </table:table-row>
        <table:table-row table:style-name="ro1" table:number-rows-repeated="6">
          <table:table-cell table:number-columns-repeated="2"/>
          <table:table-cell table:style-name="Default"/>
          <table:table-cell table:number-columns-repeated="35"/>
        </table:table-row>
        <table:table-row table:style-name="ro1" table:number-rows-repeated="1048552">
          <table:table-cell table:number-columns-repeated="38"/>
        </table:table-row>
        <table:table-row table:style-name="ro1">
          <table:table-cell table:number-columns-repeated="3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121" number:language="en" number:country="US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0">00.00.0000</text:date>, <text:time style:data-style-name="N2" text:time-value="11:05:59.09111061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9T10:35:57.122211293</meta:creation-date>
    <dc:date>2019-12-20T11:06:58.167925191</dc:date>
    <meta:editing-duration>PT5H38M40S</meta:editing-duration>
    <meta:editing-cycles>49</meta:editing-cycles>
    <meta:generator>LibreOffice/6.0.7.3$Linux_X86_64 LibreOffice_project/00m0$Build-3</meta:generator>
    <meta:document-statistic meta:table-count="3" meta:cell-count="1339" meta:object-count="0"/>
  </office:meta>
</office:document-meta>
</file>